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6.17mm"/>
    </style:style>
    <style:style style:name="co3" style:family="table-column">
      <style:table-column-properties fo:break-before="auto" style:column-width="140.49mm"/>
    </style:style>
    <style:style style:name="co4" style:family="table-column">
      <style:table-column-properties fo:break-before="auto" style:column-width="35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9.77mm" fo:break-before="auto" style:use-optimal-row-height="true"/>
    </style:style>
    <style:style style:name="ro5" style:family="table-row">
      <style:table-row-properties style:row-height="14.45mm" fo:break-before="auto" style:use-optimal-row-height="true"/>
    </style:style>
    <style:style style:name="ro6" style:family="table-row">
      <style:table-row-properties style:row-height="28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410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411" style:family="table-cell" style:parent-style-name="Default">
      <style:table-cell-properties fo:border="0.06pt solid #000000"/>
      <style:text-properties style:text-position=""/>
    </style:style>
    <style:style style:name="ce412" style:family="table-cell" style:parent-style-name="Default" style:data-style-name="N100">
      <style:text-properties style:text-position=""/>
      <style:map style:condition="cell-content()=y" style:apply-style-name="Bez_20_tytułu3" style:base-cell-address="Arkusz2.I9"/>
    </style:style>
    <style:style style:name="ce413" style:family="table-cell" style:parent-style-name="Default">
      <style:text-properties style:text-position=""/>
    </style:style>
    <style:style style:name="ce414" style:family="table-cell" style:parent-style-name="Default">
      <style:text-properties style:text-position=""/>
      <style:map style:condition="cell-content()=&quot;tww&quot;" style:apply-style-name="Bez_20_tytułu3" style:base-cell-address="Arkusz2.J10"/>
      <style:map style:condition="cell-content()=10" style:apply-style-name="Bez_20_tytułu4" style:base-cell-address="Arkusz2.J10"/>
    </style:style>
    <style:style style:name="ce415" style:family="table-cell" style:parent-style-name="Default">
      <style:text-properties style:text-position=""/>
      <style:map style:condition="cell-content()=[$Arkusz2.$J$10]" style:apply-style-name="Default" style:base-cell-address="Arkusz2.K1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1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2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3"/>
      <style:map style:condition="cell-content()=&quot;no pass&quot;" style:apply-style-name="no_20_pass" style:base-cell-address="Carcassone.D3"/>
    </style:style>
    <style:style style:name="ce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"/>
      <style:map style:condition="cell-content()=&quot;no pass&quot;" style:apply-style-name="no_20_pass" style:base-cell-address="Carcassone.D17"/>
    </style:style>
    <style:style style:name="ce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8"/>
      <style:map style:condition="cell-content()=&quot;no pass&quot;" style:apply-style-name="no_20_pass" style:base-cell-address="Carcassone.D18"/>
    </style:style>
    <style:style style:name="ce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9"/>
      <style:map style:condition="cell-content()=&quot;no pass&quot;" style:apply-style-name="no_20_pass" style:base-cell-address="Carcassone.D19"/>
    </style:style>
    <style:style style:name="ce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0"/>
      <style:map style:condition="cell-content()=&quot;no pass&quot;" style:apply-style-name="no_20_pass" style:base-cell-address="Carcassone.D20"/>
    </style:style>
    <style:style style:name="ce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"/>
      <style:map style:condition="cell-content()=&quot;no pass&quot;" style:apply-style-name="no_20_pass" style:base-cell-address="Carcassone.D21"/>
    </style:style>
    <style:style style:name="ce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"/>
      <style:map style:condition="cell-content()=&quot;no pass&quot;" style:apply-style-name="no_20_pass" style:base-cell-address="Carcassone.D22"/>
    </style:style>
    <style:style style:name="ce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8"/>
      <style:map style:condition="cell-content()=&quot;no pass&quot;" style:apply-style-name="no_20_pass" style:base-cell-address="Carcassone.D28"/>
    </style:style>
    <style:style style:name="ce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9"/>
      <style:map style:condition="cell-content()=&quot;no pass&quot;" style:apply-style-name="no_20_pass" style:base-cell-address="Carcassone.D29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0"/>
      <style:map style:condition="cell-content()=&quot;no pass&quot;" style:apply-style-name="no_20_pass" style:base-cell-address="Carcassone.D3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1"/>
      <style:map style:condition="cell-content()=&quot;no pass&quot;" style:apply-style-name="no_20_pass" style:base-cell-address="Carcassone.D31"/>
    </style:style>
    <style:style style:name="ce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2"/>
      <style:map style:condition="cell-content()=&quot;no pass&quot;" style:apply-style-name="no_20_pass" style:base-cell-address="Carcassone.D32"/>
    </style:style>
    <style:style style:name="ce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3"/>
      <style:map style:condition="cell-content()=&quot;no pass&quot;" style:apply-style-name="no_20_pass" style:base-cell-address="Carcassone.D33"/>
    </style:style>
    <style:style style:name="ce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9"/>
      <style:map style:condition="cell-content()=&quot;no pass&quot;" style:apply-style-name="no_20_pass" style:base-cell-address="Carcassone.D39"/>
    </style:style>
    <style:style style:name="ce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0"/>
      <style:map style:condition="cell-content()=&quot;no pass&quot;" style:apply-style-name="no_20_pass" style:base-cell-address="Carcassone.D40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"/>
      <style:map style:condition="cell-content()=&quot;no pass&quot;" style:apply-style-name="no_20_pass" style:base-cell-address="Carcassone.D41"/>
    </style:style>
    <style:style style:name="ce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2"/>
      <style:map style:condition="cell-content()=&quot;no pass&quot;" style:apply-style-name="no_20_pass" style:base-cell-address="Carcassone.D42"/>
    </style:style>
    <style:style style:name="ce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"/>
      <style:map style:condition="cell-content()=&quot;no pass&quot;" style:apply-style-name="no_20_pass" style:base-cell-address="Carcassone.D43"/>
    </style:style>
    <style:style style:name="ce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4"/>
      <style:map style:condition="cell-content()=&quot;no pass&quot;" style:apply-style-name="no_20_pass" style:base-cell-address="Carcassone.D44"/>
    </style:style>
    <style:style style:name="ce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50"/>
      <style:map style:condition="cell-content()=&quot;no pass&quot;" style:apply-style-name="no_20_pass" style:base-cell-address="Carcassone.D50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51"/>
      <style:map style:condition="cell-content()=&quot;no pass&quot;" style:apply-style-name="no_20_pass" style:base-cell-address="Carcassone.D51"/>
    </style:style>
    <style:style style:name="ce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52"/>
      <style:map style:condition="cell-content()=&quot;no pass&quot;" style:apply-style-name="no_20_pass" style:base-cell-address="Carcassone.D52"/>
    </style:style>
    <style:style style:name="ce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53"/>
      <style:map style:condition="cell-content()=&quot;no pass&quot;" style:apply-style-name="no_20_pass" style:base-cell-address="Carcassone.D53"/>
    </style:style>
    <style:style style:name="ce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54"/>
      <style:map style:condition="cell-content()=&quot;no pass&quot;" style:apply-style-name="no_20_pass" style:base-cell-address="Carcassone.D54"/>
    </style:style>
    <style:style style:name="ce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55"/>
      <style:map style:condition="cell-content()=&quot;no pass&quot;" style:apply-style-name="no_20_pass" style:base-cell-address="Carcassone.D55"/>
    </style:style>
    <style:style style:name="ce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61"/>
      <style:map style:condition="cell-content()=&quot;no pass&quot;" style:apply-style-name="no_20_pass" style:base-cell-address="Carcassone.D61"/>
    </style:style>
    <style:style style:name="ce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62"/>
      <style:map style:condition="cell-content()=&quot;no pass&quot;" style:apply-style-name="no_20_pass" style:base-cell-address="Carcassone.D62"/>
    </style:style>
    <style:style style:name="ce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68"/>
      <style:map style:condition="cell-content()=&quot;no pass&quot;" style:apply-style-name="no_20_pass" style:base-cell-address="Carcassone.D68"/>
    </style:style>
    <style:style style:name="ce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69"/>
      <style:map style:condition="cell-content()=&quot;no pass&quot;" style:apply-style-name="no_20_pass" style:base-cell-address="Carcassone.D69"/>
    </style:style>
    <style:style style:name="ce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75"/>
      <style:map style:condition="cell-content()=&quot;no pass&quot;" style:apply-style-name="no_20_pass" style:base-cell-address="Carcassone.D75"/>
    </style:style>
    <style:style style:name="ce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76"/>
      <style:map style:condition="cell-content()=&quot;no pass&quot;" style:apply-style-name="no_20_pass" style:base-cell-address="Carcassone.D76"/>
    </style:style>
    <style:style style:name="ce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77"/>
      <style:map style:condition="cell-content()=&quot;no pass&quot;" style:apply-style-name="no_20_pass" style:base-cell-address="Carcassone.D77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83"/>
      <style:map style:condition="cell-content()=&quot;no pass&quot;" style:apply-style-name="no_20_pass" style:base-cell-address="Carcassone.D83"/>
    </style:style>
    <style:style style:name="ce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84"/>
      <style:map style:condition="cell-content()=&quot;no pass&quot;" style:apply-style-name="no_20_pass" style:base-cell-address="Carcassone.D84"/>
    </style:style>
    <style:style style:name="ce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90"/>
      <style:map style:condition="cell-content()=&quot;no pass&quot;" style:apply-style-name="no_20_pass" style:base-cell-address="Carcassone.D90"/>
    </style:style>
    <style:style style:name="ce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91"/>
      <style:map style:condition="cell-content()=&quot;no pass&quot;" style:apply-style-name="no_20_pass" style:base-cell-address="Carcassone.D91"/>
    </style:style>
    <style:style style:name="ce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92"/>
      <style:map style:condition="cell-content()=&quot;no pass&quot;" style:apply-style-name="no_20_pass" style:base-cell-address="Carcassone.D92"/>
    </style:style>
    <style:style style:name="ce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98"/>
      <style:map style:condition="cell-content()=&quot;no pass&quot;" style:apply-style-name="no_20_pass" style:base-cell-address="Carcassone.D98"/>
    </style:style>
    <style:style style:name="ce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99"/>
      <style:map style:condition="cell-content()=&quot;no pass&quot;" style:apply-style-name="no_20_pass" style:base-cell-address="Carcassone.D99"/>
    </style:style>
    <style:style style:name="ce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05"/>
      <style:map style:condition="cell-content()=&quot;no pass&quot;" style:apply-style-name="no_20_pass" style:base-cell-address="Carcassone.D105"/>
    </style:style>
    <style:style style:name="ce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06"/>
      <style:map style:condition="cell-content()=&quot;no pass&quot;" style:apply-style-name="no_20_pass" style:base-cell-address="Carcassone.D106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07"/>
      <style:map style:condition="cell-content()=&quot;no pass&quot;" style:apply-style-name="no_20_pass" style:base-cell-address="Carcassone.D107"/>
    </style:style>
    <style:style style:name="ce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13"/>
      <style:map style:condition="cell-content()=&quot;no pass&quot;" style:apply-style-name="no_20_pass" style:base-cell-address="Carcassone.D113"/>
    </style:style>
    <style:style style:name="ce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14"/>
      <style:map style:condition="cell-content()=&quot;no pass&quot;" style:apply-style-name="no_20_pass" style:base-cell-address="Carcassone.D114"/>
    </style:style>
    <style:style style:name="ce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15"/>
      <style:map style:condition="cell-content()=&quot;no pass&quot;" style:apply-style-name="no_20_pass" style:base-cell-address="Carcassone.D115"/>
    </style:style>
    <style:style style:name="ce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16"/>
      <style:map style:condition="cell-content()=&quot;no pass&quot;" style:apply-style-name="no_20_pass" style:base-cell-address="Carcassone.D116"/>
    </style:style>
    <style:style style:name="ce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22"/>
      <style:map style:condition="cell-content()=&quot;no pass&quot;" style:apply-style-name="no_20_pass" style:base-cell-address="Carcassone.D122"/>
    </style:style>
    <style:style style:name="ce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23"/>
      <style:map style:condition="cell-content()=&quot;no pass&quot;" style:apply-style-name="no_20_pass" style:base-cell-address="Carcassone.D123"/>
    </style:style>
    <style:style style:name="ce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24"/>
      <style:map style:condition="cell-content()=&quot;no pass&quot;" style:apply-style-name="no_20_pass" style:base-cell-address="Carcassone.D124"/>
    </style:style>
    <style:style style:name="ce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30"/>
      <style:map style:condition="cell-content()=&quot;no pass&quot;" style:apply-style-name="no_20_pass" style:base-cell-address="Carcassone.D130"/>
    </style:style>
    <style:style style:name="ce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31"/>
      <style:map style:condition="cell-content()=&quot;no pass&quot;" style:apply-style-name="no_20_pass" style:base-cell-address="Carcassone.D131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32"/>
      <style:map style:condition="cell-content()=&quot;no pass&quot;" style:apply-style-name="no_20_pass" style:base-cell-address="Carcassone.D132"/>
    </style:style>
    <style:style style:name="ce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33"/>
      <style:map style:condition="cell-content()=&quot;no pass&quot;" style:apply-style-name="no_20_pass" style:base-cell-address="Carcassone.D133"/>
    </style:style>
    <style:style style:name="ce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39"/>
      <style:map style:condition="cell-content()=&quot;no pass&quot;" style:apply-style-name="no_20_pass" style:base-cell-address="Carcassone.D139"/>
    </style:style>
    <style:style style:name="ce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40"/>
      <style:map style:condition="cell-content()=&quot;no pass&quot;" style:apply-style-name="no_20_pass" style:base-cell-address="Carcassone.D140"/>
    </style:style>
    <style:style style:name="ce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41"/>
      <style:map style:condition="cell-content()=&quot;no pass&quot;" style:apply-style-name="no_20_pass" style:base-cell-address="Carcassone.D141"/>
    </style:style>
    <style:style style:name="ce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42"/>
      <style:map style:condition="cell-content()=&quot;no pass&quot;" style:apply-style-name="no_20_pass" style:base-cell-address="Carcassone.D142"/>
    </style:style>
    <style:style style:name="ce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48"/>
      <style:map style:condition="cell-content()=&quot;no pass&quot;" style:apply-style-name="no_20_pass" style:base-cell-address="Carcassone.D148"/>
    </style:style>
    <style:style style:name="ce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49"/>
      <style:map style:condition="cell-content()=&quot;no pass&quot;" style:apply-style-name="no_20_pass" style:base-cell-address="Carcassone.D149"/>
    </style:style>
    <style:style style:name="ce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50"/>
      <style:map style:condition="cell-content()=&quot;no pass&quot;" style:apply-style-name="no_20_pass" style:base-cell-address="Carcassone.D150"/>
    </style:style>
    <style:style style:name="ce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51"/>
      <style:map style:condition="cell-content()=&quot;no pass&quot;" style:apply-style-name="no_20_pass" style:base-cell-address="Carcassone.D151"/>
    </style:style>
    <style:style style:name="ce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57"/>
      <style:map style:condition="cell-content()=&quot;no pass&quot;" style:apply-style-name="no_20_pass" style:base-cell-address="Carcassone.D157"/>
    </style:style>
    <style:style style:name="ce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58"/>
      <style:map style:condition="cell-content()=&quot;no pass&quot;" style:apply-style-name="no_20_pass" style:base-cell-address="Carcassone.D158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59"/>
      <style:map style:condition="cell-content()=&quot;no pass&quot;" style:apply-style-name="no_20_pass" style:base-cell-address="Carcassone.D159"/>
    </style:style>
    <style:style style:name="ce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60"/>
      <style:map style:condition="cell-content()=&quot;no pass&quot;" style:apply-style-name="no_20_pass" style:base-cell-address="Carcassone.D160"/>
    </style:style>
    <style:style style:name="ce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66"/>
      <style:map style:condition="cell-content()=&quot;no pass&quot;" style:apply-style-name="no_20_pass" style:base-cell-address="Carcassone.D166"/>
    </style:style>
    <style:style style:name="ce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67"/>
      <style:map style:condition="cell-content()=&quot;no pass&quot;" style:apply-style-name="no_20_pass" style:base-cell-address="Carcassone.D167"/>
    </style:style>
    <style:style style:name="ce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3"/>
      <style:map style:condition="cell-content()=&quot;no pass&quot;" style:apply-style-name="no_20_pass" style:base-cell-address="Carcassone.D173"/>
    </style:style>
    <style:style style:name="ce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4"/>
      <style:map style:condition="cell-content()=&quot;no pass&quot;" style:apply-style-name="no_20_pass" style:base-cell-address="Carcassone.D174"/>
    </style:style>
    <style:style style:name="ce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5"/>
      <style:map style:condition="cell-content()=&quot;no pass&quot;" style:apply-style-name="no_20_pass" style:base-cell-address="Carcassone.D175"/>
    </style:style>
    <style:style style:name="ce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6"/>
      <style:map style:condition="cell-content()=&quot;no pass&quot;" style:apply-style-name="no_20_pass" style:base-cell-address="Carcassone.D176"/>
    </style:style>
    <style:style style:name="ce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7"/>
      <style:map style:condition="cell-content()=&quot;no pass&quot;" style:apply-style-name="no_20_pass" style:base-cell-address="Carcassone.D177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8"/>
      <style:map style:condition="cell-content()=&quot;no pass&quot;" style:apply-style-name="no_20_pass" style:base-cell-address="Carcassone.D178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79"/>
      <style:map style:condition="cell-content()=&quot;no pass&quot;" style:apply-style-name="no_20_pass" style:base-cell-address="Carcassone.D179"/>
    </style:style>
    <style:style style:name="ce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85"/>
      <style:map style:condition="cell-content()=&quot;no pass&quot;" style:apply-style-name="no_20_pass" style:base-cell-address="Carcassone.D185"/>
    </style:style>
    <style:style style:name="ce1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86"/>
      <style:map style:condition="cell-content()=&quot;no pass&quot;" style:apply-style-name="no_20_pass" style:base-cell-address="Carcassone.D186"/>
    </style:style>
    <style:style style:name="ce1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87"/>
      <style:map style:condition="cell-content()=&quot;no pass&quot;" style:apply-style-name="no_20_pass" style:base-cell-address="Carcassone.D187"/>
    </style:style>
    <style:style style:name="ce1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88"/>
      <style:map style:condition="cell-content()=&quot;no pass&quot;" style:apply-style-name="no_20_pass" style:base-cell-address="Carcassone.D188"/>
    </style:style>
    <style:style style:name="ce1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89"/>
      <style:map style:condition="cell-content()=&quot;no pass&quot;" style:apply-style-name="no_20_pass" style:base-cell-address="Carcassone.D189"/>
    </style:style>
    <style:style style:name="ce1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90"/>
      <style:map style:condition="cell-content()=&quot;no pass&quot;" style:apply-style-name="no_20_pass" style:base-cell-address="Carcassone.D190"/>
    </style:style>
    <style:style style:name="ce1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91"/>
      <style:map style:condition="cell-content()=&quot;no pass&quot;" style:apply-style-name="no_20_pass" style:base-cell-address="Carcassone.D191"/>
    </style:style>
    <style:style style:name="ce1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97"/>
      <style:map style:condition="cell-content()=&quot;no pass&quot;" style:apply-style-name="no_20_pass" style:base-cell-address="Carcassone.D197"/>
    </style:style>
    <style:style style:name="ce1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98"/>
      <style:map style:condition="cell-content()=&quot;no pass&quot;" style:apply-style-name="no_20_pass" style:base-cell-address="Carcassone.D198"/>
    </style:style>
    <style:style style:name="ce1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99"/>
      <style:map style:condition="cell-content()=&quot;no pass&quot;" style:apply-style-name="no_20_pass" style:base-cell-address="Carcassone.D199"/>
    </style:style>
    <style:style style:name="ce1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00"/>
      <style:map style:condition="cell-content()=&quot;no pass&quot;" style:apply-style-name="no_20_pass" style:base-cell-address="Carcassone.D200"/>
    </style:style>
    <style:style style:name="ce11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01"/>
      <style:map style:condition="cell-content()=&quot;no pass&quot;" style:apply-style-name="no_20_pass" style:base-cell-address="Carcassone.D201"/>
    </style:style>
    <style:style style:name="ce1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02"/>
      <style:map style:condition="cell-content()=&quot;no pass&quot;" style:apply-style-name="no_20_pass" style:base-cell-address="Carcassone.D202"/>
    </style:style>
    <style:style style:name="ce11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03"/>
      <style:map style:condition="cell-content()=&quot;no pass&quot;" style:apply-style-name="no_20_pass" style:base-cell-address="Carcassone.D203"/>
    </style:style>
    <style:style style:name="ce11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09"/>
      <style:map style:condition="cell-content()=&quot;no pass&quot;" style:apply-style-name="no_20_pass" style:base-cell-address="Carcassone.D209"/>
    </style:style>
    <style:style style:name="ce11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0"/>
      <style:map style:condition="cell-content()=&quot;no pass&quot;" style:apply-style-name="no_20_pass" style:base-cell-address="Carcassone.D210"/>
    </style:style>
    <style:style style:name="ce1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1"/>
      <style:map style:condition="cell-content()=&quot;no pass&quot;" style:apply-style-name="no_20_pass" style:base-cell-address="Carcassone.D211"/>
    </style:style>
    <style:style style:name="ce1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2"/>
      <style:map style:condition="cell-content()=&quot;no pass&quot;" style:apply-style-name="no_20_pass" style:base-cell-address="Carcassone.D212"/>
    </style:style>
    <style:style style:name="ce1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3"/>
      <style:map style:condition="cell-content()=&quot;no pass&quot;" style:apply-style-name="no_20_pass" style:base-cell-address="Carcassone.D213"/>
    </style:style>
    <style:style style:name="ce1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4"/>
      <style:map style:condition="cell-content()=&quot;no pass&quot;" style:apply-style-name="no_20_pass" style:base-cell-address="Carcassone.D214"/>
    </style:style>
    <style:style style:name="ce1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15"/>
      <style:map style:condition="cell-content()=&quot;no pass&quot;" style:apply-style-name="no_20_pass" style:base-cell-address="Carcassone.D215"/>
    </style:style>
    <style:style style:name="ce1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1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2"/>
      <style:map style:condition="cell-content()=&quot;no pass&quot;" style:apply-style-name="no_20_pass" style:base-cell-address="Carcassone.D222"/>
    </style:style>
    <style:style style:name="ce1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3"/>
      <style:map style:condition="cell-content()=&quot;no pass&quot;" style:apply-style-name="no_20_pass" style:base-cell-address="Carcassone.D223"/>
    </style:style>
    <style:style style:name="ce1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9"/>
      <style:map style:condition="cell-content()=&quot;no pass&quot;" style:apply-style-name="no_20_pass" style:base-cell-address="Carcassone.D229"/>
    </style:style>
    <style:style style:name="ce1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30"/>
      <style:map style:condition="cell-content()=&quot;no pass&quot;" style:apply-style-name="no_20_pass" style:base-cell-address="Carcassone.D230"/>
    </style:style>
    <style:style style:name="ce1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31"/>
      <style:map style:condition="cell-content()=&quot;no pass&quot;" style:apply-style-name="no_20_pass" style:base-cell-address="Carcassone.D231"/>
    </style:style>
    <style:style style:name="ce1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37"/>
      <style:map style:condition="cell-content()=&quot;no pass&quot;" style:apply-style-name="no_20_pass" style:base-cell-address="Carcassone.D237"/>
    </style:style>
    <style:style style:name="ce1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38"/>
      <style:map style:condition="cell-content()=&quot;no pass&quot;" style:apply-style-name="no_20_pass" style:base-cell-address="Carcassone.D238"/>
    </style:style>
    <style:style style:name="ce1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39"/>
      <style:map style:condition="cell-content()=&quot;no pass&quot;" style:apply-style-name="no_20_pass" style:base-cell-address="Carcassone.D239"/>
    </style:style>
    <style:style style:name="ce1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40"/>
      <style:map style:condition="cell-content()=&quot;no pass&quot;" style:apply-style-name="no_20_pass" style:base-cell-address="Carcassone.D240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46"/>
      <style:map style:condition="cell-content()=&quot;no pass&quot;" style:apply-style-name="no_20_pass" style:base-cell-address="Carcassone.D246"/>
    </style:style>
    <style:style style:name="ce1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47"/>
      <style:map style:condition="cell-content()=&quot;no pass&quot;" style:apply-style-name="no_20_pass" style:base-cell-address="Carcassone.D247"/>
    </style:style>
    <style:style style:name="ce1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48"/>
      <style:map style:condition="cell-content()=&quot;no pass&quot;" style:apply-style-name="no_20_pass" style:base-cell-address="Carcassone.D248"/>
    </style:style>
    <style:style style:name="ce1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54"/>
      <style:map style:condition="cell-content()=&quot;no pass&quot;" style:apply-style-name="no_20_pass" style:base-cell-address="Carcassone.D254"/>
    </style:style>
    <style:style style:name="ce1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55"/>
      <style:map style:condition="cell-content()=&quot;no pass&quot;" style:apply-style-name="no_20_pass" style:base-cell-address="Carcassone.D255"/>
    </style:style>
    <style:style style:name="ce1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56"/>
      <style:map style:condition="cell-content()=&quot;no pass&quot;" style:apply-style-name="no_20_pass" style:base-cell-address="Carcassone.D256"/>
    </style:style>
    <style:style style:name="ce1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62"/>
      <style:map style:condition="cell-content()=&quot;no pass&quot;" style:apply-style-name="no_20_pass" style:base-cell-address="Carcassone.D262"/>
    </style:style>
    <style:style style:name="ce1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63"/>
      <style:map style:condition="cell-content()=&quot;no pass&quot;" style:apply-style-name="no_20_pass" style:base-cell-address="Carcassone.D263"/>
    </style:style>
    <style:style style:name="ce1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64"/>
      <style:map style:condition="cell-content()=&quot;no pass&quot;" style:apply-style-name="no_20_pass" style:base-cell-address="Carcassone.D264"/>
    </style:style>
    <style:style style:name="ce1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70"/>
      <style:map style:condition="cell-content()=&quot;no pass&quot;" style:apply-style-name="no_20_pass" style:base-cell-address="Carcassone.D270"/>
    </style:style>
    <style:style style:name="ce1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71"/>
      <style:map style:condition="cell-content()=&quot;no pass&quot;" style:apply-style-name="no_20_pass" style:base-cell-address="Carcassone.D271"/>
    </style:style>
    <style:style style:name="ce1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72"/>
      <style:map style:condition="cell-content()=&quot;no pass&quot;" style:apply-style-name="no_20_pass" style:base-cell-address="Carcassone.D272"/>
    </style:style>
    <style:style style:name="ce1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73"/>
      <style:map style:condition="cell-content()=&quot;no pass&quot;" style:apply-style-name="no_20_pass" style:base-cell-address="Carcassone.D273"/>
    </style:style>
    <style:style style:name="ce1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79"/>
      <style:map style:condition="cell-content()=&quot;no pass&quot;" style:apply-style-name="no_20_pass" style:base-cell-address="Carcassone.D279"/>
    </style:style>
    <style:style style:name="ce1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80"/>
      <style:map style:condition="cell-content()=&quot;no pass&quot;" style:apply-style-name="no_20_pass" style:base-cell-address="Carcassone.D280"/>
    </style:style>
    <style:style style:name="ce1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81"/>
      <style:map style:condition="cell-content()=&quot;no pass&quot;" style:apply-style-name="no_20_pass" style:base-cell-address="Carcassone.D281"/>
    </style:style>
    <style:style style:name="ce1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87"/>
      <style:map style:condition="cell-content()=&quot;no pass&quot;" style:apply-style-name="no_20_pass" style:base-cell-address="Carcassone.D287"/>
    </style:style>
    <style:style style:name="ce1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88"/>
      <style:map style:condition="cell-content()=&quot;no pass&quot;" style:apply-style-name="no_20_pass" style:base-cell-address="Carcassone.D288"/>
    </style:style>
    <style:style style:name="ce1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89"/>
      <style:map style:condition="cell-content()=&quot;no pass&quot;" style:apply-style-name="no_20_pass" style:base-cell-address="Carcassone.D289"/>
    </style:style>
    <style:style style:name="ce1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95"/>
      <style:map style:condition="cell-content()=&quot;no pass&quot;" style:apply-style-name="no_20_pass" style:base-cell-address="Carcassone.D295"/>
    </style:style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96"/>
      <style:map style:condition="cell-content()=&quot;no pass&quot;" style:apply-style-name="no_20_pass" style:base-cell-address="Carcassone.D296"/>
    </style:style>
    <style:style style:name="ce1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97"/>
      <style:map style:condition="cell-content()=&quot;no pass&quot;" style:apply-style-name="no_20_pass" style:base-cell-address="Carcassone.D297"/>
    </style:style>
    <style:style style:name="ce1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03"/>
      <style:map style:condition="cell-content()=&quot;no pass&quot;" style:apply-style-name="no_20_pass" style:base-cell-address="Carcassone.D303"/>
    </style:style>
    <style:style style:name="ce1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04"/>
      <style:map style:condition="cell-content()=&quot;no pass&quot;" style:apply-style-name="no_20_pass" style:base-cell-address="Carcassone.D304"/>
    </style:style>
    <style:style style:name="ce1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05"/>
      <style:map style:condition="cell-content()=&quot;no pass&quot;" style:apply-style-name="no_20_pass" style:base-cell-address="Carcassone.D305"/>
    </style:style>
    <style:style style:name="ce1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06"/>
      <style:map style:condition="cell-content()=&quot;no pass&quot;" style:apply-style-name="no_20_pass" style:base-cell-address="Carcassone.D306"/>
    </style:style>
    <style:style style:name="ce1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12"/>
      <style:map style:condition="cell-content()=&quot;no pass&quot;" style:apply-style-name="no_20_pass" style:base-cell-address="Carcassone.D312"/>
    </style:style>
    <style:style style:name="ce1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13"/>
      <style:map style:condition="cell-content()=&quot;no pass&quot;" style:apply-style-name="no_20_pass" style:base-cell-address="Carcassone.D313"/>
    </style:style>
    <style:style style:name="ce1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14"/>
      <style:map style:condition="cell-content()=&quot;no pass&quot;" style:apply-style-name="no_20_pass" style:base-cell-address="Carcassone.D314"/>
    </style:style>
    <style:style style:name="ce1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20"/>
      <style:map style:condition="cell-content()=&quot;no pass&quot;" style:apply-style-name="no_20_pass" style:base-cell-address="Carcassone.D320"/>
    </style:style>
    <style:style style:name="ce1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21"/>
      <style:map style:condition="cell-content()=&quot;no pass&quot;" style:apply-style-name="no_20_pass" style:base-cell-address="Carcassone.D321"/>
    </style:style>
    <style:style style:name="ce1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22"/>
      <style:map style:condition="cell-content()=&quot;no pass&quot;" style:apply-style-name="no_20_pass" style:base-cell-address="Carcassone.D322"/>
    </style:style>
    <style:style style:name="ce1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28"/>
      <style:map style:condition="cell-content()=&quot;no pass&quot;" style:apply-style-name="no_20_pass" style:base-cell-address="Carcassone.D328"/>
    </style:style>
    <style:style style:name="ce1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29"/>
      <style:map style:condition="cell-content()=&quot;no pass&quot;" style:apply-style-name="no_20_pass" style:base-cell-address="Carcassone.D329"/>
    </style:style>
    <style:style style:name="ce1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30"/>
      <style:map style:condition="cell-content()=&quot;no pass&quot;" style:apply-style-name="no_20_pass" style:base-cell-address="Carcassone.D330"/>
    </style:style>
    <style:style style:name="ce1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36"/>
      <style:map style:condition="cell-content()=&quot;no pass&quot;" style:apply-style-name="no_20_pass" style:base-cell-address="Carcassone.D336"/>
    </style:style>
    <style:style style:name="ce1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37"/>
      <style:map style:condition="cell-content()=&quot;no pass&quot;" style:apply-style-name="no_20_pass" style:base-cell-address="Carcassone.D337"/>
    </style:style>
    <style:style style:name="ce1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38"/>
      <style:map style:condition="cell-content()=&quot;no pass&quot;" style:apply-style-name="no_20_pass" style:base-cell-address="Carcassone.D338"/>
    </style:style>
    <style:style style:name="ce1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39"/>
      <style:map style:condition="cell-content()=&quot;no pass&quot;" style:apply-style-name="no_20_pass" style:base-cell-address="Carcassone.D339"/>
    </style:style>
    <style:style style:name="ce1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45"/>
      <style:map style:condition="cell-content()=&quot;no pass&quot;" style:apply-style-name="no_20_pass" style:base-cell-address="Carcassone.D345"/>
    </style:style>
    <style:style style:name="ce1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46"/>
      <style:map style:condition="cell-content()=&quot;no pass&quot;" style:apply-style-name="no_20_pass" style:base-cell-address="Carcassone.D346"/>
    </style:style>
    <style:style style:name="ce1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47"/>
      <style:map style:condition="cell-content()=&quot;no pass&quot;" style:apply-style-name="no_20_pass" style:base-cell-address="Carcassone.D347"/>
    </style:style>
    <style:style style:name="ce1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53"/>
      <style:map style:condition="cell-content()=&quot;no pass&quot;" style:apply-style-name="no_20_pass" style:base-cell-address="Carcassone.D353"/>
    </style:style>
    <style:style style:name="ce1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54"/>
      <style:map style:condition="cell-content()=&quot;no pass&quot;" style:apply-style-name="no_20_pass" style:base-cell-address="Carcassone.D354"/>
    </style:style>
    <style:style style:name="ce1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55"/>
      <style:map style:condition="cell-content()=&quot;no pass&quot;" style:apply-style-name="no_20_pass" style:base-cell-address="Carcassone.D355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61"/>
      <style:map style:condition="cell-content()=&quot;no pass&quot;" style:apply-style-name="no_20_pass" style:base-cell-address="Carcassone.D361"/>
    </style:style>
    <style:style style:name="ce1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62"/>
      <style:map style:condition="cell-content()=&quot;no pass&quot;" style:apply-style-name="no_20_pass" style:base-cell-address="Carcassone.D362"/>
    </style:style>
    <style:style style:name="ce1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63"/>
      <style:map style:condition="cell-content()=&quot;no pass&quot;" style:apply-style-name="no_20_pass" style:base-cell-address="Carcassone.D363"/>
    </style:style>
    <style:style style:name="ce1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69"/>
      <style:map style:condition="cell-content()=&quot;no pass&quot;" style:apply-style-name="no_20_pass" style:base-cell-address="Carcassone.D369"/>
    </style:style>
    <style:style style:name="ce1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70"/>
      <style:map style:condition="cell-content()=&quot;no pass&quot;" style:apply-style-name="no_20_pass" style:base-cell-address="Carcassone.D370"/>
    </style:style>
    <style:style style:name="ce1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71"/>
      <style:map style:condition="cell-content()=&quot;no pass&quot;" style:apply-style-name="no_20_pass" style:base-cell-address="Carcassone.D371"/>
    </style:style>
    <style:style style:name="ce1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72"/>
      <style:map style:condition="cell-content()=&quot;no pass&quot;" style:apply-style-name="no_20_pass" style:base-cell-address="Carcassone.D372"/>
    </style:style>
    <style:style style:name="ce1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78"/>
      <style:map style:condition="cell-content()=&quot;no pass&quot;" style:apply-style-name="no_20_pass" style:base-cell-address="Carcassone.D378"/>
    </style:style>
    <style:style style:name="ce1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79"/>
      <style:map style:condition="cell-content()=&quot;no pass&quot;" style:apply-style-name="no_20_pass" style:base-cell-address="Carcassone.D379"/>
    </style:style>
    <style:style style:name="ce1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80"/>
      <style:map style:condition="cell-content()=&quot;no pass&quot;" style:apply-style-name="no_20_pass" style:base-cell-address="Carcassone.D380"/>
    </style:style>
    <style:style style:name="ce1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86"/>
      <style:map style:condition="cell-content()=&quot;no pass&quot;" style:apply-style-name="no_20_pass" style:base-cell-address="Carcassone.D386"/>
    </style:style>
    <style:style style:name="ce1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87"/>
      <style:map style:condition="cell-content()=&quot;no pass&quot;" style:apply-style-name="no_20_pass" style:base-cell-address="Carcassone.D387"/>
    </style:style>
    <style:style style:name="ce1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88"/>
      <style:map style:condition="cell-content()=&quot;no pass&quot;" style:apply-style-name="no_20_pass" style:base-cell-address="Carcassone.D388"/>
    </style:style>
    <style:style style:name="ce1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89"/>
      <style:map style:condition="cell-content()=&quot;no pass&quot;" style:apply-style-name="no_20_pass" style:base-cell-address="Carcassone.D389"/>
    </style:style>
    <style:style style:name="ce1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90"/>
      <style:map style:condition="cell-content()=&quot;no pass&quot;" style:apply-style-name="no_20_pass" style:base-cell-address="Carcassone.D390"/>
    </style:style>
    <style:style style:name="ce1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96"/>
      <style:map style:condition="cell-content()=&quot;no pass&quot;" style:apply-style-name="no_20_pass" style:base-cell-address="Carcassone.D396"/>
    </style:style>
    <style:style style:name="ce1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97"/>
      <style:map style:condition="cell-content()=&quot;no pass&quot;" style:apply-style-name="no_20_pass" style:base-cell-address="Carcassone.D397"/>
    </style:style>
    <style:style style:name="ce1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98"/>
      <style:map style:condition="cell-content()=&quot;no pass&quot;" style:apply-style-name="no_20_pass" style:base-cell-address="Carcassone.D398"/>
    </style:style>
    <style:style style:name="ce1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399"/>
      <style:map style:condition="cell-content()=&quot;no pass&quot;" style:apply-style-name="no_20_pass" style:base-cell-address="Carcassone.D399"/>
    </style:style>
    <style:style style:name="ce1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00"/>
      <style:map style:condition="cell-content()=&quot;no pass&quot;" style:apply-style-name="no_20_pass" style:base-cell-address="Carcassone.D400"/>
    </style:style>
    <style:style style:name="ce1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01"/>
      <style:map style:condition="cell-content()=&quot;no pass&quot;" style:apply-style-name="no_20_pass" style:base-cell-address="Carcassone.D401"/>
    </style:style>
    <style:style style:name="ce1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02"/>
      <style:map style:condition="cell-content()=&quot;no pass&quot;" style:apply-style-name="no_20_pass" style:base-cell-address="Carcassone.D402"/>
    </style:style>
    <style:style style:name="ce1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08"/>
      <style:map style:condition="cell-content()=&quot;no pass&quot;" style:apply-style-name="no_20_pass" style:base-cell-address="Carcassone.D408"/>
    </style:style>
    <style:style style:name="ce1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09"/>
      <style:map style:condition="cell-content()=&quot;no pass&quot;" style:apply-style-name="no_20_pass" style:base-cell-address="Carcassone.D409"/>
    </style:style>
    <style:style style:name="ce1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0"/>
      <style:map style:condition="cell-content()=&quot;no pass&quot;" style:apply-style-name="no_20_pass" style:base-cell-address="Carcassone.D410"/>
    </style:style>
    <style:style style:name="ce2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1"/>
      <style:map style:condition="cell-content()=&quot;no pass&quot;" style:apply-style-name="no_20_pass" style:base-cell-address="Carcassone.D411"/>
    </style:style>
    <style:style style:name="ce2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2"/>
      <style:map style:condition="cell-content()=&quot;no pass&quot;" style:apply-style-name="no_20_pass" style:base-cell-address="Carcassone.D412"/>
    </style:style>
    <style:style style:name="ce2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3"/>
      <style:map style:condition="cell-content()=&quot;no pass&quot;" style:apply-style-name="no_20_pass" style:base-cell-address="Carcassone.D413"/>
    </style:style>
    <style:style style:name="ce2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4"/>
      <style:map style:condition="cell-content()=&quot;no pass&quot;" style:apply-style-name="no_20_pass" style:base-cell-address="Carcassone.D414"/>
    </style:style>
    <style:style style:name="ce2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5"/>
      <style:map style:condition="cell-content()=&quot;no pass&quot;" style:apply-style-name="no_20_pass" style:base-cell-address="Carcassone.D415"/>
    </style:style>
    <style:style style:name="ce2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16"/>
      <style:map style:condition="cell-content()=&quot;no pass&quot;" style:apply-style-name="no_20_pass" style:base-cell-address="Carcassone.D416"/>
    </style:style>
    <style:style style:name="ce2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22"/>
      <style:map style:condition="cell-content()=&quot;no pass&quot;" style:apply-style-name="no_20_pass" style:base-cell-address="Carcassone.D422"/>
    </style:style>
    <style:style style:name="ce2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23"/>
      <style:map style:condition="cell-content()=&quot;no pass&quot;" style:apply-style-name="no_20_pass" style:base-cell-address="Carcassone.D423"/>
    </style:style>
    <style:style style:name="ce2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24"/>
      <style:map style:condition="cell-content()=&quot;no pass&quot;" style:apply-style-name="no_20_pass" style:base-cell-address="Carcassone.D424"/>
    </style:style>
    <style:style style:name="ce2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25"/>
      <style:map style:condition="cell-content()=&quot;no pass&quot;" style:apply-style-name="no_20_pass" style:base-cell-address="Carcassone.D425"/>
    </style:style>
    <style:style style:name="ce21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1"/>
      <style:map style:condition="cell-content()=&quot;no pass&quot;" style:apply-style-name="no_20_pass" style:base-cell-address="Carcassone.D431"/>
    </style:style>
    <style:style style:name="ce2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2"/>
      <style:map style:condition="cell-content()=&quot;no pass&quot;" style:apply-style-name="no_20_pass" style:base-cell-address="Carcassone.D432"/>
    </style:style>
    <style:style style:name="ce21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3"/>
      <style:map style:condition="cell-content()=&quot;no pass&quot;" style:apply-style-name="no_20_pass" style:base-cell-address="Carcassone.D433"/>
    </style:style>
    <style:style style:name="ce21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7"/>
      <style:map style:condition="cell-content()=&quot;no pass&quot;" style:apply-style-name="no_20_pass" style:base-cell-address="Carcassone.D437"/>
    </style:style>
    <style:style style:name="ce214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7"/>
      <style:map style:condition="cell-content()=&quot;no pass&quot;" style:apply-style-name="no_20_pass" style:base-cell-address="Carcassone.D437"/>
    </style:style>
    <style:style style:name="ce2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39"/>
      <style:map style:condition="cell-content()=&quot;no pass&quot;" style:apply-style-name="no_20_pass" style:base-cell-address="Carcassone.D439"/>
    </style:style>
    <style:style style:name="ce2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40"/>
      <style:map style:condition="cell-content()=&quot;no pass&quot;" style:apply-style-name="no_20_pass" style:base-cell-address="Carcassone.D440"/>
    </style:style>
    <style:style style:name="ce2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441"/>
      <style:map style:condition="cell-content()=&quot;no pass&quot;" style:apply-style-name="no_20_pass" style:base-cell-address="Carcassone.D441"/>
    </style:style>
    <style:style style:name="ce2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4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E38"/>
      <style:map style:condition="cell-content()=&quot;no pass&quot;" style:apply-style-name="no_20_pass" style:base-cell-address="Carcassone.E38"/>
    </style:style>
    <style:style style:name="ce2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2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2"/>
      <style:map style:condition="cell-content()=&quot;no pass&quot;" style:apply-style-name="no_20_pass" style:base-cell-address="Carcassone.E62"/>
    </style:style>
    <style:style style:name="ce2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8"/>
      <style:map style:condition="cell-content()=&quot;no pass&quot;" style:apply-style-name="no_20_pass" style:base-cell-address="Carcassone.E68"/>
    </style:style>
    <style:style style:name="ce2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9"/>
      <style:map style:condition="cell-content()=&quot;no pass&quot;" style:apply-style-name="no_20_pass" style:base-cell-address="Carcassone.E69"/>
    </style:style>
    <style:style style:name="ce2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75"/>
      <style:map style:condition="cell-content()=&quot;no pass&quot;" style:apply-style-name="no_20_pass" style:base-cell-address="Carcassone.E75"/>
    </style:style>
    <style:style style:name="ce2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76"/>
      <style:map style:condition="cell-content()=&quot;no pass&quot;" style:apply-style-name="no_20_pass" style:base-cell-address="Carcassone.E76"/>
    </style:style>
    <style:style style:name="ce2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77"/>
      <style:map style:condition="cell-content()=&quot;no pass&quot;" style:apply-style-name="no_20_pass" style:base-cell-address="Carcassone.E77"/>
    </style:style>
    <style:style style:name="ce2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83"/>
      <style:map style:condition="cell-content()=&quot;no pass&quot;" style:apply-style-name="no_20_pass" style:base-cell-address="Carcassone.E83"/>
    </style:style>
    <style:style style:name="ce2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84"/>
      <style:map style:condition="cell-content()=&quot;no pass&quot;" style:apply-style-name="no_20_pass" style:base-cell-address="Carcassone.E84"/>
    </style:style>
    <style:style style:name="ce2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90"/>
      <style:map style:condition="cell-content()=&quot;no pass&quot;" style:apply-style-name="no_20_pass" style:base-cell-address="Carcassone.E90"/>
    </style:style>
    <style:style style:name="ce2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91"/>
      <style:map style:condition="cell-content()=&quot;no pass&quot;" style:apply-style-name="no_20_pass" style:base-cell-address="Carcassone.E91"/>
    </style:style>
    <style:style style:name="ce2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92"/>
      <style:map style:condition="cell-content()=&quot;no pass&quot;" style:apply-style-name="no_20_pass" style:base-cell-address="Carcassone.E92"/>
    </style:style>
    <style:style style:name="ce2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98"/>
      <style:map style:condition="cell-content()=&quot;no pass&quot;" style:apply-style-name="no_20_pass" style:base-cell-address="Carcassone.E98"/>
    </style:style>
    <style:style style:name="ce2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99"/>
      <style:map style:condition="cell-content()=&quot;no pass&quot;" style:apply-style-name="no_20_pass" style:base-cell-address="Carcassone.E99"/>
    </style:style>
    <style:style style:name="ce2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05"/>
      <style:map style:condition="cell-content()=&quot;no pass&quot;" style:apply-style-name="no_20_pass" style:base-cell-address="Carcassone.E105"/>
    </style:style>
    <style:style style:name="ce2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06"/>
      <style:map style:condition="cell-content()=&quot;no pass&quot;" style:apply-style-name="no_20_pass" style:base-cell-address="Carcassone.E106"/>
    </style:style>
    <style:style style:name="ce2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07"/>
      <style:map style:condition="cell-content()=&quot;no pass&quot;" style:apply-style-name="no_20_pass" style:base-cell-address="Carcassone.E107"/>
    </style:style>
    <style:style style:name="ce2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13"/>
      <style:map style:condition="cell-content()=&quot;no pass&quot;" style:apply-style-name="no_20_pass" style:base-cell-address="Carcassone.E113"/>
    </style:style>
    <style:style style:name="ce2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14"/>
      <style:map style:condition="cell-content()=&quot;no pass&quot;" style:apply-style-name="no_20_pass" style:base-cell-address="Carcassone.E114"/>
    </style:style>
    <style:style style:name="ce2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15"/>
      <style:map style:condition="cell-content()=&quot;no pass&quot;" style:apply-style-name="no_20_pass" style:base-cell-address="Carcassone.E115"/>
    </style:style>
    <style:style style:name="ce2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16"/>
      <style:map style:condition="cell-content()=&quot;no pass&quot;" style:apply-style-name="no_20_pass" style:base-cell-address="Carcassone.E116"/>
    </style:style>
    <style:style style:name="ce2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22"/>
      <style:map style:condition="cell-content()=&quot;no pass&quot;" style:apply-style-name="no_20_pass" style:base-cell-address="Carcassone.E122"/>
    </style:style>
    <style:style style:name="ce2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23"/>
      <style:map style:condition="cell-content()=&quot;no pass&quot;" style:apply-style-name="no_20_pass" style:base-cell-address="Carcassone.E123"/>
    </style:style>
    <style:style style:name="ce2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24"/>
      <style:map style:condition="cell-content()=&quot;no pass&quot;" style:apply-style-name="no_20_pass" style:base-cell-address="Carcassone.E124"/>
    </style:style>
    <style:style style:name="ce2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30"/>
      <style:map style:condition="cell-content()=&quot;no pass&quot;" style:apply-style-name="no_20_pass" style:base-cell-address="Carcassone.E130"/>
    </style:style>
    <style:style style:name="ce2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31"/>
      <style:map style:condition="cell-content()=&quot;no pass&quot;" style:apply-style-name="no_20_pass" style:base-cell-address="Carcassone.E131"/>
    </style:style>
    <style:style style:name="ce2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32"/>
      <style:map style:condition="cell-content()=&quot;no pass&quot;" style:apply-style-name="no_20_pass" style:base-cell-address="Carcassone.E132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33"/>
      <style:map style:condition="cell-content()=&quot;no pass&quot;" style:apply-style-name="no_20_pass" style:base-cell-address="Carcassone.E133"/>
    </style:style>
    <style:style style:name="ce2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39"/>
      <style:map style:condition="cell-content()=&quot;no pass&quot;" style:apply-style-name="no_20_pass" style:base-cell-address="Carcassone.E139"/>
    </style:style>
    <style:style style:name="ce2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40"/>
      <style:map style:condition="cell-content()=&quot;no pass&quot;" style:apply-style-name="no_20_pass" style:base-cell-address="Carcassone.E140"/>
    </style:style>
    <style:style style:name="ce2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41"/>
      <style:map style:condition="cell-content()=&quot;no pass&quot;" style:apply-style-name="no_20_pass" style:base-cell-address="Carcassone.E141"/>
    </style:style>
    <style:style style:name="ce2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42"/>
      <style:map style:condition="cell-content()=&quot;no pass&quot;" style:apply-style-name="no_20_pass" style:base-cell-address="Carcassone.E142"/>
    </style:style>
    <style:style style:name="ce2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48"/>
      <style:map style:condition="cell-content()=&quot;no pass&quot;" style:apply-style-name="no_20_pass" style:base-cell-address="Carcassone.E148"/>
    </style:style>
    <style:style style:name="ce2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49"/>
      <style:map style:condition="cell-content()=&quot;no pass&quot;" style:apply-style-name="no_20_pass" style:base-cell-address="Carcassone.E149"/>
    </style:style>
    <style:style style:name="ce2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0"/>
      <style:map style:condition="cell-content()=&quot;no pass&quot;" style:apply-style-name="no_20_pass" style:base-cell-address="Carcassone.E150"/>
    </style:style>
    <style:style style:name="ce2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1"/>
      <style:map style:condition="cell-content()=&quot;no pass&quot;" style:apply-style-name="no_20_pass" style:base-cell-address="Carcassone.E151"/>
    </style:style>
    <style:style style:name="ce2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7"/>
      <style:map style:condition="cell-content()=&quot;no pass&quot;" style:apply-style-name="no_20_pass" style:base-cell-address="Carcassone.E157"/>
    </style:style>
    <style:style style:name="ce2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8"/>
      <style:map style:condition="cell-content()=&quot;no pass&quot;" style:apply-style-name="no_20_pass" style:base-cell-address="Carcassone.E158"/>
    </style:style>
    <style:style style:name="ce2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9"/>
      <style:map style:condition="cell-content()=&quot;no pass&quot;" style:apply-style-name="no_20_pass" style:base-cell-address="Carcassone.E159"/>
    </style:style>
    <style:style style:name="ce2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60"/>
      <style:map style:condition="cell-content()=&quot;no pass&quot;" style:apply-style-name="no_20_pass" style:base-cell-address="Carcassone.E160"/>
    </style:style>
    <style:style style:name="ce2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66"/>
      <style:map style:condition="cell-content()=&quot;no pass&quot;" style:apply-style-name="no_20_pass" style:base-cell-address="Carcassone.E166"/>
    </style:style>
    <style:style style:name="ce2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67"/>
      <style:map style:condition="cell-content()=&quot;no pass&quot;" style:apply-style-name="no_20_pass" style:base-cell-address="Carcassone.E167"/>
    </style:style>
    <style:style style:name="ce2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3"/>
      <style:map style:condition="cell-content()=&quot;no pass&quot;" style:apply-style-name="no_20_pass" style:base-cell-address="Carcassone.E173"/>
    </style:style>
    <style:style style:name="ce2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4"/>
      <style:map style:condition="cell-content()=&quot;no pass&quot;" style:apply-style-name="no_20_pass" style:base-cell-address="Carcassone.E174"/>
    </style:style>
    <style:style style:name="ce2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5"/>
      <style:map style:condition="cell-content()=&quot;no pass&quot;" style:apply-style-name="no_20_pass" style:base-cell-address="Carcassone.E175"/>
    </style:style>
    <style:style style:name="ce2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6"/>
      <style:map style:condition="cell-content()=&quot;no pass&quot;" style:apply-style-name="no_20_pass" style:base-cell-address="Carcassone.E176"/>
    </style:style>
    <style:style style:name="ce2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7"/>
      <style:map style:condition="cell-content()=&quot;no pass&quot;" style:apply-style-name="no_20_pass" style:base-cell-address="Carcassone.E177"/>
    </style:style>
    <style:style style:name="ce2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8"/>
      <style:map style:condition="cell-content()=&quot;no pass&quot;" style:apply-style-name="no_20_pass" style:base-cell-address="Carcassone.E178"/>
    </style:style>
    <style:style style:name="ce2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79"/>
      <style:map style:condition="cell-content()=&quot;no pass&quot;" style:apply-style-name="no_20_pass" style:base-cell-address="Carcassone.E179"/>
    </style:style>
    <style:style style:name="ce2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5"/>
      <style:map style:condition="cell-content()=&quot;no pass&quot;" style:apply-style-name="no_20_pass" style:base-cell-address="Carcassone.E185"/>
    </style:style>
    <style:style style:name="ce2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6"/>
      <style:map style:condition="cell-content()=&quot;no pass&quot;" style:apply-style-name="no_20_pass" style:base-cell-address="Carcassone.E186"/>
    </style:style>
    <style:style style:name="ce2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7"/>
      <style:map style:condition="cell-content()=&quot;no pass&quot;" style:apply-style-name="no_20_pass" style:base-cell-address="Carcassone.E187"/>
    </style:style>
    <style:style style:name="ce2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8"/>
      <style:map style:condition="cell-content()=&quot;no pass&quot;" style:apply-style-name="no_20_pass" style:base-cell-address="Carcassone.E188"/>
    </style:style>
    <style:style style:name="ce3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9"/>
      <style:map style:condition="cell-content()=&quot;no pass&quot;" style:apply-style-name="no_20_pass" style:base-cell-address="Carcassone.E189"/>
    </style:style>
    <style:style style:name="ce3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0"/>
      <style:map style:condition="cell-content()=&quot;no pass&quot;" style:apply-style-name="no_20_pass" style:base-cell-address="Carcassone.E190"/>
    </style:style>
    <style:style style:name="ce3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1"/>
      <style:map style:condition="cell-content()=&quot;no pass&quot;" style:apply-style-name="no_20_pass" style:base-cell-address="Carcassone.E191"/>
    </style:style>
    <style:style style:name="ce3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7"/>
      <style:map style:condition="cell-content()=&quot;no pass&quot;" style:apply-style-name="no_20_pass" style:base-cell-address="Carcassone.E197"/>
    </style:style>
    <style:style style:name="ce3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8"/>
      <style:map style:condition="cell-content()=&quot;no pass&quot;" style:apply-style-name="no_20_pass" style:base-cell-address="Carcassone.E198"/>
    </style:style>
    <style:style style:name="ce3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9"/>
      <style:map style:condition="cell-content()=&quot;no pass&quot;" style:apply-style-name="no_20_pass" style:base-cell-address="Carcassone.E199"/>
    </style:style>
    <style:style style:name="ce3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0"/>
      <style:map style:condition="cell-content()=&quot;no pass&quot;" style:apply-style-name="no_20_pass" style:base-cell-address="Carcassone.E200"/>
    </style:style>
    <style:style style:name="ce3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1"/>
      <style:map style:condition="cell-content()=&quot;no pass&quot;" style:apply-style-name="no_20_pass" style:base-cell-address="Carcassone.E201"/>
    </style:style>
    <style:style style:name="ce3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2"/>
      <style:map style:condition="cell-content()=&quot;no pass&quot;" style:apply-style-name="no_20_pass" style:base-cell-address="Carcassone.E202"/>
    </style:style>
    <style:style style:name="ce3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3"/>
      <style:map style:condition="cell-content()=&quot;no pass&quot;" style:apply-style-name="no_20_pass" style:base-cell-address="Carcassone.E203"/>
    </style:style>
    <style:style style:name="ce31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9"/>
      <style:map style:condition="cell-content()=&quot;no pass&quot;" style:apply-style-name="no_20_pass" style:base-cell-address="Carcassone.E209"/>
    </style:style>
    <style:style style:name="ce3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0"/>
      <style:map style:condition="cell-content()=&quot;no pass&quot;" style:apply-style-name="no_20_pass" style:base-cell-address="Carcassone.E210"/>
    </style:style>
    <style:style style:name="ce31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1"/>
      <style:map style:condition="cell-content()=&quot;no pass&quot;" style:apply-style-name="no_20_pass" style:base-cell-address="Carcassone.E211"/>
    </style:style>
    <style:style style:name="ce31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2"/>
      <style:map style:condition="cell-content()=&quot;no pass&quot;" style:apply-style-name="no_20_pass" style:base-cell-address="Carcassone.E212"/>
    </style:style>
    <style:style style:name="ce31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3"/>
      <style:map style:condition="cell-content()=&quot;no pass&quot;" style:apply-style-name="no_20_pass" style:base-cell-address="Carcassone.E213"/>
    </style:style>
    <style:style style:name="ce3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4"/>
      <style:map style:condition="cell-content()=&quot;no pass&quot;" style:apply-style-name="no_20_pass" style:base-cell-address="Carcassone.E214"/>
    </style:style>
    <style:style style:name="ce3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5"/>
      <style:map style:condition="cell-content()=&quot;no pass&quot;" style:apply-style-name="no_20_pass" style:base-cell-address="Carcassone.E215"/>
    </style:style>
    <style:style style:name="ce3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3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4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61"/>
      <style:map style:condition="cell-content()=&quot;no pass&quot;" style:apply-style-name="no_20_pass" style:base-cell-address="Carcassone.E61"/>
    </style:style>
    <style:style style:name="ce4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7"/>
      <style:map style:condition="cell-content()=&quot;no pass&quot;" style:apply-style-name="no_20_pass" style:base-cell-address="Carcassone.E157"/>
    </style:style>
    <style:style style:name="ce4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7"/>
      <style:map style:condition="cell-content()=&quot;no pass&quot;" style:apply-style-name="no_20_pass" style:base-cell-address="Carcassone.E157"/>
    </style:style>
    <style:style style:name="ce4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7"/>
      <style:map style:condition="cell-content()=&quot;no pass&quot;" style:apply-style-name="no_20_pass" style:base-cell-address="Carcassone.E157"/>
    </style:style>
    <style:style style:name="ce4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57"/>
      <style:map style:condition="cell-content()=&quot;no pass&quot;" style:apply-style-name="no_20_pass" style:base-cell-address="Carcassone.E157"/>
    </style:style>
    <style:style style:name="ce4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67"/>
      <style:map style:condition="cell-content()=&quot;no pass&quot;" style:apply-style-name="no_20_pass" style:base-cell-address="Carcassone.E167"/>
    </style:style>
    <style:style style:name="ce4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67"/>
      <style:map style:condition="cell-content()=&quot;no pass&quot;" style:apply-style-name="no_20_pass" style:base-cell-address="Carcassone.E167"/>
    </style:style>
    <style:style style:name="ce4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221"/>
      <style:map style:condition="cell-content()=&quot;no pass&quot;" style:apply-style-name="no_20_pass" style:base-cell-address="Carcassone.D221"/>
    </style:style>
    <style:style style:name="ce588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8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96" style:family="table-cell" style:parent-style-name="Default">
      <style:table-cell-properties fo:border="0.06pt solid #000000"/>
    </style:style>
    <style:style style:name="ce597" style:family="table-cell" style:parent-style-name="Default" style:data-style-name="N100">
      <style:map style:condition="cell-content()=y" style:apply-style-name="Bez_20_tytułu3" style:base-cell-address="Arkusz2.I9"/>
    </style:style>
    <style:style style:name="ce598" style:family="table-cell" style:parent-style-name="Default">
      <style:map style:condition="cell-content()=&quot;tww&quot;" style:apply-style-name="Bez_20_tytułu3" style:base-cell-address="Arkusz2.J10"/>
      <style:map style:condition="cell-content()=10" style:apply-style-name="Bez_20_tytułu4" style:base-cell-address="Arkusz2.J10"/>
    </style:style>
    <style:style style:name="ce599" style:family="table-cell" style:parent-style-name="Default">
      <style:map style:condition="cell-content()=[$Arkusz2.$J$10]" style:apply-style-name="Default" style:base-cell-address="Arkusz2.K1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pass&quot;;&quot;no pass&quot;)" table:allow-empty-cell="true" table:display-list="unsorted" table:base-cell-address="Carcassone.D3">
          <table:error-message table:message-type="stop" table:display="true"/>
        </table:content-validation>
      </table:content-validations>
      <table:table table:name="Carcasson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number-columns-repeated="9" table:default-cell-style-name="ce218"/>
        <table:table-column table:style-name="co4" table:default-cell-style-name="ce16"/>
        <table:table-column table:style-name="co1" table:number-columns-repeated="1009" table:default-cell-style-name="ce16"/>
        <table:table-row table:style-name="ro3">
          <table:table-cell table:style-name="ce10" office:value-type="string" calcext:value-type="string" table:number-columns-spanned="12" table:number-rows-spanned="1">
            <text:p>Carcassonne</text:p>
          </table:table-cell>
          <table:covered-table-cell table:number-columns-repeated="2"/>
          <table:covered-table-cell table:number-columns-repeated="9" table:style-name="ce20"/>
          <table:table-cell table:number-columns-repeated="1010"/>
        </table:table-row>
        <table:table-row table:style-name="ro2">
          <table:table-cell table:style-name="ce11" office:value-type="string" calcext:value-type="string">
            <text:p>TC_1</text:p>
          </table:table-cell>
          <table:table-cell table:style-name="ce11" office:value-type="string" calcext:value-type="string" table:number-columns-spanned="2" table:number-rows-spanned="1">
            <text:p>Uruchomienie gry</text:p>
          </table:table-cell>
          <table:covered-table-cell table:style-name="ce13"/>
          <table:table-cell table:style-name="ce21" office:value-type="date" office:date-value="2018-02-17" calcext:value-type="date">
            <text:p>17.02.2018</text:p>
          </table:table-cell>
          <table:table-cell table:style-name="ce21" office:value-type="date" office:date-value="2018-02-19" calcext:value-type="date">
            <text:p>19.02.2018</text:p>
          </table:table-cell>
          <table:table-cell table:style-name="ce21" office:value-type="date" office:date-value="2018-02-20" calcext:value-type="date">
            <text:p>20.02.2018</text:p>
          </table:table-cell>
          <table:table-cell table:style-name="ce588" office:value-type="date" office:date-value="2018-02-21" calcext:value-type="date">
            <text:p>21.02.2018</text:p>
          </table:table-cell>
          <table:table-cell table:style-name="ce590" table:number-columns-repeated="5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2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 w przeglądarce</text:p>
          </table:table-cell>
          <table:table-cell table:style-name="ce23" table:content-validation-name="val1" office:value-type="string" calcext:value-type="string">
            <text:p>pass</text:p>
          </table:table-cell>
          <table:table-cell table:style-name="ce219" table:content-validation-name="val1" office:value-type="string" calcext:value-type="string">
            <text:p>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</text:p>
          </table:table-cell>
          <table:table-cell table:style-name="ce11" office:value-type="string" calcext:value-type="string" table:number-columns-spanned="2" table:number-rows-spanned="1">
            <text:p>Zakończenie gry z poziomu ekranu startowego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20" table:content-validation-name="val1" office:value-type="string" calcext:value-type="string">
            <text:p>pass</text:p>
          </table:table-cell>
          <table:table-cell table:style-name="ce422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Zamkniecie grę</text:p>
          </table:table-cell>
          <table:table-cell table:style-name="ce17" office:value-type="string" calcext:value-type="string">
            <text:p>Powrót do systemu operacyjnego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21" table:content-validation-name="val1" office:value-type="string" calcext:value-type="string">
            <text:p>pass</text:p>
          </table:table-cell>
          <table:table-cell table:style-name="ce423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</text:p>
          </table:table-cell>
          <table:table-cell table:style-name="ce11" office:value-type="string" calcext:value-type="string" table:number-columns-spanned="2" table:number-rows-spanned="1">
            <text:p>Rozpoczęcie nowej rozgrywki dla dwóch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26" table:content-validation-name="val1" office:value-type="string" calcext:value-type="string">
            <text:p>no pass</text:p>
          </table:table-cell>
          <table:table-cell table:style-name="ce222" table:content-validation-name="val1" office:value-type="string" calcext:value-type="string">
            <text:p>pass</text:p>
          </table:table-cell>
          <table:table-cell table:style-name="ce4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27" table:content-validation-name="val1" office:value-type="string" calcext:value-type="string">
            <text:p>no pass</text:p>
          </table:table-cell>
          <table:table-cell table:style-name="ce223" table:content-validation-name="val1" office:value-type="string" calcext:value-type="string">
            <text:p>pass</text:p>
          </table:table-cell>
          <table:table-cell table:style-name="ce425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2</text:p>
          </table:table-cell>
          <table:table-cell table:style-name="ce17" office:value-type="string" calcext:value-type="string">
            <text:p>Gra zostanie ustawiona dla dwóch graczy</text:p>
          </table:table-cell>
          <table:table-cell table:style-name="ce28" table:content-validation-name="val1" office:value-type="string" calcext:value-type="string">
            <text:p>no pass</text:p>
          </table:table-cell>
          <table:table-cell table:style-name="ce224" table:content-validation-name="val1" office:value-type="string" calcext:value-type="string">
            <text:p>pass</text:p>
          </table:table-cell>
          <table:table-cell table:style-name="ce42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29" table:content-validation-name="val1" office:value-type="string" calcext:value-type="string">
            <text:p>no pass</text:p>
          </table:table-cell>
          <table:table-cell table:style-name="ce225" table:content-validation-name="val1" office:value-type="string" calcext:value-type="string">
            <text:p>pass</text:p>
          </table:table-cell>
          <table:table-cell table:style-name="ce427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30" table:content-validation-name="val1" office:value-type="string" calcext:value-type="string">
            <text:p>no pass</text:p>
          </table:table-cell>
          <table:table-cell table:style-name="ce226" table:content-validation-name="val1" office:value-type="string" calcext:value-type="string">
            <text:p>pass</text:p>
          </table:table-cell>
          <table:table-cell table:style-name="ce42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31" table:content-validation-name="val1" office:value-type="string" calcext:value-type="string">
            <text:p>no pass</text:p>
          </table:table-cell>
          <table:table-cell table:style-name="ce227" table:content-validation-name="val1" office:value-type="string" calcext:value-type="string">
            <text:p>pass</text:p>
          </table:table-cell>
          <table:table-cell table:style-name="ce42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</text:p>
          </table:table-cell>
          <table:table-cell table:style-name="ce11" office:value-type="string" calcext:value-type="string" table:number-columns-spanned="2" table:number-rows-spanned="1">
            <text:p>Rozpoczęcie nowej rozgrywki dla trzech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32" table:content-validation-name="val1" office:value-type="string" calcext:value-type="string">
            <text:p>no pass</text:p>
          </table:table-cell>
          <table:table-cell table:style-name="ce228" table:content-validation-name="val1" office:value-type="string" calcext:value-type="string">
            <text:p>pass</text:p>
          </table:table-cell>
          <table:table-cell table:style-name="ce43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33" table:content-validation-name="val1" office:value-type="string" calcext:value-type="string">
            <text:p>no pass</text:p>
          </table:table-cell>
          <table:table-cell table:style-name="ce229" table:content-validation-name="val1" office:value-type="string" calcext:value-type="string">
            <text:p>pass</text:p>
          </table:table-cell>
          <table:table-cell table:style-name="ce43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3</text:p>
          </table:table-cell>
          <table:table-cell table:style-name="ce17" office:value-type="string" calcext:value-type="string">
            <text:p>Gra zostanie ustawiona dla trzech graczy</text:p>
          </table:table-cell>
          <table:table-cell table:style-name="ce34" table:content-validation-name="val1" office:value-type="string" calcext:value-type="string">
            <text:p>no pass</text:p>
          </table:table-cell>
          <table:table-cell table:style-name="ce230" table:content-validation-name="val1" office:value-type="string" calcext:value-type="string">
            <text:p>pass</text:p>
          </table:table-cell>
          <table:table-cell table:style-name="ce432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35" table:content-validation-name="val1" office:value-type="string" calcext:value-type="string">
            <text:p>no pass</text:p>
          </table:table-cell>
          <table:table-cell table:style-name="ce231" table:content-validation-name="val1" office:value-type="string" calcext:value-type="string">
            <text:p>pass</text:p>
          </table:table-cell>
          <table:table-cell table:style-name="ce433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36" table:content-validation-name="val1" office:value-type="string" calcext:value-type="string">
            <text:p>no pass</text:p>
          </table:table-cell>
          <table:table-cell table:style-name="ce232" table:content-validation-name="val1" office:value-type="string" calcext:value-type="string">
            <text:p>pass</text:p>
          </table:table-cell>
          <table:table-cell table:style-name="ce43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37" table:content-validation-name="val1" office:value-type="string" calcext:value-type="string">
            <text:p>no pass</text:p>
          </table:table-cell>
          <table:table-cell table:style-name="ce233" table:content-validation-name="val1" office:value-type="string" calcext:value-type="string">
            <text:p>pass</text:p>
          </table:table-cell>
          <table:table-cell table:style-name="ce435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5</text:p>
          </table:table-cell>
          <table:table-cell table:style-name="ce11" office:value-type="string" calcext:value-type="string" table:number-columns-spanned="2" table:number-rows-spanned="1">
            <text:p>Rozpoczęcie nowej rozgrywki dla czterech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/>
          <table:table-cell table:style-name="ce234" table:content-validation-name="val1"/>
          <table:table-cell table:style-name="ce25" table:content-validation-name="val1" table:number-columns-repeated="7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38" table:content-validation-name="val1" office:value-type="string" calcext:value-type="string">
            <text:p>no pass</text:p>
          </table:table-cell>
          <table:table-cell table:style-name="ce235" table:content-validation-name="val1" office:value-type="string" calcext:value-type="string">
            <text:p>pass</text:p>
          </table:table-cell>
          <table:table-cell table:style-name="ce43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39" table:content-validation-name="val1" office:value-type="string" calcext:value-type="string">
            <text:p>no pass</text:p>
          </table:table-cell>
          <table:table-cell table:style-name="ce236" table:content-validation-name="val1" office:value-type="string" calcext:value-type="string">
            <text:p>pass</text:p>
          </table:table-cell>
          <table:table-cell table:style-name="ce437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4</text:p>
          </table:table-cell>
          <table:table-cell table:style-name="ce17" office:value-type="string" calcext:value-type="string">
            <text:p>Gra zostanie ustawiona dla czterech graczy</text:p>
          </table:table-cell>
          <table:table-cell table:style-name="ce40" table:content-validation-name="val1" office:value-type="string" calcext:value-type="string">
            <text:p>no pass</text:p>
          </table:table-cell>
          <table:table-cell table:style-name="ce237" table:content-validation-name="val1" office:value-type="string" calcext:value-type="string">
            <text:p>pass</text:p>
          </table:table-cell>
          <table:table-cell table:style-name="ce43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41" table:content-validation-name="val1" office:value-type="string" calcext:value-type="string">
            <text:p>no pass</text:p>
          </table:table-cell>
          <table:table-cell table:style-name="ce238" table:content-validation-name="val1" office:value-type="string" calcext:value-type="string">
            <text:p>pass</text:p>
          </table:table-cell>
          <table:table-cell table:style-name="ce43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42" table:content-validation-name="val1" office:value-type="string" calcext:value-type="string">
            <text:p>no pass</text:p>
          </table:table-cell>
          <table:table-cell table:style-name="ce239" table:content-validation-name="val1" office:value-type="string" calcext:value-type="string">
            <text:p>pass</text:p>
          </table:table-cell>
          <table:table-cell table:style-name="ce44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43" table:content-validation-name="val1" office:value-type="string" calcext:value-type="string">
            <text:p>no pass</text:p>
          </table:table-cell>
          <table:table-cell table:style-name="ce240" table:content-validation-name="val1" office:value-type="string" calcext:value-type="string">
            <text:p>pass</text:p>
          </table:table-cell>
          <table:table-cell table:style-name="ce44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6</text:p>
          </table:table-cell>
          <table:table-cell table:style-name="ce11" office:value-type="string" calcext:value-type="string" table:number-columns-spanned="2" table:number-rows-spanned="1">
            <text:p>Rozpoczęcie nowej rozgrywki dla pięciu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44" table:content-validation-name="val1" office:value-type="string" calcext:value-type="string">
            <text:p>no pass</text:p>
          </table:table-cell>
          <table:table-cell table:style-name="ce241" table:content-validation-name="val1" office:value-type="string" calcext:value-type="string">
            <text:p>pass</text:p>
          </table:table-cell>
          <table:table-cell table:style-name="ce442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45" table:content-validation-name="val1" office:value-type="string" calcext:value-type="string">
            <text:p>no pass</text:p>
          </table:table-cell>
          <table:table-cell table:style-name="ce242" table:content-validation-name="val1" office:value-type="string" calcext:value-type="string">
            <text:p>pass</text:p>
          </table:table-cell>
          <table:table-cell table:style-name="ce443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5</text:p>
          </table:table-cell>
          <table:table-cell table:style-name="ce17" office:value-type="string" calcext:value-type="string">
            <text:p>Gra zostanie ustawiona dla pięciu graczy</text:p>
          </table:table-cell>
          <table:table-cell table:style-name="ce46" table:content-validation-name="val1" office:value-type="string" calcext:value-type="string">
            <text:p>no pass</text:p>
          </table:table-cell>
          <table:table-cell table:style-name="ce243" table:content-validation-name="val1" office:value-type="string" calcext:value-type="string">
            <text:p>pass</text:p>
          </table:table-cell>
          <table:table-cell table:style-name="ce44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47" table:content-validation-name="val1" office:value-type="string" calcext:value-type="string">
            <text:p>no pass</text:p>
          </table:table-cell>
          <table:table-cell table:style-name="ce244" table:content-validation-name="val1" office:value-type="string" calcext:value-type="string">
            <text:p>pass</text:p>
          </table:table-cell>
          <table:table-cell table:style-name="ce445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48" table:content-validation-name="val1" office:value-type="string" calcext:value-type="string">
            <text:p>no pass</text:p>
          </table:table-cell>
          <table:table-cell table:style-name="ce245" table:content-validation-name="val1" office:value-type="string" calcext:value-type="string">
            <text:p>pass</text:p>
          </table:table-cell>
          <table:table-cell table:style-name="ce44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49" table:content-validation-name="val1" office:value-type="string" calcext:value-type="string">
            <text:p>no pass</text:p>
          </table:table-cell>
          <table:table-cell table:style-name="ce246" table:content-validation-name="val1" office:value-type="string" calcext:value-type="string">
            <text:p>pass</text:p>
          </table:table-cell>
          <table:table-cell table:style-name="ce447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7</text:p>
          </table:table-cell>
          <table:table-cell table:style-name="ce11" office:value-type="string" calcext:value-type="string" table:number-columns-spanned="2" table:number-rows-spanned="1">
            <text:p>Wyświetlenie menu rozgrywki – klawisz escape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50" table:content-validation-name="val1" office:value-type="string" calcext:value-type="string">
            <text:p>no pass</text:p>
          </table:table-cell>
          <table:table-cell table:style-name="ce247" table:content-validation-name="val1" office:value-type="string" calcext:value-type="string">
            <text:p>no pass</text:p>
          </table:table-cell>
          <table:table-cell table:style-name="ce44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klawisza escape</text:p>
          </table:table-cell>
          <table:table-cell table:style-name="ce17" office:value-type="string" calcext:value-type="string">
            <text:p>Widzimy menu rozgrywki</text:p>
          </table:table-cell>
          <table:table-cell table:style-name="ce51" table:content-validation-name="val1" office:value-type="string" calcext:value-type="string">
            <text:p>no pass</text:p>
          </table:table-cell>
          <table:table-cell table:style-name="ce248" table:content-validation-name="val1" office:value-type="string" calcext:value-type="string">
            <text:p>no pass</text:p>
          </table:table-cell>
          <table:table-cell table:style-name="ce44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8</text:p>
          </table:table-cell>
          <table:table-cell table:style-name="ce11" office:value-type="string" calcext:value-type="string" table:number-columns-spanned="2" table:number-rows-spanned="1">
            <text:p>Wyświetlenie menu rozgrywki – GU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52" table:content-validation-name="val1" office:value-type="string" calcext:value-type="string">
            <text:p>no pass</text:p>
          </table:table-cell>
          <table:table-cell table:style-name="ce249" table:content-validation-name="val1" office:value-type="string" calcext:value-type="string">
            <text:p>no pass</text:p>
          </table:table-cell>
          <table:table-cell table:style-name="ce45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Options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53" table:content-validation-name="val1" office:value-type="string" calcext:value-type="string">
            <text:p>no pass</text:p>
          </table:table-cell>
          <table:table-cell table:style-name="ce250" table:content-validation-name="val1" office:value-type="string" calcext:value-type="string">
            <text:p>no pass</text:p>
          </table:table-cell>
          <table:table-cell table:style-name="ce45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9</text:p>
          </table:table-cell>
          <table:table-cell table:style-name="ce11" office:value-type="string" calcext:value-type="string" table:number-columns-spanned="2" table:number-rows-spanned="1">
            <text:p>Zakończenie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54" table:content-validation-name="val1" office:value-type="string" calcext:value-type="string">
            <text:p>no pass</text:p>
          </table:table-cell>
          <table:table-cell table:style-name="ce251" table:content-validation-name="val1" office:value-type="string" calcext:value-type="string">
            <text:p>no pass</text:p>
          </table:table-cell>
          <table:table-cell table:style-name="ce45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End Game</text:span>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55" table:content-validation-name="val1" office:value-type="string" calcext:value-type="string">
            <text:p>no pass</text:p>
          </table:table-cell>
          <table:table-cell table:style-name="ce252" table:content-validation-name="val1" office:value-type="string" calcext:value-type="string">
            <text:p>no pass</text:p>
          </table:table-cell>
          <table:table-cell table:style-name="ce45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ęcie przycisku YES</text:p>
          </table:table-cell>
          <table:table-cell table:style-name="ce17" office:value-type="string" calcext:value-type="string">
            <text:p>Widzimy ekran startowy</text:p>
          </table:table-cell>
          <table:table-cell table:style-name="ce56" table:content-validation-name="val1" office:value-type="string" calcext:value-type="string">
            <text:p>no pass</text:p>
          </table:table-cell>
          <table:table-cell table:style-name="ce253" table:content-validation-name="val1" office:value-type="string" calcext:value-type="string">
            <text:p>no pass</text:p>
          </table:table-cell>
          <table:table-cell table:style-name="ce45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0</text:p>
          </table:table-cell>
          <table:table-cell table:style-name="ce11" office:value-type="string" calcext:value-type="string" table:number-columns-spanned="2" table:number-rows-spanned="1">
            <text:p>Zakończenie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9</text:span></text:p>
          </table:table-cell>
          <table:table-cell table:style-name="ce17" office:value-type="string" calcext:value-type="string">
            <text:p>Widzimy ekran startowy</text:p>
          </table:table-cell>
          <table:table-cell table:style-name="ce57" table:content-validation-name="val1" office:value-type="string" calcext:value-type="string">
            <text:p>no pass</text:p>
          </table:table-cell>
          <table:table-cell table:style-name="ce254" table:content-validation-name="val1" office:value-type="string" calcext:value-type="string">
            <text:p>no pass</text:p>
          </table:table-cell>
          <table:table-cell table:style-name="ce45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Exit</text:span></text:p>
          </table:table-cell>
          <table:table-cell table:style-name="ce17" office:value-type="string" calcext:value-type="string">
            <text:p>Powrót do systemu operacyjnego</text:p>
          </table:table-cell>
          <table:table-cell table:style-name="ce58" table:content-validation-name="val1" office:value-type="string" calcext:value-type="string">
            <text:p>no pass</text:p>
          </table:table-cell>
          <table:table-cell table:style-name="ce255" table:content-validation-name="val1" office:value-type="string" calcext:value-type="string">
            <text:p>no pass</text:p>
          </table:table-cell>
          <table:table-cell table:style-name="ce45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1</text:p>
          </table:table-cell>
          <table:table-cell table:style-name="ce11" office:value-type="string" calcext:value-type="string" table:number-columns-spanned="2" table:number-rows-spanned="1">
            <text:p>Rezygnacja z zakończenia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59" table:content-validation-name="val1" office:value-type="string" calcext:value-type="string">
            <text:p>no pass</text:p>
          </table:table-cell>
          <table:table-cell table:style-name="ce256" table:content-validation-name="val1" office:value-type="string" calcext:value-type="string">
            <text:p>no pass</text:p>
          </table:table-cell>
          <table:table-cell table:style-name="ce45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End Game</text:span>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60" table:content-validation-name="val1" office:value-type="string" calcext:value-type="string">
            <text:p>no pass</text:p>
          </table:table-cell>
          <table:table-cell table:style-name="ce257" table:content-validation-name="val1" office:value-type="string" calcext:value-type="string">
            <text:p>no pass</text:p>
          </table:table-cell>
          <table:table-cell table:style-name="ce45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ęcie przycisku NO</text:p>
          </table:table-cell>
          <table:table-cell table:style-name="ce17" office:value-type="string" calcext:value-type="string">
            <text:p>Wracamy do rozgrywki</text:p>
          </table:table-cell>
          <table:table-cell table:style-name="ce61" table:content-validation-name="val1" office:value-type="string" calcext:value-type="string">
            <text:p>no pass</text:p>
          </table:table-cell>
          <table:table-cell table:style-name="ce258" table:content-validation-name="val1" office:value-type="string" calcext:value-type="string">
            <text:p>no pass</text:p>
          </table:table-cell>
          <table:table-cell table:style-name="ce45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2</text:p>
          </table:table-cell>
          <table:table-cell table:style-name="ce11" office:value-type="string" calcext:value-type="string" table:number-columns-spanned="2" table:number-rows-spanned="1">
            <text:p>Szybkie zapisanie stanu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62" table:content-validation-name="val1" office:value-type="string" calcext:value-type="string">
            <text:p>no pass</text:p>
          </table:table-cell>
          <table:table-cell table:style-name="ce259" table:content-validation-name="val1" office:value-type="string" calcext:value-type="string">
            <text:p>no pass</text:p>
          </table:table-cell>
          <table:table-cell table:style-name="ce46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klawisza F5</text:p>
          </table:table-cell>
          <table:table-cell table:style-name="ce17" office:value-type="string" calcext:value-type="string">
            <text:p>Widzimy informację, że gra została zapisana</text:p>
          </table:table-cell>
          <table:table-cell table:style-name="ce63" table:content-validation-name="val1" office:value-type="string" calcext:value-type="string">
            <text:p>no pass</text:p>
          </table:table-cell>
          <table:table-cell table:style-name="ce260" table:content-validation-name="val1" office:value-type="string" calcext:value-type="string">
            <text:p>no pass</text:p>
          </table:table-cell>
          <table:table-cell table:style-name="ce46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3</text:p>
          </table:table-cell>
          <table:table-cell table:style-name="ce11" office:value-type="string" calcext:value-type="string" table:number-columns-spanned="2" table:number-rows-spanned="1">
            <text:p>Szybkie wczytanie stanu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12</text:span></text:p>
          </table:table-cell>
          <table:table-cell table:style-name="ce17" office:value-type="string" calcext:value-type="string">
            <text:p>Widzimy informację, że gra została zapisana</text:p>
          </table:table-cell>
          <table:table-cell table:style-name="ce64" table:content-validation-name="val1" office:value-type="string" calcext:value-type="string">
            <text:p>no pass</text:p>
          </table:table-cell>
          <table:table-cell table:style-name="ce261" table:content-validation-name="val1" office:value-type="string" calcext:value-type="string">
            <text:p>no pass</text:p>
          </table:table-cell>
          <table:table-cell table:style-name="ce46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Gracz pierwszy kończy turę</text:p>
          </table:table-cell>
          <table:table-cell table:style-name="ce17" office:value-type="string" calcext:value-type="string">
            <text:p>Rozpoczyna się tura drugiego gracza</text:p>
          </table:table-cell>
          <table:table-cell table:style-name="ce65" table:content-validation-name="val1" office:value-type="string" calcext:value-type="string">
            <text:p>no pass</text:p>
          </table:table-cell>
          <table:table-cell table:style-name="ce262" table:content-validation-name="val1" office:value-type="string" calcext:value-type="string">
            <text:p>no pass</text:p>
          </table:table-cell>
          <table:table-cell table:style-name="ce46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klawisza F7</text:p>
          </table:table-cell>
          <table:table-cell table:style-name="ce17" office:value-type="string" calcext:value-type="string">
            <text:p>Widzimy stan gry z momentu jej zapisania (tura pierwszego gracza).</text:p>
          </table:table-cell>
          <table:table-cell table:style-name="ce66" table:content-validation-name="val1" office:value-type="string" calcext:value-type="string">
            <text:p>no pass</text:p>
          </table:table-cell>
          <table:table-cell table:style-name="ce263" table:content-validation-name="val1" office:value-type="string" calcext:value-type="string">
            <text:p>no pass</text:p>
          </table:table-cell>
          <table:table-cell table:style-name="ce46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4</text:p>
          </table:table-cell>
          <table:table-cell table:style-name="ce11" office:value-type="string" calcext:value-type="string" table:number-columns-spanned="2" table:number-rows-spanned="1">
            <text:p>Zapisanie stanu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67" table:content-validation-name="val1" office:value-type="string" calcext:value-type="string">
            <text:p>no pass</text:p>
          </table:table-cell>
          <table:table-cell table:style-name="ce264" table:content-validation-name="val1" office:value-type="string" calcext:value-type="string">
            <text:p>no pass</text:p>
          </table:table-cell>
          <table:table-cell table:style-name="ce46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Save</text:span></text:p>
          </table:table-cell>
          <table:table-cell table:style-name="ce17" office:value-type="string" calcext:value-type="string">
            <text:p>Widzimy okno dialogowe z możliwością wprowadzenia nazwy zapisu gry</text:p>
          </table:table-cell>
          <table:table-cell table:style-name="ce68" table:content-validation-name="val1" office:value-type="string" calcext:value-type="string">
            <text:p>no pass</text:p>
          </table:table-cell>
          <table:table-cell table:style-name="ce265" table:content-validation-name="val1" office:value-type="string" calcext:value-type="string">
            <text:p>no pass</text:p>
          </table:table-cell>
          <table:table-cell table:style-name="ce46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prowadzenie nazwy zapisu gry</text:p>
          </table:table-cell>
          <table:table-cell table:style-name="ce17" office:value-type="string" calcext:value-type="string">
            <text:p>Widzimy podaną nazwę</text:p>
          </table:table-cell>
          <table:table-cell table:style-name="ce69" table:content-validation-name="val1" office:value-type="string" calcext:value-type="string">
            <text:p>no pass</text:p>
          </table:table-cell>
          <table:table-cell table:style-name="ce266" table:content-validation-name="val1" office:value-type="string" calcext:value-type="string">
            <text:p>no pass</text:p>
          </table:table-cell>
          <table:table-cell table:style-name="ce46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Save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70" table:content-validation-name="val1" office:value-type="string" calcext:value-type="string">
            <text:p>no pass</text:p>
          </table:table-cell>
          <table:table-cell table:style-name="ce267" table:content-validation-name="val1" office:value-type="string" calcext:value-type="string">
            <text:p>no pass</text:p>
          </table:table-cell>
          <table:table-cell table:style-name="ce46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5</text:p>
          </table:table-cell>
          <table:table-cell table:style-name="ce11" office:value-type="string" calcext:value-type="string" table:number-columns-spanned="2" table:number-rows-spanned="1">
            <text:p>Rezygnacja z zapisania stanu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71" table:content-validation-name="val1" office:value-type="string" calcext:value-type="string">
            <text:p>no pass</text:p>
          </table:table-cell>
          <table:table-cell table:style-name="ce268" table:content-validation-name="val1" office:value-type="string" calcext:value-type="string">
            <text:p>no pass</text:p>
          </table:table-cell>
          <table:table-cell table:style-name="ce46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Save</text:span></text:p>
          </table:table-cell>
          <table:table-cell table:style-name="ce17" office:value-type="string" calcext:value-type="string">
            <text:p>Widzimy okno dialogowe z możliwością nazwy zapisu gry</text:p>
          </table:table-cell>
          <table:table-cell table:style-name="ce72" table:content-validation-name="val1" office:value-type="string" calcext:value-type="string">
            <text:p>no pass</text:p>
          </table:table-cell>
          <table:table-cell table:style-name="ce269" table:content-validation-name="val1" office:value-type="string" calcext:value-type="string">
            <text:p>no pass</text:p>
          </table:table-cell>
          <table:table-cell table:style-name="ce470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ęcie przycisku <text:span text:style-name="T1">Cancel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73" table:content-validation-name="val1" office:value-type="string" calcext:value-type="string">
            <text:p>no pass</text:p>
          </table:table-cell>
          <table:table-cell table:style-name="ce270" table:content-validation-name="val1" office:value-type="string" calcext:value-type="string">
            <text:p>no pass</text:p>
          </table:table-cell>
          <table:table-cell table:style-name="ce47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6</text:p>
          </table:table-cell>
          <table:table-cell table:style-name="ce11" office:value-type="string" calcext:value-type="string" table:number-columns-spanned="2" table:number-rows-spanned="1">
            <text:p>Wczytanie stanu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74" table:content-validation-name="val1" office:value-type="string" calcext:value-type="string">
            <text:p>no pass</text:p>
          </table:table-cell>
          <table:table-cell table:style-name="ce271" table:content-validation-name="val1" office:value-type="string" calcext:value-type="string">
            <text:p>no pass</text:p>
          </table:table-cell>
          <table:table-cell table:style-name="ce47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75" table:content-validation-name="val1" office:value-type="string" calcext:value-type="string">
            <text:p>no pass</text:p>
          </table:table-cell>
          <table:table-cell table:style-name="ce272" table:content-validation-name="val1" office:value-type="string" calcext:value-type="string">
            <text:p>no pass</text:p>
          </table:table-cell>
          <table:table-cell table:style-name="ce47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76" table:content-validation-name="val1" office:value-type="string" calcext:value-type="string">
            <text:p>no pass</text:p>
          </table:table-cell>
          <table:table-cell table:style-name="ce273" table:content-validation-name="val1" office:value-type="string" calcext:value-type="string">
            <text:p>no pass</text:p>
          </table:table-cell>
          <table:table-cell table:style-name="ce47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YES</text:p>
          </table:table-cell>
          <table:table-cell table:style-name="ce17" office:value-type="string" calcext:value-type="string">
            <text:p>Wczytanie wybranego stanu gry</text:p>
          </table:table-cell>
          <table:table-cell table:style-name="ce77" table:content-validation-name="val1" office:value-type="string" calcext:value-type="string">
            <text:p>no pass</text:p>
          </table:table-cell>
          <table:table-cell table:style-name="ce274" table:content-validation-name="val1" office:value-type="string" calcext:value-type="string">
            <text:p>no pass</text:p>
          </table:table-cell>
          <table:table-cell table:style-name="ce47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7</text:p>
          </table:table-cell>
          <table:table-cell table:style-name="ce11" office:value-type="string" calcext:value-type="string" table:number-columns-spanned="2" table:number-rows-spanned="1">
            <text:p>Wczytanie stanu gry z poziomu ekranu startowego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78" table:content-validation-name="val1" office:value-type="string" calcext:value-type="string">
            <text:p>no pass</text:p>
          </table:table-cell>
          <table:table-cell table:style-name="ce275" table:content-validation-name="val1" office:value-type="string" calcext:value-type="string">
            <text:p>no pass</text:p>
          </table:table-cell>
          <table:table-cell table:style-name="ce47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79" table:content-validation-name="val1" office:value-type="string" calcext:value-type="string">
            <text:p>no pass</text:p>
          </table:table-cell>
          <table:table-cell table:style-name="ce276" table:content-validation-name="val1" office:value-type="string" calcext:value-type="string">
            <text:p>no pass</text:p>
          </table:table-cell>
          <table:table-cell table:style-name="ce47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80" table:content-validation-name="val1" office:value-type="string" calcext:value-type="string">
            <text:p>no pass</text:p>
          </table:table-cell>
          <table:table-cell table:style-name="ce277" table:content-validation-name="val1" office:value-type="string" calcext:value-type="string">
            <text:p>no pass</text:p>
          </table:table-cell>
          <table:table-cell table:style-name="ce47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YES</text:p>
          </table:table-cell>
          <table:table-cell table:style-name="ce17" office:value-type="string" calcext:value-type="string">
            <text:p>Wczytanie wybranego stanu gry</text:p>
          </table:table-cell>
          <table:table-cell table:style-name="ce81" table:content-validation-name="val1" office:value-type="string" calcext:value-type="string">
            <text:p>no pass</text:p>
          </table:table-cell>
          <table:table-cell table:style-name="ce278" table:content-validation-name="val1" office:value-type="string" calcext:value-type="string">
            <text:p>no pass</text:p>
          </table:table-cell>
          <table:table-cell table:style-name="ce47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8</text:p>
          </table:table-cell>
          <table:table-cell table:style-name="ce11" office:value-type="string" calcext:value-type="string" table:number-columns-spanned="2" table:number-rows-spanned="1">
            <text:p>Rezygnacja z wczytywania stanu gry z poziomu ekranu startowego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82" table:content-validation-name="val1" office:value-type="string" calcext:value-type="string">
            <text:p>no pass</text:p>
          </table:table-cell>
          <table:table-cell table:style-name="ce279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83" table:content-validation-name="val1" office:value-type="string" calcext:value-type="string">
            <text:p>no pass</text:p>
          </table:table-cell>
          <table:table-cell table:style-name="ce280" table:content-validation-name="val1" office:value-type="string" calcext:value-type="string">
            <text:p>no pass</text:p>
          </table:table-cell>
          <table:table-cell table:style-name="ce480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84" table:content-validation-name="val1" office:value-type="string" calcext:value-type="string">
            <text:p>no pass</text:p>
          </table:table-cell>
          <table:table-cell table:style-name="ce281" table:content-validation-name="val1" office:value-type="string" calcext:value-type="string">
            <text:p>no pass</text:p>
          </table:table-cell>
          <table:table-cell table:style-name="ce48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NO</text:p>
          </table:table-cell>
          <table:table-cell table:style-name="ce17" office:value-type="string" calcext:value-type="string">
            <text:p>Widzimy ekran startowy</text:p>
          </table:table-cell>
          <table:table-cell table:style-name="ce85" table:content-validation-name="val1" office:value-type="string" calcext:value-type="string">
            <text:p>no pass</text:p>
          </table:table-cell>
          <table:table-cell table:style-name="ce282" table:content-validation-name="val1" office:value-type="string" calcext:value-type="string">
            <text:p>no pass</text:p>
          </table:table-cell>
          <table:table-cell table:style-name="ce48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19</text:p>
          </table:table-cell>
          <table:table-cell table:style-name="ce11" office:value-type="string" calcext:value-type="string" table:number-columns-spanned="2" table:number-rows-spanned="1">
            <text:p>Rezygnacja z wczytywania stanu gry z poziom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86" table:content-validation-name="val1" office:value-type="string" calcext:value-type="string">
            <text:p>no pass</text:p>
          </table:table-cell>
          <table:table-cell table:style-name="ce283" table:content-validation-name="val1" office:value-type="string" calcext:value-type="string">
            <text:p>no pass</text:p>
          </table:table-cell>
          <table:table-cell table:style-name="ce48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87" table:content-validation-name="val1" office:value-type="string" calcext:value-type="string">
            <text:p>no pass</text:p>
          </table:table-cell>
          <table:table-cell table:style-name="ce284" table:content-validation-name="val1" office:value-type="string" calcext:value-type="string">
            <text:p>no pass</text:p>
          </table:table-cell>
          <table:table-cell table:style-name="ce48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88" table:content-validation-name="val1" office:value-type="string" calcext:value-type="string">
            <text:p>no pass</text:p>
          </table:table-cell>
          <table:table-cell table:style-name="ce285" table:content-validation-name="val1" office:value-type="string" calcext:value-type="string">
            <text:p>no pass</text:p>
          </table:table-cell>
          <table:table-cell table:style-name="ce48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NO</text:p>
          </table:table-cell>
          <table:table-cell table:style-name="ce17" office:value-type="string" calcext:value-type="string">
            <text:p>Widzimy menu rozgrywki</text:p>
          </table:table-cell>
          <table:table-cell table:style-name="ce89" table:content-validation-name="val1" office:value-type="string" calcext:value-type="string">
            <text:p>no pass</text:p>
          </table:table-cell>
          <table:table-cell table:style-name="ce286" table:content-validation-name="val1" office:value-type="string" calcext:value-type="string">
            <text:p>no pass</text:p>
          </table:table-cell>
          <table:table-cell table:style-name="ce48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0</text:p>
          </table:table-cell>
          <table:table-cell table:style-name="ce11" office:value-type="string" calcext:value-type="string" table:number-columns-spanned="2" table:number-rows-spanned="1">
            <text:p>Wyjście z menu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8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90" table:content-validation-name="val1" office:value-type="string" calcext:value-type="string">
            <text:p>no pass</text:p>
          </table:table-cell>
          <table:table-cell table:style-name="ce287" table:content-validation-name="val1" office:value-type="string" calcext:value-type="string">
            <text:p>no pass</text:p>
          </table:table-cell>
          <table:table-cell table:style-name="ce48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Return</text:span></text:p>
          </table:table-cell>
          <table:table-cell table:style-name="ce17" office:value-type="string" calcext:value-type="string">
            <text:p>Wracamy do rozgrywki</text:p>
          </table:table-cell>
          <table:table-cell table:style-name="ce91" table:content-validation-name="val1" office:value-type="string" calcext:value-type="string">
            <text:p>no pass</text:p>
          </table:table-cell>
          <table:table-cell table:style-name="ce288" table:content-validation-name="val1" office:value-type="string" calcext:value-type="string">
            <text:p>no pass</text:p>
          </table:table-cell>
          <table:table-cell table:style-name="ce48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1</text:p>
          </table:table-cell>
          <table:table-cell table:style-name="ce11" office:value-type="string" calcext:value-type="string" table:number-columns-spanned="2" table:number-rows-spanned="1">
            <text:p>Kontrola elementów GUI – dwóch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92" table:content-validation-name="val1" office:value-type="string" calcext:value-type="string">
            <text:p>no pass</text:p>
          </table:table-cell>
          <table:table-cell table:style-name="ce289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eryfikacja nazw graczy</text:p>
          </table:table-cell>
          <table:table-cell table:style-name="ce17" office:value-type="string" calcext:value-type="string">
            <text:p>Poprawne nazwy graczy</text:p>
          </table:table-cell>
          <table:table-cell table:style-name="ce93" table:content-validation-name="val1" office:value-type="string" calcext:value-type="string">
            <text:p>no pass</text:p>
          </table:table-cell>
          <table:table-cell table:style-name="ce290" table:content-validation-name="val1" office:value-type="string" calcext:value-type="string">
            <text:p>no pass</text:p>
          </table:table-cell>
          <table:table-cell table:style-name="ce48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kolorów graczy</text:p>
          </table:table-cell>
          <table:table-cell table:style-name="ce17" office:value-type="string" calcext:value-type="string">
            <text:p>Poprawne kolory graczy</text:p>
          </table:table-cell>
          <table:table-cell table:style-name="ce94" table:content-validation-name="val1" office:value-type="string" calcext:value-type="string">
            <text:p>no pass</text:p>
          </table:table-cell>
          <table:table-cell table:style-name="ce291" table:content-validation-name="val1" office:value-type="string" calcext:value-type="string">
            <text:p>no pass</text:p>
          </table:table-cell>
          <table:table-cell table:style-name="ce49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eryfikacja punktacji</text:p>
          </table:table-cell>
          <table:table-cell table:style-name="ce17" office:value-type="string" calcext:value-type="string">
            <text:p>Poprawna punktacja – wszyscy gracze posiadają 0 punktów</text:p>
          </table:table-cell>
          <table:table-cell table:style-name="ce95" table:content-validation-name="val1" office:value-type="string" calcext:value-type="string">
            <text:p>no pass</text:p>
          </table:table-cell>
          <table:table-cell table:style-name="ce292" table:content-validation-name="val1" office:value-type="string" calcext:value-type="string">
            <text:p>no pass</text:p>
          </table:table-cell>
          <table:table-cell table:style-name="ce49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eryfikacja początkowego stanu</text:p>
          </table:table-cell>
          <table:table-cell table:style-name="ce17" office:value-type="string" calcext:value-type="string">
            <text:p>Płytka startowa na środku planszy</text:p>
          </table:table-cell>
          <table:table-cell table:style-name="ce96" table:content-validation-name="val1" office:value-type="string" calcext:value-type="string">
            <text:p>no pass</text:p>
          </table:table-cell>
          <table:table-cell table:style-name="ce293" table:content-validation-name="val1" office:value-type="string" calcext:value-type="string">
            <text:p>no pass</text:p>
          </table:table-cell>
          <table:table-cell table:style-name="ce492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eryfikacja wylosowanej płytki</text:p>
          </table:table-cell>
          <table:table-cell table:style-name="ce17" office:value-type="string" calcext:value-type="string">
            <text:p>Widzimy losową płytkę w GUI gracza</text:p>
          </table:table-cell>
          <table:table-cell table:style-name="ce97" table:content-validation-name="val1" office:value-type="string" calcext:value-type="string">
            <text:p>no pass</text:p>
          </table:table-cell>
          <table:table-cell table:style-name="ce294" table:content-validation-name="val1" office:value-type="string" calcext:value-type="string">
            <text:p>no pass</text:p>
          </table:table-cell>
          <table:table-cell table:style-name="ce493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98" table:content-validation-name="val1" office:value-type="string" calcext:value-type="string">
            <text:p>no pass</text:p>
          </table:table-cell>
          <table:table-cell table:style-name="ce295" table:content-validation-name="val1" office:value-type="string" calcext:value-type="string">
            <text:p>no pass</text:p>
          </table:table-cell>
          <table:table-cell table:style-name="ce49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2</text:p>
          </table:table-cell>
          <table:table-cell table:style-name="ce11" office:value-type="string" calcext:value-type="string" table:number-columns-spanned="2" table:number-rows-spanned="1">
            <text:p>Kontrola elementów GUI – trzech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99" table:content-validation-name="val1" office:value-type="string" calcext:value-type="string">
            <text:p>no pass</text:p>
          </table:table-cell>
          <table:table-cell table:style-name="ce296" table:content-validation-name="val1" office:value-type="string" calcext:value-type="string">
            <text:p>no pass</text:p>
          </table:table-cell>
          <table:table-cell table:style-name="ce495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eryfikacja nazw graczy</text:p>
          </table:table-cell>
          <table:table-cell table:style-name="ce17" office:value-type="string" calcext:value-type="string">
            <text:p>Poprawne nazwy graczy</text:p>
          </table:table-cell>
          <table:table-cell table:style-name="ce100" table:content-validation-name="val1" office:value-type="string" calcext:value-type="string">
            <text:p>no pass</text:p>
          </table:table-cell>
          <table:table-cell table:style-name="ce297" table:content-validation-name="val1" office:value-type="string" calcext:value-type="string">
            <text:p>no pass</text:p>
          </table:table-cell>
          <table:table-cell table:style-name="ce49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kolorów graczy</text:p>
          </table:table-cell>
          <table:table-cell table:style-name="ce17" office:value-type="string" calcext:value-type="string">
            <text:p>Poprawne kolory graczy</text:p>
          </table:table-cell>
          <table:table-cell table:style-name="ce101" table:content-validation-name="val1" office:value-type="string" calcext:value-type="string">
            <text:p>no pass</text:p>
          </table:table-cell>
          <table:table-cell table:style-name="ce298" table:content-validation-name="val1" office:value-type="string" calcext:value-type="string">
            <text:p>no pass</text:p>
          </table:table-cell>
          <table:table-cell table:style-name="ce497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eryfikacja punktacji</text:p>
          </table:table-cell>
          <table:table-cell table:style-name="ce17" office:value-type="string" calcext:value-type="string">
            <text:p>Poprawna punktacja – wszyscy gracze posiadają 0 punktów</text:p>
          </table:table-cell>
          <table:table-cell table:style-name="ce102" table:content-validation-name="val1" office:value-type="string" calcext:value-type="string">
            <text:p>no pass</text:p>
          </table:table-cell>
          <table:table-cell table:style-name="ce299" table:content-validation-name="val1" office:value-type="string" calcext:value-type="string">
            <text:p>no pass</text:p>
          </table:table-cell>
          <table:table-cell table:style-name="ce49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eryfikacja początkowego stanu</text:p>
          </table:table-cell>
          <table:table-cell table:style-name="ce17" office:value-type="string" calcext:value-type="string">
            <text:p>Płytka startowa na środku planszy</text:p>
          </table:table-cell>
          <table:table-cell table:style-name="ce103" table:content-validation-name="val1" office:value-type="string" calcext:value-type="string">
            <text:p>no pass</text:p>
          </table:table-cell>
          <table:table-cell table:style-name="ce300" table:content-validation-name="val1" office:value-type="string" calcext:value-type="string">
            <text:p>no pass</text:p>
          </table:table-cell>
          <table:table-cell table:style-name="ce49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eryfikacja wylosowanej płytki</text:p>
          </table:table-cell>
          <table:table-cell table:style-name="ce17" office:value-type="string" calcext:value-type="string">
            <text:p>Widzimy losową płytkę w GUI gracza</text:p>
          </table:table-cell>
          <table:table-cell table:style-name="ce104" table:content-validation-name="val1" office:value-type="string" calcext:value-type="string">
            <text:p>no pass</text:p>
          </table:table-cell>
          <table:table-cell table:style-name="ce301" table:content-validation-name="val1" office:value-type="string" calcext:value-type="string">
            <text:p>no pass</text:p>
          </table:table-cell>
          <table:table-cell table:style-name="ce50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05" table:content-validation-name="val1" office:value-type="string" calcext:value-type="string">
            <text:p>no pass</text:p>
          </table:table-cell>
          <table:table-cell table:style-name="ce302" table:content-validation-name="val1" office:value-type="string" calcext:value-type="string">
            <text:p>no pass</text:p>
          </table:table-cell>
          <table:table-cell table:style-name="ce50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3</text:p>
          </table:table-cell>
          <table:table-cell table:style-name="ce11" office:value-type="string" calcext:value-type="string" table:number-columns-spanned="2" table:number-rows-spanned="1">
            <text:p>Kontrola elementów GUI – czterech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06" table:content-validation-name="val1" office:value-type="string" calcext:value-type="string">
            <text:p>no pass</text:p>
          </table:table-cell>
          <table:table-cell table:style-name="ce303" table:content-validation-name="val1" office:value-type="string" calcext:value-type="string">
            <text:p>no pass</text:p>
          </table:table-cell>
          <table:table-cell table:style-name="ce502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eryfikacja nazw graczy</text:p>
          </table:table-cell>
          <table:table-cell table:style-name="ce17" office:value-type="string" calcext:value-type="string">
            <text:p>Poprawne nazwy graczy</text:p>
          </table:table-cell>
          <table:table-cell table:style-name="ce107" table:content-validation-name="val1" office:value-type="string" calcext:value-type="string">
            <text:p>no pass</text:p>
          </table:table-cell>
          <table:table-cell table:style-name="ce304" table:content-validation-name="val1" office:value-type="string" calcext:value-type="string">
            <text:p>no pass</text:p>
          </table:table-cell>
          <table:table-cell table:style-name="ce503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kolorów graczy</text:p>
          </table:table-cell>
          <table:table-cell table:style-name="ce17" office:value-type="string" calcext:value-type="string">
            <text:p>Poprawne kolory graczy</text:p>
          </table:table-cell>
          <table:table-cell table:style-name="ce108" table:content-validation-name="val1" office:value-type="string" calcext:value-type="string">
            <text:p>no pass</text:p>
          </table:table-cell>
          <table:table-cell table:style-name="ce305" table:content-validation-name="val1" office:value-type="string" calcext:value-type="string">
            <text:p>no pass</text:p>
          </table:table-cell>
          <table:table-cell table:style-name="ce50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eryfikacja punktacji</text:p>
          </table:table-cell>
          <table:table-cell table:style-name="ce17" office:value-type="string" calcext:value-type="string">
            <text:p>Poprawna punktacja – wszyscy gracze posiadają 0 punktów</text:p>
          </table:table-cell>
          <table:table-cell table:style-name="ce109" table:content-validation-name="val1" office:value-type="string" calcext:value-type="string">
            <text:p>no pass</text:p>
          </table:table-cell>
          <table:table-cell table:style-name="ce306" table:content-validation-name="val1" office:value-type="string" calcext:value-type="string">
            <text:p>no pass</text:p>
          </table:table-cell>
          <table:table-cell table:style-name="ce505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eryfikacja początkowego stanu</text:p>
          </table:table-cell>
          <table:table-cell table:style-name="ce17" office:value-type="string" calcext:value-type="string">
            <text:p>Płytka startowa na środku planszy</text:p>
          </table:table-cell>
          <table:table-cell table:style-name="ce110" table:content-validation-name="val1" office:value-type="string" calcext:value-type="string">
            <text:p>no pass</text:p>
          </table:table-cell>
          <table:table-cell table:style-name="ce307" table:content-validation-name="val1" office:value-type="string" calcext:value-type="string">
            <text:p>no pass</text:p>
          </table:table-cell>
          <table:table-cell table:style-name="ce50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eryfikacja wylosowanej płytki</text:p>
          </table:table-cell>
          <table:table-cell table:style-name="ce17" office:value-type="string" calcext:value-type="string">
            <text:p>Widzimy losową płytkę w GUI gracza</text:p>
          </table:table-cell>
          <table:table-cell table:style-name="ce111" table:content-validation-name="val1" office:value-type="string" calcext:value-type="string">
            <text:p>no pass</text:p>
          </table:table-cell>
          <table:table-cell table:style-name="ce308" table:content-validation-name="val1" office:value-type="string" calcext:value-type="string">
            <text:p>no pass</text:p>
          </table:table-cell>
          <table:table-cell table:style-name="ce507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12" table:content-validation-name="val1" office:value-type="string" calcext:value-type="string">
            <text:p>no pass</text:p>
          </table:table-cell>
          <table:table-cell table:style-name="ce309" table:content-validation-name="val1" office:value-type="string" calcext:value-type="string">
            <text:p>no pass</text:p>
          </table:table-cell>
          <table:table-cell table:style-name="ce50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4</text:p>
          </table:table-cell>
          <table:table-cell table:style-name="ce11" office:value-type="string" calcext:value-type="string" table:number-columns-spanned="2" table:number-rows-spanned="1">
            <text:p>Kontrola elementów GUI – pięciu grac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13" table:content-validation-name="val1" office:value-type="string" calcext:value-type="string">
            <text:p>no pass</text:p>
          </table:table-cell>
          <table:table-cell table:style-name="ce310" table:content-validation-name="val1" office:value-type="string" calcext:value-type="string">
            <text:p>no pass</text:p>
          </table:table-cell>
          <table:table-cell table:style-name="ce50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eryfikacja nazw graczy</text:p>
          </table:table-cell>
          <table:table-cell table:style-name="ce17" office:value-type="string" calcext:value-type="string">
            <text:p>Poprawne nazwy graczy</text:p>
          </table:table-cell>
          <table:table-cell table:style-name="ce114" table:content-validation-name="val1" office:value-type="string" calcext:value-type="string">
            <text:p>no pass</text:p>
          </table:table-cell>
          <table:table-cell table:style-name="ce311" table:content-validation-name="val1" office:value-type="string" calcext:value-type="string">
            <text:p>no pass</text:p>
          </table:table-cell>
          <table:table-cell table:style-name="ce51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kolorów graczy</text:p>
          </table:table-cell>
          <table:table-cell table:style-name="ce17" office:value-type="string" calcext:value-type="string">
            <text:p>Poprawne kolory graczy</text:p>
          </table:table-cell>
          <table:table-cell table:style-name="ce115" table:content-validation-name="val1" office:value-type="string" calcext:value-type="string">
            <text:p>no pass</text:p>
          </table:table-cell>
          <table:table-cell table:style-name="ce312" table:content-validation-name="val1" office:value-type="string" calcext:value-type="string">
            <text:p>no pass</text:p>
          </table:table-cell>
          <table:table-cell table:style-name="ce51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eryfikacja punktacji</text:p>
          </table:table-cell>
          <table:table-cell table:style-name="ce17" office:value-type="string" calcext:value-type="string">
            <text:p>Poprawna punktacja – wszyscy gracze posiadają 0 punktów</text:p>
          </table:table-cell>
          <table:table-cell table:style-name="ce116" table:content-validation-name="val1" office:value-type="string" calcext:value-type="string">
            <text:p>no pass</text:p>
          </table:table-cell>
          <table:table-cell table:style-name="ce313" table:content-validation-name="val1" office:value-type="string" calcext:value-type="string">
            <text:p>no pass</text:p>
          </table:table-cell>
          <table:table-cell table:style-name="ce512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eryfikacja początkowego stanu</text:p>
          </table:table-cell>
          <table:table-cell table:style-name="ce17" office:value-type="string" calcext:value-type="string">
            <text:p>Płytka startowa na środku planszy</text:p>
          </table:table-cell>
          <table:table-cell table:style-name="ce117" table:content-validation-name="val1" office:value-type="string" calcext:value-type="string">
            <text:p>no pass</text:p>
          </table:table-cell>
          <table:table-cell table:style-name="ce314" table:content-validation-name="val1" office:value-type="string" calcext:value-type="string">
            <text:p>no pass</text:p>
          </table:table-cell>
          <table:table-cell table:style-name="ce513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eryfikacja wylosowanej płytki</text:p>
          </table:table-cell>
          <table:table-cell table:style-name="ce17" office:value-type="string" calcext:value-type="string">
            <text:p>Widzimy losową płytkę w GUI gracza</text:p>
          </table:table-cell>
          <table:table-cell table:style-name="ce118" table:content-validation-name="val1" office:value-type="string" calcext:value-type="string">
            <text:p>no pass</text:p>
          </table:table-cell>
          <table:table-cell table:style-name="ce315" table:content-validation-name="val1" office:value-type="string" calcext:value-type="string">
            <text:p>no pass</text:p>
          </table:table-cell>
          <table:table-cell table:style-name="ce51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19" table:content-validation-name="val1" office:value-type="string" calcext:value-type="string">
            <text:p>no pass</text:p>
          </table:table-cell>
          <table:table-cell table:style-name="ce316" table:content-validation-name="val1" office:value-type="string" calcext:value-type="string">
            <text:p>no pass</text:p>
          </table:table-cell>
          <table:table-cell table:style-name="ce515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5</text:p>
          </table:table-cell>
          <table:table-cell table:style-name="ce11" office:value-type="string" calcext:value-type="string" table:number-columns-spanned="2" table:number-rows-spanned="1">
            <text:p>Wykonanie podstawowego poprawnego ruchu pierwsz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4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20" table:content-validation-name="val1" office:value-type="string" calcext:value-type="string">
            <text:p>no pass</text:p>
          </table:table-cell>
          <table:table-cell table:style-name="ce317" table:content-validation-name="val1" office:value-type="string" calcext:value-type="string">
            <text:p>no pass</text:p>
          </table:table-cell>
          <table:table-cell table:style-name="ce516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pierwszego gracza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21" table:content-validation-name="val1" office:value-type="string" calcext:value-type="string">
            <text:p>no pass</text:p>
          </table:table-cell>
          <table:table-cell table:style-name="ce318" table:content-validation-name="val1" office:value-type="string" calcext:value-type="string">
            <text:p>no pass</text:p>
          </table:table-cell>
          <table:table-cell table:style-name="ce517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drugiego gracza</text:p>
          </table:table-cell>
          <table:table-cell table:style-name="ce122" table:content-validation-name="val1" office:value-type="string" calcext:value-type="string">
            <text:p>no pass</text:p>
          </table:table-cell>
          <table:table-cell table:style-name="ce319" table:content-validation-name="val1" office:value-type="string" calcext:value-type="string">
            <text:p>no pass</text:p>
          </table:table-cell>
          <table:table-cell table:style-name="ce51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6</text:p>
          </table:table-cell>
          <table:table-cell table:style-name="ce11" office:value-type="string" calcext:value-type="string" table:number-columns-spanned="2" table:number-rows-spanned="1">
            <text:p>Próba wykonania niepoprawnego ruchu pierwsz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4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23" table:content-validation-name="val1" office:value-type="string" calcext:value-type="string">
            <text:p>no pass</text:p>
          </table:table-cell>
          <table:table-cell table:style-name="ce320" table:content-validation-name="val1" office:value-type="string" calcext:value-type="string">
            <text:p>no pass</text:p>
          </table:table-cell>
          <table:table-cell table:style-name="ce51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óba umieszczenia płytki na planszy przez pierwszego</text:p>
            <text:p>Gracza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24" table:content-validation-name="val1" office:value-type="string" calcext:value-type="string">
            <text:p>no pass</text:p>
          </table:table-cell>
          <table:table-cell table:style-name="ce321" table:content-validation-name="val1" office:value-type="string" calcext:value-type="string">
            <text:p>no pass</text:p>
          </table:table-cell>
          <table:table-cell table:style-name="ce52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25" table:content-validation-name="val1" office:value-type="string" calcext:value-type="string">
            <text:p>no pass</text:p>
          </table:table-cell>
          <table:table-cell table:style-name="ce322" table:content-validation-name="val1" office:value-type="string" calcext:value-type="string">
            <text:p>no pass</text:p>
          </table:table-cell>
          <table:table-cell table:style-name="ce52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7</text:p>
          </table:table-cell>
          <table:table-cell table:style-name="ce11" office:value-type="string" calcext:value-type="string" table:number-columns-spanned="2" table:number-rows-spanned="1">
            <text:p>Umieszczenie pionka na planszy przez pierwsz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4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26" table:content-validation-name="val1" office:value-type="string" calcext:value-type="string">
            <text:p>no pass</text:p>
          </table:table-cell>
          <table:table-cell table:style-name="ce323" table:content-validation-name="val1" office:value-type="string" calcext:value-type="string">
            <text:p>no pass</text:p>
          </table:table-cell>
          <table:table-cell table:style-name="ce52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pierwszego gracza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27" table:content-validation-name="val1" office:value-type="string" calcext:value-type="string">
            <text:p>no pass</text:p>
          </table:table-cell>
          <table:table-cell table:style-name="ce324" table:content-validation-name="val1" office:value-type="string" calcext:value-type="string">
            <text:p>no pass</text:p>
          </table:table-cell>
          <table:table-cell table:style-name="ce52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Umieszczenie pionka pierwsz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128" table:content-validation-name="val1" office:value-type="string" calcext:value-type="string">
            <text:p>no pass</text:p>
          </table:table-cell>
          <table:table-cell table:style-name="ce325" table:content-validation-name="val1" office:value-type="string" calcext:value-type="string">
            <text:p>no pass</text:p>
          </table:table-cell>
          <table:table-cell table:style-name="ce524" table:content-validation-name="val1" office:value-type="string" calcext:value-type="string">
            <text:p>no pass</text:p>
          </table:table-cell>
          <table:table-cell table:style-name="ce589" table:content-validation-name="val1" table:number-columns-repeated="6"/>
          <table:table-cell table:style-name="ce591"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drugiego gracza</text:p>
          </table:table-cell>
          <table:table-cell table:style-name="ce129" table:content-validation-name="val1" office:value-type="string" calcext:value-type="string">
            <text:p>no pass</text:p>
          </table:table-cell>
          <table:table-cell table:style-name="ce326" table:content-validation-name="val1" office:value-type="string" calcext:value-type="string">
            <text:p>no pass</text:p>
          </table:table-cell>
          <table:table-cell table:style-name="ce52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8</text:p>
          </table:table-cell>
          <table:table-cell table:style-name="ce11" office:value-type="string" calcext:value-type="string" table:number-columns-spanned="2" table:number-rows-spanned="1">
            <text:p>Próba umieszczenia pionka wbrew zasadom gry przez pierwsz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4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30" table:content-validation-name="val1" office:value-type="string" calcext:value-type="string">
            <text:p>no pass</text:p>
          </table:table-cell>
          <table:table-cell table:style-name="ce327" table:content-validation-name="val1" office:value-type="string" calcext:value-type="string">
            <text:p>no pass</text:p>
          </table:table-cell>
          <table:table-cell table:style-name="ce52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pierwszego gracza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31" table:content-validation-name="val1" office:value-type="string" calcext:value-type="string">
            <text:p>no pass</text:p>
          </table:table-cell>
          <table:table-cell table:style-name="ce328" table:content-validation-name="val1" office:value-type="string" calcext:value-type="string">
            <text:p>no pass</text:p>
          </table:table-cell>
          <table:table-cell table:style-name="ce52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róba umieszczenia pionka pierwszego gracza wbrew</text:p>
            <text:p>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32" table:content-validation-name="val1" office:value-type="string" calcext:value-type="string">
            <text:p>no pass</text:p>
          </table:table-cell>
          <table:table-cell table:style-name="ce329" table:content-validation-name="val1" office:value-type="string" calcext:value-type="string">
            <text:p>no pass</text:p>
          </table:table-cell>
          <table:table-cell table:style-name="ce52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4"/>
          <table:table-cell table:style-name="ce18" table:number-columns-repeated="2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29</text:p>
          </table:table-cell>
          <table:table-cell table:style-name="ce11" office:value-type="string" calcext:value-type="string" table:number-columns-spanned="2" table:number-rows-spanned="1">
            <text:p>Wykonanie podstawowego poprawnego ruchu drug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5</text:span></text:p>
          </table:table-cell>
          <table:table-cell table:style-name="ce17" office:value-type="string" calcext:value-type="string">
            <text:p>Widzimy ekran rozgrywki – tura drugiego gracza</text:p>
          </table:table-cell>
          <table:table-cell table:style-name="ce133" table:content-validation-name="val1" office:value-type="string" calcext:value-type="string">
            <text:p>no pass</text:p>
          </table:table-cell>
          <table:table-cell table:style-name="ce330" table:content-validation-name="val1" office:value-type="string" calcext:value-type="string">
            <text:p>no pass</text:p>
          </table:table-cell>
          <table:table-cell table:style-name="ce52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drugiego gracza</text:p>
          </table:table-cell>
          <table:table-cell table:style-name="ce17" office:value-type="string" calcext:value-type="string">
            <text:p>Widzimy umieszczoną płytkę drugiego gracza zgodnie z regułami gry</text:p>
          </table:table-cell>
          <table:table-cell table:style-name="ce134" table:content-validation-name="val1" office:value-type="string" calcext:value-type="string">
            <text:p>no pass</text:p>
          </table:table-cell>
          <table:table-cell table:style-name="ce331" table:content-validation-name="val1" office:value-type="string" calcext:value-type="string">
            <text:p>no pass</text:p>
          </table:table-cell>
          <table:table-cell table:style-name="ce53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trzeciego gracza</text:p>
          </table:table-cell>
          <table:table-cell table:style-name="ce135" table:content-validation-name="val1" office:value-type="string" calcext:value-type="string">
            <text:p>no pass</text:p>
          </table:table-cell>
          <table:table-cell table:style-name="ce332" table:content-validation-name="val1" office:value-type="string" calcext:value-type="string">
            <text:p>no pass</text:p>
          </table:table-cell>
          <table:table-cell table:style-name="ce531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0</text:p>
          </table:table-cell>
          <table:table-cell table:style-name="ce11" office:value-type="string" calcext:value-type="string" table:number-columns-spanned="2" table:number-rows-spanned="1">
            <text:p>Próba wykonania niepoprawnego ruchu drug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5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36" table:content-validation-name="val1" office:value-type="string" calcext:value-type="string">
            <text:p>no pass</text:p>
          </table:table-cell>
          <table:table-cell table:style-name="ce333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óba umieszczenia płytki na planszy przez drugiego</text:p>
            <text:p>Gracza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37" table:content-validation-name="val1" office:value-type="string" calcext:value-type="string">
            <text:p>no pass</text:p>
          </table:table-cell>
          <table:table-cell table:style-name="ce334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38" table:content-validation-name="val1" office:value-type="string" calcext:value-type="string">
            <text:p>no pass</text:p>
          </table:table-cell>
          <table:table-cell table:style-name="ce335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1</text:p>
          </table:table-cell>
          <table:table-cell table:style-name="ce11" office:value-type="string" calcext:value-type="string" table:number-columns-spanned="2" table:number-rows-spanned="1">
            <text:p>Umieszczenie pionka na planszy przez drug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5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39" table:content-validation-name="val1" office:value-type="string" calcext:value-type="string">
            <text:p>no pass</text:p>
          </table:table-cell>
          <table:table-cell table:style-name="ce336" table:content-validation-name="val1" office:value-type="string" calcext:value-type="string">
            <text:p>no pass</text:p>
          </table:table-cell>
          <table:table-cell table:style-name="ce53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drugiego gracza</text:p>
          </table:table-cell>
          <table:table-cell table:style-name="ce17" office:value-type="string" calcext:value-type="string">
            <text:p>Widzimy umieszczoną płytkę drugiego gracza zgodnie z regułami gry</text:p>
          </table:table-cell>
          <table:table-cell table:style-name="ce140" table:content-validation-name="val1" office:value-type="string" calcext:value-type="string">
            <text:p>no pass</text:p>
          </table:table-cell>
          <table:table-cell table:style-name="ce337" table:content-validation-name="val1" office:value-type="string" calcext:value-type="string">
            <text:p>no pass</text:p>
          </table:table-cell>
          <table:table-cell table:style-name="ce53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Umieszczenie pionka drugi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style-name="ce141" table:content-validation-name="val1" office:value-type="string" calcext:value-type="string">
            <text:p>no pass</text:p>
          </table:table-cell>
          <table:table-cell table:style-name="ce338" table:content-validation-name="val1" office:value-type="string" calcext:value-type="string">
            <text:p>no pass</text:p>
          </table:table-cell>
          <table:table-cell table:style-name="ce53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trzeciego gracza</text:p>
          </table:table-cell>
          <table:table-cell table:style-name="ce142" table:content-validation-name="val1" office:value-type="string" calcext:value-type="string">
            <text:p>no pass</text:p>
          </table:table-cell>
          <table:table-cell table:style-name="ce339" table:content-validation-name="val1" office:value-type="string" calcext:value-type="string">
            <text:p>no pass</text:p>
          </table:table-cell>
          <table:table-cell table:style-name="ce53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2</text:p>
          </table:table-cell>
          <table:table-cell table:style-name="ce11" office:value-type="string" calcext:value-type="string" table:number-columns-spanned="2" table:number-rows-spanned="1">
            <text:p>Próba umieszczenia pionka wbrew zasadom gry przez drug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5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43" table:content-validation-name="val1" office:value-type="string" calcext:value-type="string">
            <text:p>no pass</text:p>
          </table:table-cell>
          <table:table-cell table:style-name="ce340" table:content-validation-name="val1" office:value-type="string" calcext:value-type="string">
            <text:p>no pass</text:p>
          </table:table-cell>
          <table:table-cell table:style-name="ce53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drugiego gracza</text:p>
          </table:table-cell>
          <table:table-cell table:style-name="ce17" office:value-type="string" calcext:value-type="string">
            <text:p>Widzimy umieszczoną płytkę drugiego gracza zgodnie z regułami gry</text:p>
          </table:table-cell>
          <table:table-cell table:style-name="ce144" table:content-validation-name="val1" office:value-type="string" calcext:value-type="string">
            <text:p>no pass</text:p>
          </table:table-cell>
          <table:table-cell table:style-name="ce341" table:content-validation-name="val1" office:value-type="string" calcext:value-type="string">
            <text:p>no pass</text:p>
          </table:table-cell>
          <table:table-cell table:style-name="ce53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róba umieszczenia pionka drugiego gracza wbrew</text:p>
            <text:p>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45" table:content-validation-name="val1" office:value-type="string" calcext:value-type="string">
            <text:p>no pass</text:p>
          </table:table-cell>
          <table:table-cell table:style-name="ce342" table:content-validation-name="val1" office:value-type="string" calcext:value-type="string">
            <text:p>no pass</text:p>
          </table:table-cell>
          <table:table-cell table:style-name="ce53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3</text:p>
          </table:table-cell>
          <table:table-cell table:style-name="ce11" office:value-type="string" calcext:value-type="string" table:number-columns-spanned="2" table:number-rows-spanned="1">
            <text:p>Wykonanie podstawowego poprawnego ruchu trzec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9</text:span></text:p>
          </table:table-cell>
          <table:table-cell table:style-name="ce17" office:value-type="string" calcext:value-type="string">
            <text:p>Widzimy ekran rozgrywki – tura trzeciego gracza</text:p>
          </table:table-cell>
          <table:table-cell table:style-name="ce146" table:content-validation-name="val1" office:value-type="string" calcext:value-type="string">
            <text:p>no pass</text:p>
          </table:table-cell>
          <table:table-cell table:style-name="ce343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trzeciego gracza</text:p>
          </table:table-cell>
          <table:table-cell table:style-name="ce17" office:value-type="string" calcext:value-type="string">
            <text:p>Widzimy umieszczoną płytkę trzeciego gracza zgodnie z regułami gry</text:p>
          </table:table-cell>
          <table:table-cell table:style-name="ce147" table:content-validation-name="val1" office:value-type="string" calcext:value-type="string">
            <text:p>no pass</text:p>
          </table:table-cell>
          <table:table-cell table:style-name="ce344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czwartego gracza</text:p>
          </table:table-cell>
          <table:table-cell table:style-name="ce148" table:content-validation-name="val1" office:value-type="string" calcext:value-type="string">
            <text:p>no pass</text:p>
          </table:table-cell>
          <table:table-cell table:style-name="ce345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4</text:p>
          </table:table-cell>
          <table:table-cell table:style-name="ce11" office:value-type="string" calcext:value-type="string" table:number-columns-spanned="2" table:number-rows-spanned="1">
            <text:p>Próba wykonania niepoprawnego ruchu trzec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9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49" table:content-validation-name="val1" office:value-type="string" calcext:value-type="string">
            <text:p>no pass</text:p>
          </table:table-cell>
          <table:table-cell table:style-name="ce346" table:content-validation-name="val1" office:value-type="string" calcext:value-type="string">
            <text:p>no pass</text:p>
          </table:table-cell>
          <table:table-cell table:style-name="ce53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óba umieszczenia płytki na planszy przez trzeciego</text:p>
            <text:p>Gracza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50" table:content-validation-name="val1" office:value-type="string" calcext:value-type="string">
            <text:p>no pass</text:p>
          </table:table-cell>
          <table:table-cell table:style-name="ce347" table:content-validation-name="val1" office:value-type="string" calcext:value-type="string">
            <text:p>no pass</text:p>
          </table:table-cell>
          <table:table-cell table:style-name="ce54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51" table:content-validation-name="val1" office:value-type="string" calcext:value-type="string">
            <text:p>no pass</text:p>
          </table:table-cell>
          <table:table-cell table:style-name="ce348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5</text:p>
          </table:table-cell>
          <table:table-cell table:style-name="ce11" office:value-type="string" calcext:value-type="string" table:number-columns-spanned="2" table:number-rows-spanned="1">
            <text:p>Umieszczenie pionka na planszy przez trzec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9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52" table:content-validation-name="val1" office:value-type="string" calcext:value-type="string">
            <text:p>no pass</text:p>
          </table:table-cell>
          <table:table-cell table:style-name="ce349" table:content-validation-name="val1" office:value-type="string" calcext:value-type="string">
            <text:p>no pass</text:p>
          </table:table-cell>
          <table:table-cell table:style-name="ce54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<text:span text:style-name="T3">trzeciego</text:span> gracza</text:p>
          </table:table-cell>
          <table:table-cell table:style-name="ce17" office:value-type="string" calcext:value-type="string">
            <text:p>Widzimy umieszczoną płytkę <text:span text:style-name="T3">trzeciego</text:span> gracza zgodnie z regułami gry</text:p>
          </table:table-cell>
          <table:table-cell table:style-name="ce153" table:content-validation-name="val1" office:value-type="string" calcext:value-type="string">
            <text:p>no pass</text:p>
          </table:table-cell>
          <table:table-cell table:style-name="ce350" table:content-validation-name="val1" office:value-type="string" calcext:value-type="string">
            <text:p>no pass</text:p>
          </table:table-cell>
          <table:table-cell table:style-name="ce54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Umieszczenie pionka trzeci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trzeciego gracza została zmniejszona o 1</text:p>
          </table:table-cell>
          <table:table-cell table:style-name="ce154" table:content-validation-name="val1" office:value-type="string" calcext:value-type="string">
            <text:p>no pass</text:p>
          </table:table-cell>
          <table:table-cell table:style-name="ce351" table:content-validation-name="val1" office:value-type="string" calcext:value-type="string">
            <text:p>no pass</text:p>
          </table:table-cell>
          <table:table-cell table:style-name="ce54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czwartego gracza</text:p>
          </table:table-cell>
          <table:table-cell table:style-name="ce155" table:content-validation-name="val1" office:value-type="string" calcext:value-type="string">
            <text:p>no pass</text:p>
          </table:table-cell>
          <table:table-cell table:style-name="ce352" table:content-validation-name="val1" office:value-type="string" calcext:value-type="string">
            <text:p>no pass</text:p>
          </table:table-cell>
          <table:table-cell table:style-name="ce54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6</text:p>
          </table:table-cell>
          <table:table-cell table:style-name="ce11" office:value-type="string" calcext:value-type="string" table:number-columns-spanned="2" table:number-rows-spanned="1">
            <text:p>Próba umieszczenia pionka wbrew zasadom gry przez trzeci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9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56" table:content-validation-name="val1" office:value-type="string" calcext:value-type="string">
            <text:p>no pass</text:p>
          </table:table-cell>
          <table:table-cell table:style-name="ce353" table:content-validation-name="val1" office:value-type="string" calcext:value-type="string">
            <text:p>no pass</text:p>
          </table:table-cell>
          <table:table-cell table:style-name="ce54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trzeciego gracza</text:p>
          </table:table-cell>
          <table:table-cell table:style-name="ce17" office:value-type="string" calcext:value-type="string">
            <text:p>Widzimy umieszczoną płytkę trzeciego gracza zgodnie z regułami gry</text:p>
          </table:table-cell>
          <table:table-cell table:style-name="ce157" table:content-validation-name="val1" office:value-type="string" calcext:value-type="string">
            <text:p>no pass</text:p>
          </table:table-cell>
          <table:table-cell table:style-name="ce354" table:content-validation-name="val1" office:value-type="string" calcext:value-type="string">
            <text:p>no pass</text:p>
          </table:table-cell>
          <table:table-cell table:style-name="ce54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róba umieszczenia pionka trzeciego gracza wbrew</text:p>
            <text:p>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58" table:content-validation-name="val1" office:value-type="string" calcext:value-type="string">
            <text:p>no pass</text:p>
          </table:table-cell>
          <table:table-cell table:style-name="ce355" table:content-validation-name="val1" office:value-type="string" calcext:value-type="string">
            <text:p>no pass</text:p>
          </table:table-cell>
          <table:table-cell table:style-name="ce54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7</text:p>
          </table:table-cell>
          <table:table-cell table:style-name="ce11" office:value-type="string" calcext:value-type="string" table:number-columns-spanned="2" table:number-rows-spanned="1">
            <text:p>Wykonanie podstawowego poprawnego ruchu czwar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3</text:span></text:p>
          </table:table-cell>
          <table:table-cell table:style-name="ce17" office:value-type="string" calcext:value-type="string">
            <text:p>Widzimy ekran rozgrywki – tura czwartego gracza</text:p>
          </table:table-cell>
          <table:table-cell table:style-name="ce159" table:content-validation-name="val1" office:value-type="string" calcext:value-type="string">
            <text:p>no pass</text:p>
          </table:table-cell>
          <table:table-cell table:style-name="ce356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czwartego gracza</text:p>
          </table:table-cell>
          <table:table-cell table:style-name="ce17" office:value-type="string" calcext:value-type="string">
            <text:p>Widzimy umieszczoną płytkę czwartego gracza zgodnie z regułami gry</text:p>
          </table:table-cell>
          <table:table-cell table:style-name="ce160" table:content-validation-name="val1" office:value-type="string" calcext:value-type="string">
            <text:p>no pass</text:p>
          </table:table-cell>
          <table:table-cell table:style-name="ce357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piątego gracza</text:p>
          </table:table-cell>
          <table:table-cell table:style-name="ce161" table:content-validation-name="val1" office:value-type="string" calcext:value-type="string">
            <text:p>no pass</text:p>
          </table:table-cell>
          <table:table-cell table:style-name="ce358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8</text:p>
          </table:table-cell>
          <table:table-cell table:style-name="ce11" office:value-type="string" calcext:value-type="string" table:number-columns-spanned="2" table:number-rows-spanned="1">
            <text:p>Próba wykonania niepoprawnego ruchu czwar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3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62" table:content-validation-name="val1" office:value-type="string" calcext:value-type="string">
            <text:p>no pass</text:p>
          </table:table-cell>
          <table:table-cell table:style-name="ce359" table:content-validation-name="val1" office:value-type="string" calcext:value-type="string">
            <text:p>no pass</text:p>
          </table:table-cell>
          <table:table-cell table:style-name="ce548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óba umieszczenia płytki na planszy przez czwartego</text:p>
            <text:p>Gracza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63" table:content-validation-name="val1" office:value-type="string" calcext:value-type="string">
            <text:p>no pass</text:p>
          </table:table-cell>
          <table:table-cell table:style-name="ce360" table:content-validation-name="val1" office:value-type="string" calcext:value-type="string">
            <text:p>no pass</text:p>
          </table:table-cell>
          <table:table-cell table:style-name="ce549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64" table:content-validation-name="val1" office:value-type="string" calcext:value-type="string">
            <text:p>no pass</text:p>
          </table:table-cell>
          <table:table-cell table:style-name="ce361" table:content-validation-name="val1" office:value-type="string" calcext:value-type="string">
            <text:p>no pass</text:p>
          </table:table-cell>
          <table:table-cell table:style-name="ce550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39</text:p>
          </table:table-cell>
          <table:table-cell table:style-name="ce11" office:value-type="string" calcext:value-type="string" table:number-columns-spanned="2" table:number-rows-spanned="1">
            <text:p>Umieszczenie pionka na planszy przez czwar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3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65" table:content-validation-name="val1" office:value-type="string" calcext:value-type="string">
            <text:p>no pass</text:p>
          </table:table-cell>
          <table:table-cell table:style-name="ce362" table:content-validation-name="val1" office:value-type="string" calcext:value-type="string">
            <text:p>no pass</text:p>
          </table:table-cell>
          <table:table-cell table:style-name="ce55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<text:span text:style-name="T3">czwartego</text:span> gracza</text:p>
          </table:table-cell>
          <table:table-cell table:style-name="ce17" office:value-type="string" calcext:value-type="string">
            <text:p>Widzimy umieszczoną płytkę <text:span text:style-name="T3">czwartego</text:span> gracza zgodnie z regułami gry</text:p>
          </table:table-cell>
          <table:table-cell table:style-name="ce166" table:content-validation-name="val1" office:value-type="string" calcext:value-type="string">
            <text:p>no pass</text:p>
          </table:table-cell>
          <table:table-cell table:style-name="ce363" table:content-validation-name="val1" office:value-type="string" calcext:value-type="string">
            <text:p>no pass</text:p>
          </table:table-cell>
          <table:table-cell table:style-name="ce55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Umieszczenie pionka czwart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czwartego gracza została zmniejszona o 1</text:p>
          </table:table-cell>
          <table:table-cell table:style-name="ce167" table:content-validation-name="val1" office:value-type="string" calcext:value-type="string">
            <text:p>no pass</text:p>
          </table:table-cell>
          <table:table-cell table:style-name="ce364" table:content-validation-name="val1" office:value-type="string" calcext:value-type="string">
            <text:p>no pass</text:p>
          </table:table-cell>
          <table:table-cell table:style-name="ce55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piątego gracza</text:p>
          </table:table-cell>
          <table:table-cell table:style-name="ce168" table:content-validation-name="val1" office:value-type="string" calcext:value-type="string">
            <text:p>no pass</text:p>
          </table:table-cell>
          <table:table-cell table:style-name="ce365" table:content-validation-name="val1" office:value-type="string" calcext:value-type="string">
            <text:p>no pass</text:p>
          </table:table-cell>
          <table:table-cell table:style-name="ce55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0</text:p>
          </table:table-cell>
          <table:table-cell table:style-name="ce11" office:value-type="string" calcext:value-type="string" table:number-columns-spanned="2" table:number-rows-spanned="1">
            <text:p>Próba umieszczenia pionka wbrew zasadom gry przez czwar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3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69" table:content-validation-name="val1" office:value-type="string" calcext:value-type="string">
            <text:p>no pass</text:p>
          </table:table-cell>
          <table:table-cell table:style-name="ce366" table:content-validation-name="val1" office:value-type="string" calcext:value-type="string">
            <text:p>no pass</text:p>
          </table:table-cell>
          <table:table-cell table:style-name="ce55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czwartego gracza</text:p>
          </table:table-cell>
          <table:table-cell table:style-name="ce17" office:value-type="string" calcext:value-type="string">
            <text:p>Widzimy umieszczoną płytkę czwartego gracza zgodnie z regułami gry</text:p>
          </table:table-cell>
          <table:table-cell table:style-name="ce170" table:content-validation-name="val1" office:value-type="string" calcext:value-type="string">
            <text:p>no pass</text:p>
          </table:table-cell>
          <table:table-cell table:style-name="ce367" table:content-validation-name="val1" office:value-type="string" calcext:value-type="string">
            <text:p>no pass</text:p>
          </table:table-cell>
          <table:table-cell table:style-name="ce55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róba umieszczenia pionka czwartego gracza wbrew</text:p>
            <text:p>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71" table:content-validation-name="val1" office:value-type="string" calcext:value-type="string">
            <text:p>no pass</text:p>
          </table:table-cell>
          <table:table-cell table:style-name="ce368" table:content-validation-name="val1" office:value-type="string" calcext:value-type="string">
            <text:p>no pass</text:p>
          </table:table-cell>
          <table:table-cell table:style-name="ce55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1</text:p>
          </table:table-cell>
          <table:table-cell table:style-name="ce11" office:value-type="string" calcext:value-type="string" table:number-columns-spanned="2" table:number-rows-spanned="1">
            <text:p>Wykonanie podstawowego poprawnego ruchu pią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7</text:span></text:p>
          </table:table-cell>
          <table:table-cell table:style-name="ce17" office:value-type="string" calcext:value-type="string">
            <text:p>Widzimy ekran rozgrywki – tura piątego gracza</text:p>
          </table:table-cell>
          <table:table-cell table:style-name="ce172" table:content-validation-name="val1" office:value-type="string" calcext:value-type="string">
            <text:p>no pass</text:p>
          </table:table-cell>
          <table:table-cell table:style-name="ce369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<text:span text:style-name="T3">piątego</text:span> gracza</text:p>
          </table:table-cell>
          <table:table-cell table:style-name="ce17" office:value-type="string" calcext:value-type="string">
            <text:p>Widzimy umieszczoną płytkę piątego gracza zgodnie z regułami gry</text:p>
          </table:table-cell>
          <table:table-cell table:style-name="ce173" table:content-validation-name="val1" office:value-type="string" calcext:value-type="string">
            <text:p>no pass</text:p>
          </table:table-cell>
          <table:table-cell table:style-name="ce370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4" table:content-validation-name="val1" office:value-type="string" calcext:value-type="string">
            <text:p>no pass</text:p>
          </table:table-cell>
          <table:table-cell table:style-name="ce371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2</text:p>
          </table:table-cell>
          <table:table-cell table:style-name="ce11" office:value-type="string" calcext:value-type="string" table:number-columns-spanned="2" table:number-rows-spanned="1">
            <text:p>Próba wykonania niepoprawnego ruchu pią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7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5" table:content-validation-name="val1" office:value-type="string" calcext:value-type="string">
            <text:p>no pass</text:p>
          </table:table-cell>
          <table:table-cell table:style-name="ce372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óba umieszczenia płytki na planszy przez piątego</text:p>
            <text:p>Gracza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76" table:content-validation-name="val1" office:value-type="string" calcext:value-type="string">
            <text:p>no pass</text:p>
          </table:table-cell>
          <table:table-cell table:style-name="ce373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7" table:content-validation-name="val1" office:value-type="string" calcext:value-type="string">
            <text:p>no pass</text:p>
          </table:table-cell>
          <table:table-cell table:style-name="ce374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3</text:p>
          </table:table-cell>
          <table:table-cell table:style-name="ce11" office:value-type="string" calcext:value-type="string" table:number-columns-spanned="2" table:number-rows-spanned="1">
            <text:p>Umieszczenie pionka na planszy przez pią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7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8" table:content-validation-name="val1" office:value-type="string" calcext:value-type="string">
            <text:p>no pass</text:p>
          </table:table-cell>
          <table:table-cell table:style-name="ce375" table:content-validation-name="val1" office:value-type="string" calcext:value-type="string">
            <text:p>no pass</text:p>
          </table:table-cell>
          <table:table-cell table:style-name="ce55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<text:span text:style-name="T3">piątego</text:span> gracza</text:p>
          </table:table-cell>
          <table:table-cell table:style-name="ce17" office:value-type="string" calcext:value-type="string">
            <text:p>Widzimy umieszczoną płytkę <text:span text:style-name="T3">piątego</text:span> gracza zgodnie z regułami gry</text:p>
          </table:table-cell>
          <table:table-cell table:style-name="ce179" table:content-validation-name="val1" office:value-type="string" calcext:value-type="string">
            <text:p>no pass</text:p>
          </table:table-cell>
          <table:table-cell table:style-name="ce376" table:content-validation-name="val1" office:value-type="string" calcext:value-type="string">
            <text:p>no pass</text:p>
          </table:table-cell>
          <table:table-cell table:style-name="ce55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Umieszczenie pionka piąt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piątego gracza została zmniejszona o 1</text:p>
          </table:table-cell>
          <table:table-cell table:style-name="ce180" table:content-validation-name="val1" office:value-type="string" calcext:value-type="string">
            <text:p>no pass</text:p>
          </table:table-cell>
          <table:table-cell table:style-name="ce377" table:content-validation-name="val1" office:value-type="string" calcext:value-type="string">
            <text:p>no pass</text:p>
          </table:table-cell>
          <table:table-cell table:style-name="ce560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81" table:content-validation-name="val1" office:value-type="string" calcext:value-type="string">
            <text:p>no pass</text:p>
          </table:table-cell>
          <table:table-cell table:style-name="ce378" table:content-validation-name="val1" office:value-type="string" calcext:value-type="string">
            <text:p>no pass</text:p>
          </table:table-cell>
          <table:table-cell table:style-name="ce56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4</text:p>
          </table:table-cell>
          <table:table-cell table:style-name="ce11" office:value-type="string" calcext:value-type="string" table:number-columns-spanned="2" table:number-rows-spanned="1">
            <text:p>Próba umieszczenia pionka wbrew zasadom gry przez piątego gracza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7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82" table:content-validation-name="val1" office:value-type="string" calcext:value-type="string">
            <text:p>no pass</text:p>
          </table:table-cell>
          <table:table-cell table:style-name="ce379" table:content-validation-name="val1" office:value-type="string" calcext:value-type="string">
            <text:p>no pass</text:p>
          </table:table-cell>
          <table:table-cell table:style-name="ce56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piątego gracza</text:p>
          </table:table-cell>
          <table:table-cell table:style-name="ce17" office:value-type="string" calcext:value-type="string">
            <text:p>Widzimy umieszczoną płytkę piątego gracza zgodnie z regułami gry</text:p>
          </table:table-cell>
          <table:table-cell table:style-name="ce183" table:content-validation-name="val1" office:value-type="string" calcext:value-type="string">
            <text:p>no pass</text:p>
          </table:table-cell>
          <table:table-cell table:style-name="ce380" table:content-validation-name="val1" office:value-type="string" calcext:value-type="string">
            <text:p>no pass</text:p>
          </table:table-cell>
          <table:table-cell table:style-name="ce56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róba umieszczenia pionka piątego gracza wbrew</text:p>
            <text:p>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84" table:content-validation-name="val1" office:value-type="string" calcext:value-type="string">
            <text:p>no pass</text:p>
          </table:table-cell>
          <table:table-cell table:style-name="ce381" table:content-validation-name="val1" office:value-type="string" calcext:value-type="string">
            <text:p>no pass</text:p>
          </table:table-cell>
          <table:table-cell table:style-name="ce56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5</text:p>
          </table:table-cell>
          <table:table-cell table:style-name="ce11" office:value-type="string" calcext:value-type="string" table:number-columns-spanned="2" table:number-rows-spanned="1">
            <text:p>Wykonanie pełnej kolejki ruchów w rozgrywce dla dwóch graczy bez umieszczania pionków na plans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0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85" table:content-validation-name="val1" office:value-type="string" calcext:value-type="string">
            <text:p>no pass</text:p>
          </table:table-cell>
          <table:table-cell table:style-name="ce382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pierwszego gracza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86" table:content-validation-name="val1" office:value-type="string" calcext:value-type="string">
            <text:p>no pass</text:p>
          </table:table-cell>
          <table:table-cell table:style-name="ce383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drugiego gracza</text:p>
          </table:table-cell>
          <table:table-cell table:style-name="ce187" table:content-validation-name="val1" office:value-type="string" calcext:value-type="string">
            <text:p>no pass</text:p>
          </table:table-cell>
          <table:table-cell table:style-name="ce384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Umieszczenie płytki na planszy przez drugiego gracza</text:p>
          </table:table-cell>
          <table:table-cell table:style-name="ce17" office:value-type="string" calcext:value-type="string">
            <text:p>Widzimy umieszczoną płytkę drugiego gracza zgodnie z regułami gry</text:p>
          </table:table-cell>
          <table:table-cell table:style-name="ce188" table:content-validation-name="val1" office:value-type="string" calcext:value-type="string">
            <text:p>no pass</text:p>
          </table:table-cell>
          <table:table-cell table:style-name="ce385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89" table:content-validation-name="val1" office:value-type="string" calcext:value-type="string">
            <text:p>no pass</text:p>
          </table:table-cell>
          <table:table-cell table:style-name="ce386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style-name="Default"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6</text:p>
          </table:table-cell>
          <table:table-cell table:style-name="ce11" office:value-type="string" calcext:value-type="string" table:number-columns-spanned="2" table:number-rows-spanned="1">
            <text:p>Wykonanie pełnej kolejki ruchów w rozgrywce dla dwóch graczy umieszczając pionki na plansz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0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90" table:content-validation-name="val1" office:value-type="string" calcext:value-type="string">
            <text:p>no pass</text:p>
          </table:table-cell>
          <table:table-cell table:style-name="ce387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 przez pierwszego gracza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91" table:content-validation-name="val1" office:value-type="string" calcext:value-type="string">
            <text:p>no pass</text:p>
          </table:table-cell>
          <table:table-cell table:style-name="ce388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Umieszczenie pionka pierwsz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192" table:content-validation-name="val1" office:value-type="string" calcext:value-type="string">
            <text:p>no pass</text:p>
          </table:table-cell>
          <table:table-cell table:style-name="ce389" table:content-validation-name="val1" office:value-type="string" calcext:value-type="string">
            <text:p>no pass</text:p>
          </table:table-cell>
          <table:table-cell table:style-name="ce56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drugiego gracza</text:p>
          </table:table-cell>
          <table:table-cell table:style-name="ce193" table:content-validation-name="val1" office:value-type="string" calcext:value-type="string">
            <text:p>no pass</text:p>
          </table:table-cell>
          <table:table-cell table:style-name="ce390" table:content-validation-name="val1" office:value-type="string" calcext:value-type="string">
            <text:p>no pass</text:p>
          </table:table-cell>
          <table:table-cell table:style-name="ce56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Umieszczenie płytki na planszy przez drugiego gracza</text:p>
          </table:table-cell>
          <table:table-cell table:style-name="ce17" office:value-type="string" calcext:value-type="string">
            <text:p>Widzimy umieszczoną płytkę drugiego gracza zgodnie z regułami gry</text:p>
          </table:table-cell>
          <table:table-cell table:style-name="ce194" table:content-validation-name="val1" office:value-type="string" calcext:value-type="string">
            <text:p>no pass</text:p>
          </table:table-cell>
          <table:table-cell table:style-name="ce391" table:content-validation-name="val1" office:value-type="string" calcext:value-type="string">
            <text:p>no pass</text:p>
          </table:table-cell>
          <table:table-cell table:style-name="ce56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Umieszczenie pionka drugiego gracza</text:p>
            <text:p>Zgodnie z zasadami gry</text:p>
          </table:table-cell>
          <table:table-cell table:style-name="ce19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style-name="ce195" table:content-validation-name="val1" office:value-type="string" calcext:value-type="string">
            <text:p>no pass</text:p>
          </table:table-cell>
          <table:table-cell table:style-name="ce392" table:content-validation-name="val1" office:value-type="string" calcext:value-type="string">
            <text:p>no pass</text:p>
          </table:table-cell>
          <table:table-cell table:style-name="ce56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96" table:content-validation-name="val1" office:value-type="string" calcext:value-type="string">
            <text:p>no pass</text:p>
          </table:table-cell>
          <table:table-cell table:style-name="ce393" table:content-validation-name="val1" office:value-type="string" calcext:value-type="string">
            <text:p>no pass</text:p>
          </table:table-cell>
          <table:table-cell table:style-name="ce56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7</text:p>
          </table:table-cell>
          <table:table-cell table:style-name="ce11" office:value-type="string" calcext:value-type="string" table:number-columns-spanned="2" table:number-rows-spanned="1">
            <text:p>Weryfikacja przekroczenia maksymalnej liczby siedmiu pionków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6</text:p>
            <text:p>Widzimy ekran rozgrywki – tura drugiego gracza</text:p>
          </table:table-cell>
          <table:table-cell table:style-name="ce197" table:content-validation-name="val1" office:value-type="string" calcext:value-type="string">
            <text:p>no pass</text:p>
          </table:table-cell>
          <table:table-cell table:style-name="ce394" table:content-validation-name="val1" office:value-type="string" calcext:value-type="string">
            <text:p>no pass</text:p>
          </table:table-cell>
          <table:table-cell table:style-name="ce570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5</text:p>
            <text:p>Widzimy ekran rozgrywki – tura drugiego gracza</text:p>
          </table:table-cell>
          <table:table-cell table:style-name="ce198" table:content-validation-name="val1" office:value-type="string" calcext:value-type="string">
            <text:p>no pass</text:p>
          </table:table-cell>
          <table:table-cell table:style-name="ce395" table:content-validation-name="val1" office:value-type="string" calcext:value-type="string">
            <text:p>no pass</text:p>
          </table:table-cell>
          <table:table-cell table:style-name="ce57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4</text:p>
            <text:p>Widzimy ekran rozgrywki – tura drugiego gracza</text:p>
          </table:table-cell>
          <table:table-cell table:style-name="ce199" table:content-validation-name="val1" office:value-type="string" calcext:value-type="string">
            <text:p>no pass</text:p>
          </table:table-cell>
          <table:table-cell table:style-name="ce396" table:content-validation-name="val1" office:value-type="string" calcext:value-type="string">
            <text:p>no pass</text:p>
          </table:table-cell>
          <table:table-cell table:style-name="ce57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3</text:p>
            <text:p>Widzimy ekran rozgrywki – tura drugiego gracza</text:p>
          </table:table-cell>
          <table:table-cell table:style-name="ce200" table:content-validation-name="val1" office:value-type="string" calcext:value-type="string">
            <text:p>no pass</text:p>
          </table:table-cell>
          <table:table-cell table:style-name="ce397" table:content-validation-name="val1" office:value-type="string" calcext:value-type="string">
            <text:p>no pass</text:p>
          </table:table-cell>
          <table:table-cell table:style-name="ce57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2</text:p>
            <text:p>Widzimy ekran rozgrywki – tura drugiego gracza</text:p>
          </table:table-cell>
          <table:table-cell table:style-name="ce201" table:content-validation-name="val1" office:value-type="string" calcext:value-type="string">
            <text:p>no pass</text:p>
          </table:table-cell>
          <table:table-cell table:style-name="ce398" table:content-validation-name="val1" office:value-type="string" calcext:value-type="string">
            <text:p>no pass</text:p>
          </table:table-cell>
          <table:table-cell table:style-name="ce57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1</text:p>
            <text:p>Widzimy ekran rozgrywki – tura drugiego gracza</text:p>
          </table:table-cell>
          <table:table-cell table:style-name="ce202" table:content-validation-name="val1" office:value-type="string" calcext:value-type="string">
            <text:p>no pass</text:p>
          </table:table-cell>
          <table:table-cell table:style-name="ce399" table:content-validation-name="val1" office:value-type="string" calcext:value-type="string">
            <text:p>no pass</text:p>
          </table:table-cell>
          <table:table-cell table:style-name="ce57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Wykonanie testu <text:span text:style-name="T2">TC_46</text:span></text:p>
          </table:table-cell>
          <table:table-cell table:style-name="ce17" office:value-type="string" calcext:value-type="string">
            <text:p>Liczba pionków pierwszego i drugiego gracza zmniejszona do 0</text:p>
            <text:p>Widzimy ekran rozgrywki – tura drugiego gracza</text:p>
          </table:table-cell>
          <table:table-cell table:style-name="ce203" table:content-validation-name="val1" office:value-type="string" calcext:value-type="string">
            <text:p>no pass</text:p>
          </table:table-cell>
          <table:table-cell table:style-name="ce400" table:content-validation-name="val1" office:value-type="string" calcext:value-type="string">
            <text:p>no pass</text:p>
          </table:table-cell>
          <table:table-cell table:style-name="ce57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Umieszczenie płytki na planszy przez pierwszego gracza</text:p>
          </table:table-cell>
          <table:table-cell table:style-name="ce17" office:value-type="string" calcext:value-type="string">
            <text:p>Widzimy umieszczoną płytkę pierwszego gracza zgodnie z regułami gry</text:p>
            <text:p>Brak możliwości umieszczenia kolejnego pionka</text:p>
          </table:table-cell>
          <table:table-cell table:style-name="ce204" table:content-validation-name="val1" office:value-type="string" calcext:value-type="string">
            <text:p>no pass</text:p>
          </table:table-cell>
          <table:table-cell table:style-name="ce401" table:content-validation-name="val1" office:value-type="string" calcext:value-type="string">
            <text:p>no pass</text:p>
          </table:table-cell>
          <table:table-cell table:style-name="ce57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drugiego gracza</text:p>
          </table:table-cell>
          <table:table-cell table:style-name="ce205" table:content-validation-name="val1" office:value-type="string" calcext:value-type="string">
            <text:p>no pass</text:p>
          </table:table-cell>
          <table:table-cell table:style-name="ce402" table:content-validation-name="val1" office:value-type="string" calcext:value-type="string">
            <text:p>no pass</text:p>
          </table:table-cell>
          <table:table-cell table:style-name="ce578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8</text:p>
          </table:table-cell>
          <table:table-cell table:style-name="ce11" office:value-type="string" calcext:value-type="string" table:number-columns-spanned="2" table:number-rows-spanned="1">
            <text:p>Weryfikacja kontroli punktów w trakcie rozgrywki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206" table:content-validation-name="val1" office:value-type="string" calcext:value-type="string">
            <text:p>no pass</text:p>
          </table:table-cell>
          <table:table-cell table:style-name="ce403" table:content-validation-name="val1" office:value-type="string" calcext:value-type="string">
            <text:p>no pass</text:p>
          </table:table-cell>
          <table:table-cell table:style-name="ce579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17" office:value-type="string" calcext:value-type="string">
            <text:p>W trakcie rozgrywki liczba punktów poszczególnych graczy jest</text:p>
            <text:p>Zwiększana za każde ukończone miasto z rycerzem, każdą ukończoną</text:p>
            <text:p>drogę z rozbójnikiem oraz każdy ukończony klasztor z mnichem.</text:p>
          </table:table-cell>
          <table:table-cell table:style-name="ce207" table:content-validation-name="val1" office:value-type="string" calcext:value-type="string">
            <text:p>no pass</text:p>
          </table:table-cell>
          <table:table-cell table:style-name="ce404" table:content-validation-name="val1" office:value-type="string" calcext:value-type="string">
            <text:p>no pass</text:p>
          </table:table-cell>
          <table:table-cell table:style-name="ce580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Zakończenie ostatniej tury</text:p>
          </table:table-cell>
          <table:table-cell table:style-name="ce17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style-name="ce208" table:content-validation-name="val1" office:value-type="string" calcext:value-type="string">
            <text:p>no pass</text:p>
          </table:table-cell>
          <table:table-cell table:style-name="ce405" table:content-validation-name="val1" office:value-type="string" calcext:value-type="string">
            <text:p>no pass</text:p>
          </table:table-cell>
          <table:table-cell table:style-name="ce581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Return to main screen</text:span></text:p>
          </table:table-cell>
          <table:table-cell table:style-name="ce17" office:value-type="string" calcext:value-type="string">
            <text:p>Widzimy ekran startowy</text:p>
          </table:table-cell>
          <table:table-cell table:style-name="ce209" table:content-validation-name="val1" office:value-type="string" calcext:value-type="string">
            <text:p>no pass</text:p>
          </table:table-cell>
          <table:table-cell table:style-name="ce406" table:content-validation-name="val1" office:value-type="string" calcext:value-type="string">
            <text:p>no pass</text:p>
          </table:table-cell>
          <table:table-cell table:style-name="ce582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style-name="Default"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49</text:p>
          </table:table-cell>
          <table:table-cell table:style-name="ce11" office:value-type="string" calcext:value-type="string" table:number-columns-spanned="2" table:number-rows-spanned="1">
            <text:p>Weryfikacja kontroli zakończenia gry po wyczerpaniu wszystkich płytek – 72 tury</text:p>
          </table:table-cell>
          <table:covered-table-cell table:style-name="ce1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5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210" table:content-validation-name="val1" office:value-type="string" calcext:value-type="string">
            <text:p>no pass</text:p>
          </table:table-cell>
          <table:table-cell table:style-name="ce416" table:content-validation-name="val1" office:value-type="string" calcext:value-type="string">
            <text:p>no pass</text:p>
          </table:table-cell>
          <table:table-cell table:style-name="ce583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17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style-name="ce211" table:content-validation-name="val1" office:value-type="string" calcext:value-type="string">
            <text:p>no pass</text:p>
          </table:table-cell>
          <table:table-cell table:style-name="ce417" table:content-validation-name="val1" office:value-type="string" calcext:value-type="string">
            <text:p>no pass</text:p>
          </table:table-cell>
          <table:table-cell table:style-name="ce58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Return to main screen</text:span></text:p>
          </table:table-cell>
          <table:table-cell table:style-name="ce17" office:value-type="string" calcext:value-type="string">
            <text:p>Widzimy ekran startowy</text:p>
          </table:table-cell>
          <table:table-cell table:style-name="ce212" table:content-validation-name="val1" office:value-type="string" calcext:value-type="string">
            <text:p>no pass</text:p>
          </table:table-cell>
          <table:table-cell table:style-name="ce418" table:content-validation-name="val1" office:value-type="string" calcext:value-type="string">
            <text:p>no pass</text:p>
          </table:table-cell>
          <table:table-cell table:style-name="ce585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>
          <table:table-cell table:style-name="ce11" office:value-type="string" calcext:value-type="string">
            <text:p>TC_50</text:p>
          </table:table-cell>
          <table:table-cell table:style-name="ce11" office:value-type="string" calcext:value-type="string" table:number-columns-spanned="2" table:number-rows-spanned="1">
            <text:p>Weryfikacja kontroli punktów po wyczerpaniu wszystkich płytek – 72 tury</text:p>
          </table:table-cell>
          <table:covered-table-cell table:style-name="ce13"/>
          <table:table-cell table:style-name="ce213" table:content-validation-name="val1" table:number-columns-repeated="9"/>
          <table:table-cell table:number-columns-repeated="1010"/>
        </table:table-row>
        <table:table-row table:style-name="ro2">
          <table:table-cell table:style-name="ce12" office:value-type="string" calcext:value-type="string">
            <text:p>krok</text:p>
          </table:table-cell>
          <table:table-cell table:style-name="ce12" office:value-type="string" calcext:value-type="string">
            <text:p>akcja</text:p>
          </table:table-cell>
          <table:table-cell table:style-name="ce12" office:value-type="string" calcext:value-type="string">
            <text:p>oczekiwany wynik</text:p>
          </table:table-cell>
          <table:table-cell table:style-name="ce214" table:content-validation-name="val1" table:number-columns-repeated="9"/>
          <table:table-cell table:number-columns-repeated="101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215" table:content-validation-name="val1" office:value-type="string" calcext:value-type="string">
            <text:p>no pass</text:p>
          </table:table-cell>
          <table:table-cell table:style-name="ce419" table:content-validation-name="val1" office:value-type="string" calcext:value-type="string">
            <text:p>no pass</text:p>
          </table:table-cell>
          <table:table-cell table:style-name="ce586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17" office:value-type="string" calcext:value-type="string">
            <text:p>Widzimy informację, że gra została zakończona.</text:p>
            <text:p>Liczba punktów wszystkich graczy jest odpowiednio zwiększana.</text:p>
            <text:p>Punkty przyznawane są zgodnie z zasadami gry za niedokończone</text:p>
            <text:p>miasta, drogi i klasztory oraz ukończone miasta w zasięgu rolników.</text:p>
            <text:p>Tabela wyników jest zgodna z zasadami gry, poniżej widzimy</text:p>
            <text:p>przycisk <text:span text:style-name="T1">Return to main screen</text:span></text:p>
          </table:table-cell>
          <table:table-cell table:style-name="ce216" table:content-validation-name="val1" office:value-type="string" calcext:value-type="string">
            <text:p>no pass</text:p>
          </table:table-cell>
          <table:table-cell table:style-name="ce420" table:content-validation-name="val1" office:value-type="string" calcext:value-type="string">
            <text:p>no pass</text:p>
          </table:table-cell>
          <table:table-cell table:style-name="ce587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Return to main screen</text:span></text:p>
          </table:table-cell>
          <table:table-cell table:style-name="ce17" office:value-type="string" calcext:value-type="string">
            <text:p>Widzimy ekran startowy</text:p>
          </table:table-cell>
          <table:table-cell table:style-name="ce217" table:content-validation-name="val1" office:value-type="string" calcext:value-type="string">
            <text:p>no pass</text:p>
          </table:table-cell>
          <table:table-cell table:style-name="ce421" table:content-validation-name="val1" office:value-type="string" calcext:value-type="string">
            <text:p>no pass</text:p>
          </table:table-cell>
          <table:table-cell table:style-name="ce24" table:content-validation-name="val1" office:value-type="string" calcext:value-type="string">
            <text:p>no pass</text:p>
          </table:table-cell>
          <table:table-cell table:style-name="ce24" table:content-validation-name="val1"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4">
          <table:table-cell table:style-name="Default" table:number-columns-repeated="3"/>
          <table:table-cell table:style-name="ce24" table:content-validation-name="val1" table:number-columns-repeated="9"/>
          <table:table-cell table:number-columns-repeated="1010"/>
        </table:table-row>
        <table:table-row table:style-name="ro2" table:number-rows-repeated="9">
          <table:table-cell table:style-name="Default" table:number-columns-repeated="3"/>
          <table:table-cell table:number-columns-repeated="1019"/>
        </table:table-row>
        <table:table-row table:style-name="ro2" table:number-rows-repeated="1048119">
          <table:table-cell table:number-columns-repeated="1022"/>
        </table:table-row>
        <table:table-row table:style-name="ro2">
          <table:table-cell table:number-columns-repeated="3"/>
          <table:table-cell table:style-name="ce16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16" table:number-columns-repeated="9"/>
          <table:table-cell table:number-columns-repeated="1010"/>
        </table:table-row>
        <calcext:conditional-formats>
          <calcext:conditional-format calcext:target-range-address="Carcassone.D4:Carcassone.D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42:Carcassone.L1048574 Carcassone.D4:Carcassone.D16 Carcassone.D442:Carcassone.D1048574 Carcassone.D23:Carcassone.F27 Carcassone.D34:Carcassone.D38 Carcassone.D45:Carcassone.F49 Carcassone.D56:Carcassone.F60 Carcassone.D63:Carcassone.F67 Carcassone.D70:Carcassone.F74 Carcassone.D78:Carcassone.F82 Carcassone.D85:Carcassone.F89 Carcassone.D93:Carcassone.F97 Carcassone.D100:Carcassone.F104 Carcassone.D108:Carcassone.F112 Carcassone.D117:Carcassone.F121 Carcassone.D125:Carcassone.F129 Carcassone.D134:Carcassone.F138 Carcassone.D143:Carcassone.E147 Carcassone.D152:Carcassone.F156 Carcassone.D161:Carcassone.F165 Carcassone.D168:Carcassone.E172 Carcassone.D180:Carcassone.F184 Carcassone.D192:Carcassone.F196 Carcassone.D204:Carcassone.F208 Carcassone.D216:Carcassone.F220 Carcassone.D224:Carcassone.F228 Carcassone.D232:Carcassone.F236 Carcassone.D241:Carcassone.F245 Carcassone.D249:Carcassone.E253 Carcassone.D257:Carcassone.E261 Carcassone.D265:Carcassone.E269 Carcassone.D274:Carcassone.F278 Carcassone.D282:Carcassone.E286 Carcassone.D290:Carcassone.E294 Carcassone.D298:Carcassone.E302 Carcassone.D307:Carcassone.F311 Carcassone.D315:Carcassone.E319 Carcassone.D323:Carcassone.E327 Carcassone.D331:Carcassone.F335 Carcassone.D340:Carcassone.F344 Carcassone.D348:Carcassone.E352 Carcassone.D356:Carcassone.E360 Carcassone.D364:Carcassone.E368 Carcassone.D373:Carcassone.F377 Carcassone.D381:Carcassone.E385 Carcassone.D391:Carcassone.E395 Carcassone.D403:Carcassone.F407 Carcassone.D417:Carcassone.F421 Carcassone.D426:Carcassone.F430 Carcassone.D434:Carcassone.D436 Carcassone.D1:Carcassone.L1 Carcassone.G5:Carcassone.L436 Carcassone.F4:Carcassone.L4 Carcassone.E5:Carcassone.F9 Carcassone.E434:Carcassone.E436 Carcassone.E12:Carcassone.F16 Carcassone.E34:Carcassone.E37 Carcassone.F441:Carcassone.L441 Carcassone.F434:Carcassone.F436 Carcassone.F34:Carcassone.F38 Carcassone.F143:Carcassone.F148 Carcassone.F168:Carcassone.F173 Carcassone.F249:Carcassone.F253 Carcassone.F257:Carcassone.F269 Carcassone.F282:Carcassone.F294 Carcassone.F297:Carcassone.F302 Carcassone.F315:Carcassone.F327 Carcassone.F348:Carcassone.F368 Carcassone.F381:Carcassone.F397 Carcassone.G439:Carcassone.L440 Carcassone.D2:Carcassone.F2 Carcassone.H2:Carcassone.L2">
            <calcext:condition calcext:apply-style-name="pass" calcext:value="=&quot;pass&quot;" calcext:base-cell-address="Carcassone.D1"/>
            <calcext:condition calcext:apply-style-name="no pass" calcext:value="=&quot;no pass&quot;" calcext:base-cell-address="Carcassone.D1"/>
          </calcext:conditional-format>
          <calcext:conditional-format calcext:target-range-address="Carcassone.D17:Carcassone.D17">
            <calcext:condition calcext:apply-style-name="pass" calcext:value="=&quot;pass&quot;" calcext:base-cell-address="Carcassone.D17"/>
            <calcext:condition calcext:apply-style-name="no pass" calcext:value="=&quot;no pass&quot;" calcext:base-cell-address="Carcassone.D17"/>
          </calcext:conditional-format>
          <calcext:conditional-format calcext:target-range-address="Carcassone.D18:Carcassone.D18">
            <calcext:condition calcext:apply-style-name="pass" calcext:value="=&quot;pass&quot;" calcext:base-cell-address="Carcassone.D18"/>
            <calcext:condition calcext:apply-style-name="no pass" calcext:value="=&quot;no pass&quot;" calcext:base-cell-address="Carcassone.D18"/>
          </calcext:conditional-format>
          <calcext:conditional-format calcext:target-range-address="Carcassone.D19:Carcassone.D19">
            <calcext:condition calcext:apply-style-name="pass" calcext:value="=&quot;pass&quot;" calcext:base-cell-address="Carcassone.D19"/>
            <calcext:condition calcext:apply-style-name="no pass" calcext:value="=&quot;no pass&quot;" calcext:base-cell-address="Carcassone.D19"/>
          </calcext:conditional-format>
          <calcext:conditional-format calcext:target-range-address="Carcassone.D20:Carcassone.D20">
            <calcext:condition calcext:apply-style-name="pass" calcext:value="=&quot;pass&quot;" calcext:base-cell-address="Carcassone.D20"/>
            <calcext:condition calcext:apply-style-name="no pass" calcext:value="=&quot;no pass&quot;" calcext:base-cell-address="Carcassone.D20"/>
          </calcext:conditional-format>
          <calcext:conditional-format calcext:target-range-address="Carcassone.D21:Carcassone.D21">
            <calcext:condition calcext:apply-style-name="pass" calcext:value="=&quot;pass&quot;" calcext:base-cell-address="Carcassone.D21"/>
            <calcext:condition calcext:apply-style-name="no pass" calcext:value="=&quot;no pass&quot;" calcext:base-cell-address="Carcassone.D21"/>
          </calcext:conditional-format>
          <calcext:conditional-format calcext:target-range-address="Carcassone.D22:Carcassone.D22">
            <calcext:condition calcext:apply-style-name="pass" calcext:value="=&quot;pass&quot;" calcext:base-cell-address="Carcassone.D22"/>
            <calcext:condition calcext:apply-style-name="no pass" calcext:value="=&quot;no pass&quot;" calcext:base-cell-address="Carcassone.D22"/>
          </calcext:conditional-format>
          <calcext:conditional-format calcext:target-range-address="Carcassone.D28:Carcassone.D28">
            <calcext:condition calcext:apply-style-name="pass" calcext:value="=&quot;pass&quot;" calcext:base-cell-address="Carcassone.D28"/>
            <calcext:condition calcext:apply-style-name="no pass" calcext:value="=&quot;no pass&quot;" calcext:base-cell-address="Carcassone.D28"/>
          </calcext:conditional-format>
          <calcext:conditional-format calcext:target-range-address="Carcassone.D29:Carcassone.D29">
            <calcext:condition calcext:apply-style-name="pass" calcext:value="=&quot;pass&quot;" calcext:base-cell-address="Carcassone.D29"/>
            <calcext:condition calcext:apply-style-name="no pass" calcext:value="=&quot;no pass&quot;" calcext:base-cell-address="Carcassone.D29"/>
          </calcext:conditional-format>
          <calcext:conditional-format calcext:target-range-address="Carcassone.D30:Carcassone.D30">
            <calcext:condition calcext:apply-style-name="pass" calcext:value="=&quot;pass&quot;" calcext:base-cell-address="Carcassone.D30"/>
            <calcext:condition calcext:apply-style-name="no pass" calcext:value="=&quot;no pass&quot;" calcext:base-cell-address="Carcassone.D30"/>
          </calcext:conditional-format>
          <calcext:conditional-format calcext:target-range-address="Carcassone.D31:Carcassone.D31">
            <calcext:condition calcext:apply-style-name="pass" calcext:value="=&quot;pass&quot;" calcext:base-cell-address="Carcassone.D31"/>
            <calcext:condition calcext:apply-style-name="no pass" calcext:value="=&quot;no pass&quot;" calcext:base-cell-address="Carcassone.D31"/>
          </calcext:conditional-format>
          <calcext:conditional-format calcext:target-range-address="Carcassone.D32:Carcassone.D32">
            <calcext:condition calcext:apply-style-name="pass" calcext:value="=&quot;pass&quot;" calcext:base-cell-address="Carcassone.D32"/>
            <calcext:condition calcext:apply-style-name="no pass" calcext:value="=&quot;no pass&quot;" calcext:base-cell-address="Carcassone.D32"/>
          </calcext:conditional-format>
          <calcext:conditional-format calcext:target-range-address="Carcassone.D33:Carcassone.D33">
            <calcext:condition calcext:apply-style-name="pass" calcext:value="=&quot;pass&quot;" calcext:base-cell-address="Carcassone.D33"/>
            <calcext:condition calcext:apply-style-name="no pass" calcext:value="=&quot;no pass&quot;" calcext:base-cell-address="Carcassone.D33"/>
          </calcext:conditional-format>
          <calcext:conditional-format calcext:target-range-address="Carcassone.D39:Carcassone.D39">
            <calcext:condition calcext:apply-style-name="pass" calcext:value="=&quot;pass&quot;" calcext:base-cell-address="Carcassone.D39"/>
            <calcext:condition calcext:apply-style-name="no pass" calcext:value="=&quot;no pass&quot;" calcext:base-cell-address="Carcassone.D39"/>
          </calcext:conditional-format>
          <calcext:conditional-format calcext:target-range-address="Carcassone.D40:Carcassone.D40">
            <calcext:condition calcext:apply-style-name="pass" calcext:value="=&quot;pass&quot;" calcext:base-cell-address="Carcassone.D40"/>
            <calcext:condition calcext:apply-style-name="no pass" calcext:value="=&quot;no pass&quot;" calcext:base-cell-address="Carcassone.D40"/>
          </calcext:conditional-format>
          <calcext:conditional-format calcext:target-range-address="Carcassone.D41:Carcassone.D41">
            <calcext:condition calcext:apply-style-name="pass" calcext:value="=&quot;pass&quot;" calcext:base-cell-address="Carcassone.D41"/>
            <calcext:condition calcext:apply-style-name="no pass" calcext:value="=&quot;no pass&quot;" calcext:base-cell-address="Carcassone.D41"/>
          </calcext:conditional-format>
          <calcext:conditional-format calcext:target-range-address="Carcassone.D42:Carcassone.D42">
            <calcext:condition calcext:apply-style-name="pass" calcext:value="=&quot;pass&quot;" calcext:base-cell-address="Carcassone.D42"/>
            <calcext:condition calcext:apply-style-name="no pass" calcext:value="=&quot;no pass&quot;" calcext:base-cell-address="Carcassone.D42"/>
          </calcext:conditional-format>
          <calcext:conditional-format calcext:target-range-address="Carcassone.D43:Carcassone.D43">
            <calcext:condition calcext:apply-style-name="pass" calcext:value="=&quot;pass&quot;" calcext:base-cell-address="Carcassone.D43"/>
            <calcext:condition calcext:apply-style-name="no pass" calcext:value="=&quot;no pass&quot;" calcext:base-cell-address="Carcassone.D43"/>
          </calcext:conditional-format>
          <calcext:conditional-format calcext:target-range-address="Carcassone.D44:Carcassone.D44">
            <calcext:condition calcext:apply-style-name="pass" calcext:value="=&quot;pass&quot;" calcext:base-cell-address="Carcassone.D44"/>
            <calcext:condition calcext:apply-style-name="no pass" calcext:value="=&quot;no pass&quot;" calcext:base-cell-address="Carcassone.D44"/>
          </calcext:conditional-format>
          <calcext:conditional-format calcext:target-range-address="Carcassone.D50:Carcassone.D50">
            <calcext:condition calcext:apply-style-name="pass" calcext:value="=&quot;pass&quot;" calcext:base-cell-address="Carcassone.D50"/>
            <calcext:condition calcext:apply-style-name="no pass" calcext:value="=&quot;no pass&quot;" calcext:base-cell-address="Carcassone.D50"/>
          </calcext:conditional-format>
          <calcext:conditional-format calcext:target-range-address="Carcassone.D51:Carcassone.D51">
            <calcext:condition calcext:apply-style-name="pass" calcext:value="=&quot;pass&quot;" calcext:base-cell-address="Carcassone.D51"/>
            <calcext:condition calcext:apply-style-name="no pass" calcext:value="=&quot;no pass&quot;" calcext:base-cell-address="Carcassone.D51"/>
          </calcext:conditional-format>
          <calcext:conditional-format calcext:target-range-address="Carcassone.D52:Carcassone.D52">
            <calcext:condition calcext:apply-style-name="pass" calcext:value="=&quot;pass&quot;" calcext:base-cell-address="Carcassone.D52"/>
            <calcext:condition calcext:apply-style-name="no pass" calcext:value="=&quot;no pass&quot;" calcext:base-cell-address="Carcassone.D52"/>
          </calcext:conditional-format>
          <calcext:conditional-format calcext:target-range-address="Carcassone.D53:Carcassone.D53">
            <calcext:condition calcext:apply-style-name="pass" calcext:value="=&quot;pass&quot;" calcext:base-cell-address="Carcassone.D53"/>
            <calcext:condition calcext:apply-style-name="no pass" calcext:value="=&quot;no pass&quot;" calcext:base-cell-address="Carcassone.D53"/>
          </calcext:conditional-format>
          <calcext:conditional-format calcext:target-range-address="Carcassone.D54:Carcassone.D54">
            <calcext:condition calcext:apply-style-name="pass" calcext:value="=&quot;pass&quot;" calcext:base-cell-address="Carcassone.D54"/>
            <calcext:condition calcext:apply-style-name="no pass" calcext:value="=&quot;no pass&quot;" calcext:base-cell-address="Carcassone.D54"/>
          </calcext:conditional-format>
          <calcext:conditional-format calcext:target-range-address="Carcassone.D55:Carcassone.D55">
            <calcext:condition calcext:apply-style-name="pass" calcext:value="=&quot;pass&quot;" calcext:base-cell-address="Carcassone.D55"/>
            <calcext:condition calcext:apply-style-name="no pass" calcext:value="=&quot;no pass&quot;" calcext:base-cell-address="Carcassone.D55"/>
          </calcext:conditional-format>
          <calcext:conditional-format calcext:target-range-address="Carcassone.D61:Carcassone.D61">
            <calcext:condition calcext:apply-style-name="pass" calcext:value="=&quot;pass&quot;" calcext:base-cell-address="Carcassone.D61"/>
            <calcext:condition calcext:apply-style-name="no pass" calcext:value="=&quot;no pass&quot;" calcext:base-cell-address="Carcassone.D61"/>
          </calcext:conditional-format>
          <calcext:conditional-format calcext:target-range-address="Carcassone.D62:Carcassone.D62">
            <calcext:condition calcext:apply-style-name="pass" calcext:value="=&quot;pass&quot;" calcext:base-cell-address="Carcassone.D62"/>
            <calcext:condition calcext:apply-style-name="no pass" calcext:value="=&quot;no pass&quot;" calcext:base-cell-address="Carcassone.D62"/>
          </calcext:conditional-format>
          <calcext:conditional-format calcext:target-range-address="Carcassone.D68:Carcassone.D68">
            <calcext:condition calcext:apply-style-name="pass" calcext:value="=&quot;pass&quot;" calcext:base-cell-address="Carcassone.D68"/>
            <calcext:condition calcext:apply-style-name="no pass" calcext:value="=&quot;no pass&quot;" calcext:base-cell-address="Carcassone.D68"/>
          </calcext:conditional-format>
          <calcext:conditional-format calcext:target-range-address="Carcassone.D69:Carcassone.D69">
            <calcext:condition calcext:apply-style-name="pass" calcext:value="=&quot;pass&quot;" calcext:base-cell-address="Carcassone.D69"/>
            <calcext:condition calcext:apply-style-name="no pass" calcext:value="=&quot;no pass&quot;" calcext:base-cell-address="Carcassone.D69"/>
          </calcext:conditional-format>
          <calcext:conditional-format calcext:target-range-address="Carcassone.D75:Carcassone.D75">
            <calcext:condition calcext:apply-style-name="pass" calcext:value="=&quot;pass&quot;" calcext:base-cell-address="Carcassone.D75"/>
            <calcext:condition calcext:apply-style-name="no pass" calcext:value="=&quot;no pass&quot;" calcext:base-cell-address="Carcassone.D75"/>
          </calcext:conditional-format>
          <calcext:conditional-format calcext:target-range-address="Carcassone.D76:Carcassone.D76">
            <calcext:condition calcext:apply-style-name="pass" calcext:value="=&quot;pass&quot;" calcext:base-cell-address="Carcassone.D76"/>
            <calcext:condition calcext:apply-style-name="no pass" calcext:value="=&quot;no pass&quot;" calcext:base-cell-address="Carcassone.D76"/>
          </calcext:conditional-format>
          <calcext:conditional-format calcext:target-range-address="Carcassone.D77:Carcassone.D77">
            <calcext:condition calcext:apply-style-name="pass" calcext:value="=&quot;pass&quot;" calcext:base-cell-address="Carcassone.D77"/>
            <calcext:condition calcext:apply-style-name="no pass" calcext:value="=&quot;no pass&quot;" calcext:base-cell-address="Carcassone.D77"/>
          </calcext:conditional-format>
          <calcext:conditional-format calcext:target-range-address="Carcassone.D83:Carcassone.D83">
            <calcext:condition calcext:apply-style-name="pass" calcext:value="=&quot;pass&quot;" calcext:base-cell-address="Carcassone.D83"/>
            <calcext:condition calcext:apply-style-name="no pass" calcext:value="=&quot;no pass&quot;" calcext:base-cell-address="Carcassone.D83"/>
          </calcext:conditional-format>
          <calcext:conditional-format calcext:target-range-address="Carcassone.D84:Carcassone.D84">
            <calcext:condition calcext:apply-style-name="pass" calcext:value="=&quot;pass&quot;" calcext:base-cell-address="Carcassone.D84"/>
            <calcext:condition calcext:apply-style-name="no pass" calcext:value="=&quot;no pass&quot;" calcext:base-cell-address="Carcassone.D84"/>
          </calcext:conditional-format>
          <calcext:conditional-format calcext:target-range-address="Carcassone.D90:Carcassone.D90">
            <calcext:condition calcext:apply-style-name="pass" calcext:value="=&quot;pass&quot;" calcext:base-cell-address="Carcassone.D90"/>
            <calcext:condition calcext:apply-style-name="no pass" calcext:value="=&quot;no pass&quot;" calcext:base-cell-address="Carcassone.D90"/>
          </calcext:conditional-format>
          <calcext:conditional-format calcext:target-range-address="Carcassone.D91:Carcassone.D91">
            <calcext:condition calcext:apply-style-name="pass" calcext:value="=&quot;pass&quot;" calcext:base-cell-address="Carcassone.D91"/>
            <calcext:condition calcext:apply-style-name="no pass" calcext:value="=&quot;no pass&quot;" calcext:base-cell-address="Carcassone.D91"/>
          </calcext:conditional-format>
          <calcext:conditional-format calcext:target-range-address="Carcassone.D92:Carcassone.D92">
            <calcext:condition calcext:apply-style-name="pass" calcext:value="=&quot;pass&quot;" calcext:base-cell-address="Carcassone.D92"/>
            <calcext:condition calcext:apply-style-name="no pass" calcext:value="=&quot;no pass&quot;" calcext:base-cell-address="Carcassone.D92"/>
          </calcext:conditional-format>
          <calcext:conditional-format calcext:target-range-address="Carcassone.D98:Carcassone.D98">
            <calcext:condition calcext:apply-style-name="pass" calcext:value="=&quot;pass&quot;" calcext:base-cell-address="Carcassone.D98"/>
            <calcext:condition calcext:apply-style-name="no pass" calcext:value="=&quot;no pass&quot;" calcext:base-cell-address="Carcassone.D98"/>
          </calcext:conditional-format>
          <calcext:conditional-format calcext:target-range-address="Carcassone.D99:Carcassone.D99">
            <calcext:condition calcext:apply-style-name="pass" calcext:value="=&quot;pass&quot;" calcext:base-cell-address="Carcassone.D99"/>
            <calcext:condition calcext:apply-style-name="no pass" calcext:value="=&quot;no pass&quot;" calcext:base-cell-address="Carcassone.D99"/>
          </calcext:conditional-format>
          <calcext:conditional-format calcext:target-range-address="Carcassone.D105:Carcassone.D105">
            <calcext:condition calcext:apply-style-name="pass" calcext:value="=&quot;pass&quot;" calcext:base-cell-address="Carcassone.D105"/>
            <calcext:condition calcext:apply-style-name="no pass" calcext:value="=&quot;no pass&quot;" calcext:base-cell-address="Carcassone.D105"/>
          </calcext:conditional-format>
          <calcext:conditional-format calcext:target-range-address="Carcassone.D106:Carcassone.D106">
            <calcext:condition calcext:apply-style-name="pass" calcext:value="=&quot;pass&quot;" calcext:base-cell-address="Carcassone.D106"/>
            <calcext:condition calcext:apply-style-name="no pass" calcext:value="=&quot;no pass&quot;" calcext:base-cell-address="Carcassone.D106"/>
          </calcext:conditional-format>
          <calcext:conditional-format calcext:target-range-address="Carcassone.D107:Carcassone.D107">
            <calcext:condition calcext:apply-style-name="pass" calcext:value="=&quot;pass&quot;" calcext:base-cell-address="Carcassone.D107"/>
            <calcext:condition calcext:apply-style-name="no pass" calcext:value="=&quot;no pass&quot;" calcext:base-cell-address="Carcassone.D107"/>
          </calcext:conditional-format>
          <calcext:conditional-format calcext:target-range-address="Carcassone.D113:Carcassone.D113">
            <calcext:condition calcext:apply-style-name="pass" calcext:value="=&quot;pass&quot;" calcext:base-cell-address="Carcassone.D113"/>
            <calcext:condition calcext:apply-style-name="no pass" calcext:value="=&quot;no pass&quot;" calcext:base-cell-address="Carcassone.D113"/>
          </calcext:conditional-format>
          <calcext:conditional-format calcext:target-range-address="Carcassone.D114:Carcassone.D114">
            <calcext:condition calcext:apply-style-name="pass" calcext:value="=&quot;pass&quot;" calcext:base-cell-address="Carcassone.D114"/>
            <calcext:condition calcext:apply-style-name="no pass" calcext:value="=&quot;no pass&quot;" calcext:base-cell-address="Carcassone.D114"/>
          </calcext:conditional-format>
          <calcext:conditional-format calcext:target-range-address="Carcassone.D115:Carcassone.D115">
            <calcext:condition calcext:apply-style-name="pass" calcext:value="=&quot;pass&quot;" calcext:base-cell-address="Carcassone.D115"/>
            <calcext:condition calcext:apply-style-name="no pass" calcext:value="=&quot;no pass&quot;" calcext:base-cell-address="Carcassone.D115"/>
          </calcext:conditional-format>
          <calcext:conditional-format calcext:target-range-address="Carcassone.D116:Carcassone.D116">
            <calcext:condition calcext:apply-style-name="pass" calcext:value="=&quot;pass&quot;" calcext:base-cell-address="Carcassone.D116"/>
            <calcext:condition calcext:apply-style-name="no pass" calcext:value="=&quot;no pass&quot;" calcext:base-cell-address="Carcassone.D116"/>
          </calcext:conditional-format>
          <calcext:conditional-format calcext:target-range-address="Carcassone.D122:Carcassone.D122">
            <calcext:condition calcext:apply-style-name="pass" calcext:value="=&quot;pass&quot;" calcext:base-cell-address="Carcassone.D122"/>
            <calcext:condition calcext:apply-style-name="no pass" calcext:value="=&quot;no pass&quot;" calcext:base-cell-address="Carcassone.D122"/>
          </calcext:conditional-format>
          <calcext:conditional-format calcext:target-range-address="Carcassone.D123:Carcassone.D123">
            <calcext:condition calcext:apply-style-name="pass" calcext:value="=&quot;pass&quot;" calcext:base-cell-address="Carcassone.D123"/>
            <calcext:condition calcext:apply-style-name="no pass" calcext:value="=&quot;no pass&quot;" calcext:base-cell-address="Carcassone.D123"/>
          </calcext:conditional-format>
          <calcext:conditional-format calcext:target-range-address="Carcassone.D124:Carcassone.D124">
            <calcext:condition calcext:apply-style-name="pass" calcext:value="=&quot;pass&quot;" calcext:base-cell-address="Carcassone.D124"/>
            <calcext:condition calcext:apply-style-name="no pass" calcext:value="=&quot;no pass&quot;" calcext:base-cell-address="Carcassone.D124"/>
          </calcext:conditional-format>
          <calcext:conditional-format calcext:target-range-address="Carcassone.D130:Carcassone.D130">
            <calcext:condition calcext:apply-style-name="pass" calcext:value="=&quot;pass&quot;" calcext:base-cell-address="Carcassone.D130"/>
            <calcext:condition calcext:apply-style-name="no pass" calcext:value="=&quot;no pass&quot;" calcext:base-cell-address="Carcassone.D130"/>
          </calcext:conditional-format>
          <calcext:conditional-format calcext:target-range-address="Carcassone.D131:Carcassone.D131">
            <calcext:condition calcext:apply-style-name="pass" calcext:value="=&quot;pass&quot;" calcext:base-cell-address="Carcassone.D131"/>
            <calcext:condition calcext:apply-style-name="no pass" calcext:value="=&quot;no pass&quot;" calcext:base-cell-address="Carcassone.D131"/>
          </calcext:conditional-format>
          <calcext:conditional-format calcext:target-range-address="Carcassone.D132:Carcassone.D132">
            <calcext:condition calcext:apply-style-name="pass" calcext:value="=&quot;pass&quot;" calcext:base-cell-address="Carcassone.D132"/>
            <calcext:condition calcext:apply-style-name="no pass" calcext:value="=&quot;no pass&quot;" calcext:base-cell-address="Carcassone.D132"/>
          </calcext:conditional-format>
          <calcext:conditional-format calcext:target-range-address="Carcassone.D133:Carcassone.D133">
            <calcext:condition calcext:apply-style-name="pass" calcext:value="=&quot;pass&quot;" calcext:base-cell-address="Carcassone.D133"/>
            <calcext:condition calcext:apply-style-name="no pass" calcext:value="=&quot;no pass&quot;" calcext:base-cell-address="Carcassone.D133"/>
          </calcext:conditional-format>
          <calcext:conditional-format calcext:target-range-address="Carcassone.D139:Carcassone.D139">
            <calcext:condition calcext:apply-style-name="pass" calcext:value="=&quot;pass&quot;" calcext:base-cell-address="Carcassone.D139"/>
            <calcext:condition calcext:apply-style-name="no pass" calcext:value="=&quot;no pass&quot;" calcext:base-cell-address="Carcassone.D139"/>
          </calcext:conditional-format>
          <calcext:conditional-format calcext:target-range-address="Carcassone.D140:Carcassone.D140">
            <calcext:condition calcext:apply-style-name="pass" calcext:value="=&quot;pass&quot;" calcext:base-cell-address="Carcassone.D140"/>
            <calcext:condition calcext:apply-style-name="no pass" calcext:value="=&quot;no pass&quot;" calcext:base-cell-address="Carcassone.D140"/>
          </calcext:conditional-format>
          <calcext:conditional-format calcext:target-range-address="Carcassone.D141:Carcassone.D141">
            <calcext:condition calcext:apply-style-name="pass" calcext:value="=&quot;pass&quot;" calcext:base-cell-address="Carcassone.D141"/>
            <calcext:condition calcext:apply-style-name="no pass" calcext:value="=&quot;no pass&quot;" calcext:base-cell-address="Carcassone.D141"/>
          </calcext:conditional-format>
          <calcext:conditional-format calcext:target-range-address="Carcassone.D142:Carcassone.D142">
            <calcext:condition calcext:apply-style-name="pass" calcext:value="=&quot;pass&quot;" calcext:base-cell-address="Carcassone.D142"/>
            <calcext:condition calcext:apply-style-name="no pass" calcext:value="=&quot;no pass&quot;" calcext:base-cell-address="Carcassone.D142"/>
          </calcext:conditional-format>
          <calcext:conditional-format calcext:target-range-address="Carcassone.D148:Carcassone.D148">
            <calcext:condition calcext:apply-style-name="pass" calcext:value="=&quot;pass&quot;" calcext:base-cell-address="Carcassone.D148"/>
            <calcext:condition calcext:apply-style-name="no pass" calcext:value="=&quot;no pass&quot;" calcext:base-cell-address="Carcassone.D148"/>
          </calcext:conditional-format>
          <calcext:conditional-format calcext:target-range-address="Carcassone.D149:Carcassone.D149">
            <calcext:condition calcext:apply-style-name="pass" calcext:value="=&quot;pass&quot;" calcext:base-cell-address="Carcassone.D149"/>
            <calcext:condition calcext:apply-style-name="no pass" calcext:value="=&quot;no pass&quot;" calcext:base-cell-address="Carcassone.D149"/>
          </calcext:conditional-format>
          <calcext:conditional-format calcext:target-range-address="Carcassone.D150:Carcassone.D150">
            <calcext:condition calcext:apply-style-name="pass" calcext:value="=&quot;pass&quot;" calcext:base-cell-address="Carcassone.D150"/>
            <calcext:condition calcext:apply-style-name="no pass" calcext:value="=&quot;no pass&quot;" calcext:base-cell-address="Carcassone.D150"/>
          </calcext:conditional-format>
          <calcext:conditional-format calcext:target-range-address="Carcassone.D151:Carcassone.D151">
            <calcext:condition calcext:apply-style-name="pass" calcext:value="=&quot;pass&quot;" calcext:base-cell-address="Carcassone.D151"/>
            <calcext:condition calcext:apply-style-name="no pass" calcext:value="=&quot;no pass&quot;" calcext:base-cell-address="Carcassone.D151"/>
          </calcext:conditional-format>
          <calcext:conditional-format calcext:target-range-address="Carcassone.D157:Carcassone.D157">
            <calcext:condition calcext:apply-style-name="pass" calcext:value="=&quot;pass&quot;" calcext:base-cell-address="Carcassone.D157"/>
            <calcext:condition calcext:apply-style-name="no pass" calcext:value="=&quot;no pass&quot;" calcext:base-cell-address="Carcassone.D157"/>
          </calcext:conditional-format>
          <calcext:conditional-format calcext:target-range-address="Carcassone.D158:Carcassone.D158">
            <calcext:condition calcext:apply-style-name="pass" calcext:value="=&quot;pass&quot;" calcext:base-cell-address="Carcassone.D158"/>
            <calcext:condition calcext:apply-style-name="no pass" calcext:value="=&quot;no pass&quot;" calcext:base-cell-address="Carcassone.D158"/>
          </calcext:conditional-format>
          <calcext:conditional-format calcext:target-range-address="Carcassone.D159:Carcassone.D159">
            <calcext:condition calcext:apply-style-name="pass" calcext:value="=&quot;pass&quot;" calcext:base-cell-address="Carcassone.D159"/>
            <calcext:condition calcext:apply-style-name="no pass" calcext:value="=&quot;no pass&quot;" calcext:base-cell-address="Carcassone.D159"/>
          </calcext:conditional-format>
          <calcext:conditional-format calcext:target-range-address="Carcassone.D160:Carcassone.D160">
            <calcext:condition calcext:apply-style-name="pass" calcext:value="=&quot;pass&quot;" calcext:base-cell-address="Carcassone.D160"/>
            <calcext:condition calcext:apply-style-name="no pass" calcext:value="=&quot;no pass&quot;" calcext:base-cell-address="Carcassone.D160"/>
          </calcext:conditional-format>
          <calcext:conditional-format calcext:target-range-address="Carcassone.D166:Carcassone.D166">
            <calcext:condition calcext:apply-style-name="pass" calcext:value="=&quot;pass&quot;" calcext:base-cell-address="Carcassone.D166"/>
            <calcext:condition calcext:apply-style-name="no pass" calcext:value="=&quot;no pass&quot;" calcext:base-cell-address="Carcassone.D166"/>
          </calcext:conditional-format>
          <calcext:conditional-format calcext:target-range-address="Carcassone.D167:Carcassone.D167">
            <calcext:condition calcext:apply-style-name="pass" calcext:value="=&quot;pass&quot;" calcext:base-cell-address="Carcassone.D167"/>
            <calcext:condition calcext:apply-style-name="no pass" calcext:value="=&quot;no pass&quot;" calcext:base-cell-address="Carcassone.D167"/>
          </calcext:conditional-format>
          <calcext:conditional-format calcext:target-range-address="Carcassone.D173:Carcassone.D173">
            <calcext:condition calcext:apply-style-name="pass" calcext:value="=&quot;pass&quot;" calcext:base-cell-address="Carcassone.D173"/>
            <calcext:condition calcext:apply-style-name="no pass" calcext:value="=&quot;no pass&quot;" calcext:base-cell-address="Carcassone.D173"/>
          </calcext:conditional-format>
          <calcext:conditional-format calcext:target-range-address="Carcassone.D174:Carcassone.D174">
            <calcext:condition calcext:apply-style-name="pass" calcext:value="=&quot;pass&quot;" calcext:base-cell-address="Carcassone.D174"/>
            <calcext:condition calcext:apply-style-name="no pass" calcext:value="=&quot;no pass&quot;" calcext:base-cell-address="Carcassone.D174"/>
          </calcext:conditional-format>
          <calcext:conditional-format calcext:target-range-address="Carcassone.D175:Carcassone.D175">
            <calcext:condition calcext:apply-style-name="pass" calcext:value="=&quot;pass&quot;" calcext:base-cell-address="Carcassone.D175"/>
            <calcext:condition calcext:apply-style-name="no pass" calcext:value="=&quot;no pass&quot;" calcext:base-cell-address="Carcassone.D175"/>
          </calcext:conditional-format>
          <calcext:conditional-format calcext:target-range-address="Carcassone.D176:Carcassone.D176">
            <calcext:condition calcext:apply-style-name="pass" calcext:value="=&quot;pass&quot;" calcext:base-cell-address="Carcassone.D176"/>
            <calcext:condition calcext:apply-style-name="no pass" calcext:value="=&quot;no pass&quot;" calcext:base-cell-address="Carcassone.D176"/>
          </calcext:conditional-format>
          <calcext:conditional-format calcext:target-range-address="Carcassone.D177:Carcassone.D177">
            <calcext:condition calcext:apply-style-name="pass" calcext:value="=&quot;pass&quot;" calcext:base-cell-address="Carcassone.D177"/>
            <calcext:condition calcext:apply-style-name="no pass" calcext:value="=&quot;no pass&quot;" calcext:base-cell-address="Carcassone.D177"/>
          </calcext:conditional-format>
          <calcext:conditional-format calcext:target-range-address="Carcassone.D178:Carcassone.D178">
            <calcext:condition calcext:apply-style-name="pass" calcext:value="=&quot;pass&quot;" calcext:base-cell-address="Carcassone.D178"/>
            <calcext:condition calcext:apply-style-name="no pass" calcext:value="=&quot;no pass&quot;" calcext:base-cell-address="Carcassone.D178"/>
          </calcext:conditional-format>
          <calcext:conditional-format calcext:target-range-address="Carcassone.D179:Carcassone.D179">
            <calcext:condition calcext:apply-style-name="pass" calcext:value="=&quot;pass&quot;" calcext:base-cell-address="Carcassone.D179"/>
            <calcext:condition calcext:apply-style-name="no pass" calcext:value="=&quot;no pass&quot;" calcext:base-cell-address="Carcassone.D179"/>
          </calcext:conditional-format>
          <calcext:conditional-format calcext:target-range-address="Carcassone.D185:Carcassone.D185">
            <calcext:condition calcext:apply-style-name="pass" calcext:value="=&quot;pass&quot;" calcext:base-cell-address="Carcassone.D185"/>
            <calcext:condition calcext:apply-style-name="no pass" calcext:value="=&quot;no pass&quot;" calcext:base-cell-address="Carcassone.D185"/>
          </calcext:conditional-format>
          <calcext:conditional-format calcext:target-range-address="Carcassone.D186:Carcassone.D186">
            <calcext:condition calcext:apply-style-name="pass" calcext:value="=&quot;pass&quot;" calcext:base-cell-address="Carcassone.D186"/>
            <calcext:condition calcext:apply-style-name="no pass" calcext:value="=&quot;no pass&quot;" calcext:base-cell-address="Carcassone.D186"/>
          </calcext:conditional-format>
          <calcext:conditional-format calcext:target-range-address="Carcassone.D187:Carcassone.D187">
            <calcext:condition calcext:apply-style-name="pass" calcext:value="=&quot;pass&quot;" calcext:base-cell-address="Carcassone.D187"/>
            <calcext:condition calcext:apply-style-name="no pass" calcext:value="=&quot;no pass&quot;" calcext:base-cell-address="Carcassone.D187"/>
          </calcext:conditional-format>
          <calcext:conditional-format calcext:target-range-address="Carcassone.D188:Carcassone.D188">
            <calcext:condition calcext:apply-style-name="pass" calcext:value="=&quot;pass&quot;" calcext:base-cell-address="Carcassone.D188"/>
            <calcext:condition calcext:apply-style-name="no pass" calcext:value="=&quot;no pass&quot;" calcext:base-cell-address="Carcassone.D188"/>
          </calcext:conditional-format>
          <calcext:conditional-format calcext:target-range-address="Carcassone.D189:Carcassone.D189">
            <calcext:condition calcext:apply-style-name="pass" calcext:value="=&quot;pass&quot;" calcext:base-cell-address="Carcassone.D189"/>
            <calcext:condition calcext:apply-style-name="no pass" calcext:value="=&quot;no pass&quot;" calcext:base-cell-address="Carcassone.D189"/>
          </calcext:conditional-format>
          <calcext:conditional-format calcext:target-range-address="Carcassone.D190:Carcassone.D190">
            <calcext:condition calcext:apply-style-name="pass" calcext:value="=&quot;pass&quot;" calcext:base-cell-address="Carcassone.D190"/>
            <calcext:condition calcext:apply-style-name="no pass" calcext:value="=&quot;no pass&quot;" calcext:base-cell-address="Carcassone.D190"/>
          </calcext:conditional-format>
          <calcext:conditional-format calcext:target-range-address="Carcassone.D191:Carcassone.D191">
            <calcext:condition calcext:apply-style-name="pass" calcext:value="=&quot;pass&quot;" calcext:base-cell-address="Carcassone.D191"/>
            <calcext:condition calcext:apply-style-name="no pass" calcext:value="=&quot;no pass&quot;" calcext:base-cell-address="Carcassone.D191"/>
          </calcext:conditional-format>
          <calcext:conditional-format calcext:target-range-address="Carcassone.D197:Carcassone.D197">
            <calcext:condition calcext:apply-style-name="pass" calcext:value="=&quot;pass&quot;" calcext:base-cell-address="Carcassone.D197"/>
            <calcext:condition calcext:apply-style-name="no pass" calcext:value="=&quot;no pass&quot;" calcext:base-cell-address="Carcassone.D197"/>
          </calcext:conditional-format>
          <calcext:conditional-format calcext:target-range-address="Carcassone.D198:Carcassone.D198">
            <calcext:condition calcext:apply-style-name="pass" calcext:value="=&quot;pass&quot;" calcext:base-cell-address="Carcassone.D198"/>
            <calcext:condition calcext:apply-style-name="no pass" calcext:value="=&quot;no pass&quot;" calcext:base-cell-address="Carcassone.D198"/>
          </calcext:conditional-format>
          <calcext:conditional-format calcext:target-range-address="Carcassone.D199:Carcassone.D199">
            <calcext:condition calcext:apply-style-name="pass" calcext:value="=&quot;pass&quot;" calcext:base-cell-address="Carcassone.D199"/>
            <calcext:condition calcext:apply-style-name="no pass" calcext:value="=&quot;no pass&quot;" calcext:base-cell-address="Carcassone.D199"/>
          </calcext:conditional-format>
          <calcext:conditional-format calcext:target-range-address="Carcassone.D200:Carcassone.D200">
            <calcext:condition calcext:apply-style-name="pass" calcext:value="=&quot;pass&quot;" calcext:base-cell-address="Carcassone.D200"/>
            <calcext:condition calcext:apply-style-name="no pass" calcext:value="=&quot;no pass&quot;" calcext:base-cell-address="Carcassone.D200"/>
          </calcext:conditional-format>
          <calcext:conditional-format calcext:target-range-address="Carcassone.D201:Carcassone.D201">
            <calcext:condition calcext:apply-style-name="pass" calcext:value="=&quot;pass&quot;" calcext:base-cell-address="Carcassone.D201"/>
            <calcext:condition calcext:apply-style-name="no pass" calcext:value="=&quot;no pass&quot;" calcext:base-cell-address="Carcassone.D201"/>
          </calcext:conditional-format>
          <calcext:conditional-format calcext:target-range-address="Carcassone.D202:Carcassone.D202">
            <calcext:condition calcext:apply-style-name="pass" calcext:value="=&quot;pass&quot;" calcext:base-cell-address="Carcassone.D202"/>
            <calcext:condition calcext:apply-style-name="no pass" calcext:value="=&quot;no pass&quot;" calcext:base-cell-address="Carcassone.D202"/>
          </calcext:conditional-format>
          <calcext:conditional-format calcext:target-range-address="Carcassone.D203:Carcassone.D203">
            <calcext:condition calcext:apply-style-name="pass" calcext:value="=&quot;pass&quot;" calcext:base-cell-address="Carcassone.D203"/>
            <calcext:condition calcext:apply-style-name="no pass" calcext:value="=&quot;no pass&quot;" calcext:base-cell-address="Carcassone.D203"/>
          </calcext:conditional-format>
          <calcext:conditional-format calcext:target-range-address="Carcassone.D209:Carcassone.D209">
            <calcext:condition calcext:apply-style-name="pass" calcext:value="=&quot;pass&quot;" calcext:base-cell-address="Carcassone.D209"/>
            <calcext:condition calcext:apply-style-name="no pass" calcext:value="=&quot;no pass&quot;" calcext:base-cell-address="Carcassone.D209"/>
          </calcext:conditional-format>
          <calcext:conditional-format calcext:target-range-address="Carcassone.D210:Carcassone.D210">
            <calcext:condition calcext:apply-style-name="pass" calcext:value="=&quot;pass&quot;" calcext:base-cell-address="Carcassone.D210"/>
            <calcext:condition calcext:apply-style-name="no pass" calcext:value="=&quot;no pass&quot;" calcext:base-cell-address="Carcassone.D210"/>
          </calcext:conditional-format>
          <calcext:conditional-format calcext:target-range-address="Carcassone.D211:Carcassone.D211">
            <calcext:condition calcext:apply-style-name="pass" calcext:value="=&quot;pass&quot;" calcext:base-cell-address="Carcassone.D211"/>
            <calcext:condition calcext:apply-style-name="no pass" calcext:value="=&quot;no pass&quot;" calcext:base-cell-address="Carcassone.D211"/>
          </calcext:conditional-format>
          <calcext:conditional-format calcext:target-range-address="Carcassone.D212:Carcassone.D212">
            <calcext:condition calcext:apply-style-name="pass" calcext:value="=&quot;pass&quot;" calcext:base-cell-address="Carcassone.D212"/>
            <calcext:condition calcext:apply-style-name="no pass" calcext:value="=&quot;no pass&quot;" calcext:base-cell-address="Carcassone.D212"/>
          </calcext:conditional-format>
          <calcext:conditional-format calcext:target-range-address="Carcassone.D213:Carcassone.D213">
            <calcext:condition calcext:apply-style-name="pass" calcext:value="=&quot;pass&quot;" calcext:base-cell-address="Carcassone.D213"/>
            <calcext:condition calcext:apply-style-name="no pass" calcext:value="=&quot;no pass&quot;" calcext:base-cell-address="Carcassone.D213"/>
          </calcext:conditional-format>
          <calcext:conditional-format calcext:target-range-address="Carcassone.D214:Carcassone.D214">
            <calcext:condition calcext:apply-style-name="pass" calcext:value="=&quot;pass&quot;" calcext:base-cell-address="Carcassone.D214"/>
            <calcext:condition calcext:apply-style-name="no pass" calcext:value="=&quot;no pass&quot;" calcext:base-cell-address="Carcassone.D214"/>
          </calcext:conditional-format>
          <calcext:conditional-format calcext:target-range-address="Carcassone.D215:Carcassone.D215">
            <calcext:condition calcext:apply-style-name="pass" calcext:value="=&quot;pass&quot;" calcext:base-cell-address="Carcassone.D215"/>
            <calcext:condition calcext:apply-style-name="no pass" calcext:value="=&quot;no pass&quot;" calcext:base-cell-address="Carcassone.D215"/>
          </calcext:conditional-format>
          <calcext:conditional-format calcext:target-range-address="Carcassone.D221:Carcassone.D22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D222:Carcassone.D222">
            <calcext:condition calcext:apply-style-name="pass" calcext:value="=&quot;pass&quot;" calcext:base-cell-address="Carcassone.D222"/>
            <calcext:condition calcext:apply-style-name="no pass" calcext:value="=&quot;no pass&quot;" calcext:base-cell-address="Carcassone.D222"/>
          </calcext:conditional-format>
          <calcext:conditional-format calcext:target-range-address="Carcassone.D223:Carcassone.D223">
            <calcext:condition calcext:apply-style-name="pass" calcext:value="=&quot;pass&quot;" calcext:base-cell-address="Carcassone.D223"/>
            <calcext:condition calcext:apply-style-name="no pass" calcext:value="=&quot;no pass&quot;" calcext:base-cell-address="Carcassone.D223"/>
          </calcext:conditional-format>
          <calcext:conditional-format calcext:target-range-address="Carcassone.D229:Carcassone.D229">
            <calcext:condition calcext:apply-style-name="pass" calcext:value="=&quot;pass&quot;" calcext:base-cell-address="Carcassone.D229"/>
            <calcext:condition calcext:apply-style-name="no pass" calcext:value="=&quot;no pass&quot;" calcext:base-cell-address="Carcassone.D229"/>
          </calcext:conditional-format>
          <calcext:conditional-format calcext:target-range-address="Carcassone.D230:Carcassone.D230">
            <calcext:condition calcext:apply-style-name="pass" calcext:value="=&quot;pass&quot;" calcext:base-cell-address="Carcassone.D230"/>
            <calcext:condition calcext:apply-style-name="no pass" calcext:value="=&quot;no pass&quot;" calcext:base-cell-address="Carcassone.D230"/>
          </calcext:conditional-format>
          <calcext:conditional-format calcext:target-range-address="Carcassone.D231:Carcassone.D231">
            <calcext:condition calcext:apply-style-name="pass" calcext:value="=&quot;pass&quot;" calcext:base-cell-address="Carcassone.D231"/>
            <calcext:condition calcext:apply-style-name="no pass" calcext:value="=&quot;no pass&quot;" calcext:base-cell-address="Carcassone.D231"/>
          </calcext:conditional-format>
          <calcext:conditional-format calcext:target-range-address="Carcassone.D237:Carcassone.D237">
            <calcext:condition calcext:apply-style-name="pass" calcext:value="=&quot;pass&quot;" calcext:base-cell-address="Carcassone.D237"/>
            <calcext:condition calcext:apply-style-name="no pass" calcext:value="=&quot;no pass&quot;" calcext:base-cell-address="Carcassone.D237"/>
          </calcext:conditional-format>
          <calcext:conditional-format calcext:target-range-address="Carcassone.D238:Carcassone.D238">
            <calcext:condition calcext:apply-style-name="pass" calcext:value="=&quot;pass&quot;" calcext:base-cell-address="Carcassone.D238"/>
            <calcext:condition calcext:apply-style-name="no pass" calcext:value="=&quot;no pass&quot;" calcext:base-cell-address="Carcassone.D238"/>
          </calcext:conditional-format>
          <calcext:conditional-format calcext:target-range-address="Carcassone.D239:Carcassone.D239">
            <calcext:condition calcext:apply-style-name="pass" calcext:value="=&quot;pass&quot;" calcext:base-cell-address="Carcassone.D239"/>
            <calcext:condition calcext:apply-style-name="no pass" calcext:value="=&quot;no pass&quot;" calcext:base-cell-address="Carcassone.D239"/>
          </calcext:conditional-format>
          <calcext:conditional-format calcext:target-range-address="Carcassone.D240:Carcassone.D240">
            <calcext:condition calcext:apply-style-name="pass" calcext:value="=&quot;pass&quot;" calcext:base-cell-address="Carcassone.D240"/>
            <calcext:condition calcext:apply-style-name="no pass" calcext:value="=&quot;no pass&quot;" calcext:base-cell-address="Carcassone.D240"/>
          </calcext:conditional-format>
          <calcext:conditional-format calcext:target-range-address="Carcassone.D246:Carcassone.D246">
            <calcext:condition calcext:apply-style-name="pass" calcext:value="=&quot;pass&quot;" calcext:base-cell-address="Carcassone.D246"/>
            <calcext:condition calcext:apply-style-name="no pass" calcext:value="=&quot;no pass&quot;" calcext:base-cell-address="Carcassone.D246"/>
          </calcext:conditional-format>
          <calcext:conditional-format calcext:target-range-address="Carcassone.D247:Carcassone.D247">
            <calcext:condition calcext:apply-style-name="pass" calcext:value="=&quot;pass&quot;" calcext:base-cell-address="Carcassone.D247"/>
            <calcext:condition calcext:apply-style-name="no pass" calcext:value="=&quot;no pass&quot;" calcext:base-cell-address="Carcassone.D247"/>
          </calcext:conditional-format>
          <calcext:conditional-format calcext:target-range-address="Carcassone.D248:Carcassone.D248">
            <calcext:condition calcext:apply-style-name="pass" calcext:value="=&quot;pass&quot;" calcext:base-cell-address="Carcassone.D248"/>
            <calcext:condition calcext:apply-style-name="no pass" calcext:value="=&quot;no pass&quot;" calcext:base-cell-address="Carcassone.D248"/>
          </calcext:conditional-format>
          <calcext:conditional-format calcext:target-range-address="Carcassone.D254:Carcassone.D254">
            <calcext:condition calcext:apply-style-name="pass" calcext:value="=&quot;pass&quot;" calcext:base-cell-address="Carcassone.D254"/>
            <calcext:condition calcext:apply-style-name="no pass" calcext:value="=&quot;no pass&quot;" calcext:base-cell-address="Carcassone.D254"/>
          </calcext:conditional-format>
          <calcext:conditional-format calcext:target-range-address="Carcassone.D255:Carcassone.D255">
            <calcext:condition calcext:apply-style-name="pass" calcext:value="=&quot;pass&quot;" calcext:base-cell-address="Carcassone.D255"/>
            <calcext:condition calcext:apply-style-name="no pass" calcext:value="=&quot;no pass&quot;" calcext:base-cell-address="Carcassone.D255"/>
          </calcext:conditional-format>
          <calcext:conditional-format calcext:target-range-address="Carcassone.D256:Carcassone.D256">
            <calcext:condition calcext:apply-style-name="pass" calcext:value="=&quot;pass&quot;" calcext:base-cell-address="Carcassone.D256"/>
            <calcext:condition calcext:apply-style-name="no pass" calcext:value="=&quot;no pass&quot;" calcext:base-cell-address="Carcassone.D256"/>
          </calcext:conditional-format>
          <calcext:conditional-format calcext:target-range-address="Carcassone.D262:Carcassone.D262">
            <calcext:condition calcext:apply-style-name="pass" calcext:value="=&quot;pass&quot;" calcext:base-cell-address="Carcassone.D262"/>
            <calcext:condition calcext:apply-style-name="no pass" calcext:value="=&quot;no pass&quot;" calcext:base-cell-address="Carcassone.D262"/>
          </calcext:conditional-format>
          <calcext:conditional-format calcext:target-range-address="Carcassone.D263:Carcassone.D263">
            <calcext:condition calcext:apply-style-name="pass" calcext:value="=&quot;pass&quot;" calcext:base-cell-address="Carcassone.D263"/>
            <calcext:condition calcext:apply-style-name="no pass" calcext:value="=&quot;no pass&quot;" calcext:base-cell-address="Carcassone.D263"/>
          </calcext:conditional-format>
          <calcext:conditional-format calcext:target-range-address="Carcassone.D264:Carcassone.D264">
            <calcext:condition calcext:apply-style-name="pass" calcext:value="=&quot;pass&quot;" calcext:base-cell-address="Carcassone.D264"/>
            <calcext:condition calcext:apply-style-name="no pass" calcext:value="=&quot;no pass&quot;" calcext:base-cell-address="Carcassone.D264"/>
          </calcext:conditional-format>
          <calcext:conditional-format calcext:target-range-address="Carcassone.D270:Carcassone.D270">
            <calcext:condition calcext:apply-style-name="pass" calcext:value="=&quot;pass&quot;" calcext:base-cell-address="Carcassone.D270"/>
            <calcext:condition calcext:apply-style-name="no pass" calcext:value="=&quot;no pass&quot;" calcext:base-cell-address="Carcassone.D270"/>
          </calcext:conditional-format>
          <calcext:conditional-format calcext:target-range-address="Carcassone.D271:Carcassone.D271">
            <calcext:condition calcext:apply-style-name="pass" calcext:value="=&quot;pass&quot;" calcext:base-cell-address="Carcassone.D271"/>
            <calcext:condition calcext:apply-style-name="no pass" calcext:value="=&quot;no pass&quot;" calcext:base-cell-address="Carcassone.D271"/>
          </calcext:conditional-format>
          <calcext:conditional-format calcext:target-range-address="Carcassone.D272:Carcassone.D272">
            <calcext:condition calcext:apply-style-name="pass" calcext:value="=&quot;pass&quot;" calcext:base-cell-address="Carcassone.D272"/>
            <calcext:condition calcext:apply-style-name="no pass" calcext:value="=&quot;no pass&quot;" calcext:base-cell-address="Carcassone.D272"/>
          </calcext:conditional-format>
          <calcext:conditional-format calcext:target-range-address="Carcassone.D273:Carcassone.D273">
            <calcext:condition calcext:apply-style-name="pass" calcext:value="=&quot;pass&quot;" calcext:base-cell-address="Carcassone.D273"/>
            <calcext:condition calcext:apply-style-name="no pass" calcext:value="=&quot;no pass&quot;" calcext:base-cell-address="Carcassone.D273"/>
          </calcext:conditional-format>
          <calcext:conditional-format calcext:target-range-address="Carcassone.D279:Carcassone.D279">
            <calcext:condition calcext:apply-style-name="pass" calcext:value="=&quot;pass&quot;" calcext:base-cell-address="Carcassone.D279"/>
            <calcext:condition calcext:apply-style-name="no pass" calcext:value="=&quot;no pass&quot;" calcext:base-cell-address="Carcassone.D279"/>
          </calcext:conditional-format>
          <calcext:conditional-format calcext:target-range-address="Carcassone.D280:Carcassone.D280">
            <calcext:condition calcext:apply-style-name="pass" calcext:value="=&quot;pass&quot;" calcext:base-cell-address="Carcassone.D280"/>
            <calcext:condition calcext:apply-style-name="no pass" calcext:value="=&quot;no pass&quot;" calcext:base-cell-address="Carcassone.D280"/>
          </calcext:conditional-format>
          <calcext:conditional-format calcext:target-range-address="Carcassone.D281:Carcassone.D281">
            <calcext:condition calcext:apply-style-name="pass" calcext:value="=&quot;pass&quot;" calcext:base-cell-address="Carcassone.D281"/>
            <calcext:condition calcext:apply-style-name="no pass" calcext:value="=&quot;no pass&quot;" calcext:base-cell-address="Carcassone.D281"/>
          </calcext:conditional-format>
          <calcext:conditional-format calcext:target-range-address="Carcassone.D287:Carcassone.D287">
            <calcext:condition calcext:apply-style-name="pass" calcext:value="=&quot;pass&quot;" calcext:base-cell-address="Carcassone.D287"/>
            <calcext:condition calcext:apply-style-name="no pass" calcext:value="=&quot;no pass&quot;" calcext:base-cell-address="Carcassone.D287"/>
          </calcext:conditional-format>
          <calcext:conditional-format calcext:target-range-address="Carcassone.D288:Carcassone.D288">
            <calcext:condition calcext:apply-style-name="pass" calcext:value="=&quot;pass&quot;" calcext:base-cell-address="Carcassone.D288"/>
            <calcext:condition calcext:apply-style-name="no pass" calcext:value="=&quot;no pass&quot;" calcext:base-cell-address="Carcassone.D288"/>
          </calcext:conditional-format>
          <calcext:conditional-format calcext:target-range-address="Carcassone.D289:Carcassone.D289">
            <calcext:condition calcext:apply-style-name="pass" calcext:value="=&quot;pass&quot;" calcext:base-cell-address="Carcassone.D289"/>
            <calcext:condition calcext:apply-style-name="no pass" calcext:value="=&quot;no pass&quot;" calcext:base-cell-address="Carcassone.D289"/>
          </calcext:conditional-format>
          <calcext:conditional-format calcext:target-range-address="Carcassone.D295:Carcassone.D295">
            <calcext:condition calcext:apply-style-name="pass" calcext:value="=&quot;pass&quot;" calcext:base-cell-address="Carcassone.D295"/>
            <calcext:condition calcext:apply-style-name="no pass" calcext:value="=&quot;no pass&quot;" calcext:base-cell-address="Carcassone.D295"/>
          </calcext:conditional-format>
          <calcext:conditional-format calcext:target-range-address="Carcassone.D296:Carcassone.D296">
            <calcext:condition calcext:apply-style-name="pass" calcext:value="=&quot;pass&quot;" calcext:base-cell-address="Carcassone.D296"/>
            <calcext:condition calcext:apply-style-name="no pass" calcext:value="=&quot;no pass&quot;" calcext:base-cell-address="Carcassone.D296"/>
          </calcext:conditional-format>
          <calcext:conditional-format calcext:target-range-address="Carcassone.D297:Carcassone.D297">
            <calcext:condition calcext:apply-style-name="pass" calcext:value="=&quot;pass&quot;" calcext:base-cell-address="Carcassone.D297"/>
            <calcext:condition calcext:apply-style-name="no pass" calcext:value="=&quot;no pass&quot;" calcext:base-cell-address="Carcassone.D297"/>
          </calcext:conditional-format>
          <calcext:conditional-format calcext:target-range-address="Carcassone.D303:Carcassone.D303">
            <calcext:condition calcext:apply-style-name="pass" calcext:value="=&quot;pass&quot;" calcext:base-cell-address="Carcassone.D303"/>
            <calcext:condition calcext:apply-style-name="no pass" calcext:value="=&quot;no pass&quot;" calcext:base-cell-address="Carcassone.D303"/>
          </calcext:conditional-format>
          <calcext:conditional-format calcext:target-range-address="Carcassone.D304:Carcassone.D304">
            <calcext:condition calcext:apply-style-name="pass" calcext:value="=&quot;pass&quot;" calcext:base-cell-address="Carcassone.D304"/>
            <calcext:condition calcext:apply-style-name="no pass" calcext:value="=&quot;no pass&quot;" calcext:base-cell-address="Carcassone.D304"/>
          </calcext:conditional-format>
          <calcext:conditional-format calcext:target-range-address="Carcassone.D305:Carcassone.D305">
            <calcext:condition calcext:apply-style-name="pass" calcext:value="=&quot;pass&quot;" calcext:base-cell-address="Carcassone.D305"/>
            <calcext:condition calcext:apply-style-name="no pass" calcext:value="=&quot;no pass&quot;" calcext:base-cell-address="Carcassone.D305"/>
          </calcext:conditional-format>
          <calcext:conditional-format calcext:target-range-address="Carcassone.D306:Carcassone.D306">
            <calcext:condition calcext:apply-style-name="pass" calcext:value="=&quot;pass&quot;" calcext:base-cell-address="Carcassone.D306"/>
            <calcext:condition calcext:apply-style-name="no pass" calcext:value="=&quot;no pass&quot;" calcext:base-cell-address="Carcassone.D306"/>
          </calcext:conditional-format>
          <calcext:conditional-format calcext:target-range-address="Carcassone.D312:Carcassone.D312">
            <calcext:condition calcext:apply-style-name="pass" calcext:value="=&quot;pass&quot;" calcext:base-cell-address="Carcassone.D312"/>
            <calcext:condition calcext:apply-style-name="no pass" calcext:value="=&quot;no pass&quot;" calcext:base-cell-address="Carcassone.D312"/>
          </calcext:conditional-format>
          <calcext:conditional-format calcext:target-range-address="Carcassone.D313:Carcassone.D313">
            <calcext:condition calcext:apply-style-name="pass" calcext:value="=&quot;pass&quot;" calcext:base-cell-address="Carcassone.D313"/>
            <calcext:condition calcext:apply-style-name="no pass" calcext:value="=&quot;no pass&quot;" calcext:base-cell-address="Carcassone.D313"/>
          </calcext:conditional-format>
          <calcext:conditional-format calcext:target-range-address="Carcassone.D314:Carcassone.D314">
            <calcext:condition calcext:apply-style-name="pass" calcext:value="=&quot;pass&quot;" calcext:base-cell-address="Carcassone.D314"/>
            <calcext:condition calcext:apply-style-name="no pass" calcext:value="=&quot;no pass&quot;" calcext:base-cell-address="Carcassone.D314"/>
          </calcext:conditional-format>
          <calcext:conditional-format calcext:target-range-address="Carcassone.D320:Carcassone.D320">
            <calcext:condition calcext:apply-style-name="pass" calcext:value="=&quot;pass&quot;" calcext:base-cell-address="Carcassone.D320"/>
            <calcext:condition calcext:apply-style-name="no pass" calcext:value="=&quot;no pass&quot;" calcext:base-cell-address="Carcassone.D320"/>
          </calcext:conditional-format>
          <calcext:conditional-format calcext:target-range-address="Carcassone.D321:Carcassone.D321">
            <calcext:condition calcext:apply-style-name="pass" calcext:value="=&quot;pass&quot;" calcext:base-cell-address="Carcassone.D321"/>
            <calcext:condition calcext:apply-style-name="no pass" calcext:value="=&quot;no pass&quot;" calcext:base-cell-address="Carcassone.D321"/>
          </calcext:conditional-format>
          <calcext:conditional-format calcext:target-range-address="Carcassone.D322:Carcassone.D322">
            <calcext:condition calcext:apply-style-name="pass" calcext:value="=&quot;pass&quot;" calcext:base-cell-address="Carcassone.D322"/>
            <calcext:condition calcext:apply-style-name="no pass" calcext:value="=&quot;no pass&quot;" calcext:base-cell-address="Carcassone.D322"/>
          </calcext:conditional-format>
          <calcext:conditional-format calcext:target-range-address="Carcassone.D328:Carcassone.D328">
            <calcext:condition calcext:apply-style-name="pass" calcext:value="=&quot;pass&quot;" calcext:base-cell-address="Carcassone.D328"/>
            <calcext:condition calcext:apply-style-name="no pass" calcext:value="=&quot;no pass&quot;" calcext:base-cell-address="Carcassone.D328"/>
          </calcext:conditional-format>
          <calcext:conditional-format calcext:target-range-address="Carcassone.D329:Carcassone.D329">
            <calcext:condition calcext:apply-style-name="pass" calcext:value="=&quot;pass&quot;" calcext:base-cell-address="Carcassone.D329"/>
            <calcext:condition calcext:apply-style-name="no pass" calcext:value="=&quot;no pass&quot;" calcext:base-cell-address="Carcassone.D329"/>
          </calcext:conditional-format>
          <calcext:conditional-format calcext:target-range-address="Carcassone.D330:Carcassone.D330">
            <calcext:condition calcext:apply-style-name="pass" calcext:value="=&quot;pass&quot;" calcext:base-cell-address="Carcassone.D330"/>
            <calcext:condition calcext:apply-style-name="no pass" calcext:value="=&quot;no pass&quot;" calcext:base-cell-address="Carcassone.D330"/>
          </calcext:conditional-format>
          <calcext:conditional-format calcext:target-range-address="Carcassone.D336:Carcassone.D336">
            <calcext:condition calcext:apply-style-name="pass" calcext:value="=&quot;pass&quot;" calcext:base-cell-address="Carcassone.D336"/>
            <calcext:condition calcext:apply-style-name="no pass" calcext:value="=&quot;no pass&quot;" calcext:base-cell-address="Carcassone.D336"/>
          </calcext:conditional-format>
          <calcext:conditional-format calcext:target-range-address="Carcassone.D337:Carcassone.D337">
            <calcext:condition calcext:apply-style-name="pass" calcext:value="=&quot;pass&quot;" calcext:base-cell-address="Carcassone.D337"/>
            <calcext:condition calcext:apply-style-name="no pass" calcext:value="=&quot;no pass&quot;" calcext:base-cell-address="Carcassone.D337"/>
          </calcext:conditional-format>
          <calcext:conditional-format calcext:target-range-address="Carcassone.D338:Carcassone.D338">
            <calcext:condition calcext:apply-style-name="pass" calcext:value="=&quot;pass&quot;" calcext:base-cell-address="Carcassone.D338"/>
            <calcext:condition calcext:apply-style-name="no pass" calcext:value="=&quot;no pass&quot;" calcext:base-cell-address="Carcassone.D338"/>
          </calcext:conditional-format>
          <calcext:conditional-format calcext:target-range-address="Carcassone.D339:Carcassone.D339">
            <calcext:condition calcext:apply-style-name="pass" calcext:value="=&quot;pass&quot;" calcext:base-cell-address="Carcassone.D339"/>
            <calcext:condition calcext:apply-style-name="no pass" calcext:value="=&quot;no pass&quot;" calcext:base-cell-address="Carcassone.D339"/>
          </calcext:conditional-format>
          <calcext:conditional-format calcext:target-range-address="Carcassone.D345:Carcassone.D345">
            <calcext:condition calcext:apply-style-name="pass" calcext:value="=&quot;pass&quot;" calcext:base-cell-address="Carcassone.D345"/>
            <calcext:condition calcext:apply-style-name="no pass" calcext:value="=&quot;no pass&quot;" calcext:base-cell-address="Carcassone.D345"/>
          </calcext:conditional-format>
          <calcext:conditional-format calcext:target-range-address="Carcassone.D346:Carcassone.D346">
            <calcext:condition calcext:apply-style-name="pass" calcext:value="=&quot;pass&quot;" calcext:base-cell-address="Carcassone.D346"/>
            <calcext:condition calcext:apply-style-name="no pass" calcext:value="=&quot;no pass&quot;" calcext:base-cell-address="Carcassone.D346"/>
          </calcext:conditional-format>
          <calcext:conditional-format calcext:target-range-address="Carcassone.D347:Carcassone.D347">
            <calcext:condition calcext:apply-style-name="pass" calcext:value="=&quot;pass&quot;" calcext:base-cell-address="Carcassone.D347"/>
            <calcext:condition calcext:apply-style-name="no pass" calcext:value="=&quot;no pass&quot;" calcext:base-cell-address="Carcassone.D347"/>
          </calcext:conditional-format>
          <calcext:conditional-format calcext:target-range-address="Carcassone.D353:Carcassone.D353">
            <calcext:condition calcext:apply-style-name="pass" calcext:value="=&quot;pass&quot;" calcext:base-cell-address="Carcassone.D353"/>
            <calcext:condition calcext:apply-style-name="no pass" calcext:value="=&quot;no pass&quot;" calcext:base-cell-address="Carcassone.D353"/>
          </calcext:conditional-format>
          <calcext:conditional-format calcext:target-range-address="Carcassone.D354:Carcassone.D354">
            <calcext:condition calcext:apply-style-name="pass" calcext:value="=&quot;pass&quot;" calcext:base-cell-address="Carcassone.D354"/>
            <calcext:condition calcext:apply-style-name="no pass" calcext:value="=&quot;no pass&quot;" calcext:base-cell-address="Carcassone.D354"/>
          </calcext:conditional-format>
          <calcext:conditional-format calcext:target-range-address="Carcassone.D355:Carcassone.D355">
            <calcext:condition calcext:apply-style-name="pass" calcext:value="=&quot;pass&quot;" calcext:base-cell-address="Carcassone.D355"/>
            <calcext:condition calcext:apply-style-name="no pass" calcext:value="=&quot;no pass&quot;" calcext:base-cell-address="Carcassone.D355"/>
          </calcext:conditional-format>
          <calcext:conditional-format calcext:target-range-address="Carcassone.D361:Carcassone.D361">
            <calcext:condition calcext:apply-style-name="pass" calcext:value="=&quot;pass&quot;" calcext:base-cell-address="Carcassone.D361"/>
            <calcext:condition calcext:apply-style-name="no pass" calcext:value="=&quot;no pass&quot;" calcext:base-cell-address="Carcassone.D361"/>
          </calcext:conditional-format>
          <calcext:conditional-format calcext:target-range-address="Carcassone.D362:Carcassone.D362">
            <calcext:condition calcext:apply-style-name="pass" calcext:value="=&quot;pass&quot;" calcext:base-cell-address="Carcassone.D362"/>
            <calcext:condition calcext:apply-style-name="no pass" calcext:value="=&quot;no pass&quot;" calcext:base-cell-address="Carcassone.D362"/>
          </calcext:conditional-format>
          <calcext:conditional-format calcext:target-range-address="Carcassone.D363:Carcassone.D363">
            <calcext:condition calcext:apply-style-name="pass" calcext:value="=&quot;pass&quot;" calcext:base-cell-address="Carcassone.D363"/>
            <calcext:condition calcext:apply-style-name="no pass" calcext:value="=&quot;no pass&quot;" calcext:base-cell-address="Carcassone.D363"/>
          </calcext:conditional-format>
          <calcext:conditional-format calcext:target-range-address="Carcassone.D369:Carcassone.D369">
            <calcext:condition calcext:apply-style-name="pass" calcext:value="=&quot;pass&quot;" calcext:base-cell-address="Carcassone.D369"/>
            <calcext:condition calcext:apply-style-name="no pass" calcext:value="=&quot;no pass&quot;" calcext:base-cell-address="Carcassone.D369"/>
          </calcext:conditional-format>
          <calcext:conditional-format calcext:target-range-address="Carcassone.D370:Carcassone.D370">
            <calcext:condition calcext:apply-style-name="pass" calcext:value="=&quot;pass&quot;" calcext:base-cell-address="Carcassone.D370"/>
            <calcext:condition calcext:apply-style-name="no pass" calcext:value="=&quot;no pass&quot;" calcext:base-cell-address="Carcassone.D370"/>
          </calcext:conditional-format>
          <calcext:conditional-format calcext:target-range-address="Carcassone.D371:Carcassone.D371">
            <calcext:condition calcext:apply-style-name="pass" calcext:value="=&quot;pass&quot;" calcext:base-cell-address="Carcassone.D371"/>
            <calcext:condition calcext:apply-style-name="no pass" calcext:value="=&quot;no pass&quot;" calcext:base-cell-address="Carcassone.D371"/>
          </calcext:conditional-format>
          <calcext:conditional-format calcext:target-range-address="Carcassone.D372:Carcassone.D372">
            <calcext:condition calcext:apply-style-name="pass" calcext:value="=&quot;pass&quot;" calcext:base-cell-address="Carcassone.D372"/>
            <calcext:condition calcext:apply-style-name="no pass" calcext:value="=&quot;no pass&quot;" calcext:base-cell-address="Carcassone.D372"/>
          </calcext:conditional-format>
          <calcext:conditional-format calcext:target-range-address="Carcassone.D378:Carcassone.D378">
            <calcext:condition calcext:apply-style-name="pass" calcext:value="=&quot;pass&quot;" calcext:base-cell-address="Carcassone.D378"/>
            <calcext:condition calcext:apply-style-name="no pass" calcext:value="=&quot;no pass&quot;" calcext:base-cell-address="Carcassone.D378"/>
          </calcext:conditional-format>
          <calcext:conditional-format calcext:target-range-address="Carcassone.D379:Carcassone.D379">
            <calcext:condition calcext:apply-style-name="pass" calcext:value="=&quot;pass&quot;" calcext:base-cell-address="Carcassone.D379"/>
            <calcext:condition calcext:apply-style-name="no pass" calcext:value="=&quot;no pass&quot;" calcext:base-cell-address="Carcassone.D379"/>
          </calcext:conditional-format>
          <calcext:conditional-format calcext:target-range-address="Carcassone.D380:Carcassone.D380">
            <calcext:condition calcext:apply-style-name="pass" calcext:value="=&quot;pass&quot;" calcext:base-cell-address="Carcassone.D380"/>
            <calcext:condition calcext:apply-style-name="no pass" calcext:value="=&quot;no pass&quot;" calcext:base-cell-address="Carcassone.D380"/>
          </calcext:conditional-format>
          <calcext:conditional-format calcext:target-range-address="Carcassone.D386:Carcassone.D386">
            <calcext:condition calcext:apply-style-name="pass" calcext:value="=&quot;pass&quot;" calcext:base-cell-address="Carcassone.D386"/>
            <calcext:condition calcext:apply-style-name="no pass" calcext:value="=&quot;no pass&quot;" calcext:base-cell-address="Carcassone.D386"/>
          </calcext:conditional-format>
          <calcext:conditional-format calcext:target-range-address="Carcassone.D387:Carcassone.D387">
            <calcext:condition calcext:apply-style-name="pass" calcext:value="=&quot;pass&quot;" calcext:base-cell-address="Carcassone.D387"/>
            <calcext:condition calcext:apply-style-name="no pass" calcext:value="=&quot;no pass&quot;" calcext:base-cell-address="Carcassone.D387"/>
          </calcext:conditional-format>
          <calcext:conditional-format calcext:target-range-address="Carcassone.D388:Carcassone.D388">
            <calcext:condition calcext:apply-style-name="pass" calcext:value="=&quot;pass&quot;" calcext:base-cell-address="Carcassone.D388"/>
            <calcext:condition calcext:apply-style-name="no pass" calcext:value="=&quot;no pass&quot;" calcext:base-cell-address="Carcassone.D388"/>
          </calcext:conditional-format>
          <calcext:conditional-format calcext:target-range-address="Carcassone.D389:Carcassone.D389">
            <calcext:condition calcext:apply-style-name="pass" calcext:value="=&quot;pass&quot;" calcext:base-cell-address="Carcassone.D389"/>
            <calcext:condition calcext:apply-style-name="no pass" calcext:value="=&quot;no pass&quot;" calcext:base-cell-address="Carcassone.D389"/>
          </calcext:conditional-format>
          <calcext:conditional-format calcext:target-range-address="Carcassone.D390:Carcassone.D390">
            <calcext:condition calcext:apply-style-name="pass" calcext:value="=&quot;pass&quot;" calcext:base-cell-address="Carcassone.D390"/>
            <calcext:condition calcext:apply-style-name="no pass" calcext:value="=&quot;no pass&quot;" calcext:base-cell-address="Carcassone.D390"/>
          </calcext:conditional-format>
          <calcext:conditional-format calcext:target-range-address="Carcassone.D396:Carcassone.D396">
            <calcext:condition calcext:apply-style-name="pass" calcext:value="=&quot;pass&quot;" calcext:base-cell-address="Carcassone.D396"/>
            <calcext:condition calcext:apply-style-name="no pass" calcext:value="=&quot;no pass&quot;" calcext:base-cell-address="Carcassone.D396"/>
          </calcext:conditional-format>
          <calcext:conditional-format calcext:target-range-address="Carcassone.D397:Carcassone.D397">
            <calcext:condition calcext:apply-style-name="pass" calcext:value="=&quot;pass&quot;" calcext:base-cell-address="Carcassone.D397"/>
            <calcext:condition calcext:apply-style-name="no pass" calcext:value="=&quot;no pass&quot;" calcext:base-cell-address="Carcassone.D397"/>
          </calcext:conditional-format>
          <calcext:conditional-format calcext:target-range-address="Carcassone.D398:Carcassone.D398">
            <calcext:condition calcext:apply-style-name="pass" calcext:value="=&quot;pass&quot;" calcext:base-cell-address="Carcassone.D398"/>
            <calcext:condition calcext:apply-style-name="no pass" calcext:value="=&quot;no pass&quot;" calcext:base-cell-address="Carcassone.D398"/>
          </calcext:conditional-format>
          <calcext:conditional-format calcext:target-range-address="Carcassone.D399:Carcassone.D399">
            <calcext:condition calcext:apply-style-name="pass" calcext:value="=&quot;pass&quot;" calcext:base-cell-address="Carcassone.D399"/>
            <calcext:condition calcext:apply-style-name="no pass" calcext:value="=&quot;no pass&quot;" calcext:base-cell-address="Carcassone.D399"/>
          </calcext:conditional-format>
          <calcext:conditional-format calcext:target-range-address="Carcassone.D400:Carcassone.D400">
            <calcext:condition calcext:apply-style-name="pass" calcext:value="=&quot;pass&quot;" calcext:base-cell-address="Carcassone.D400"/>
            <calcext:condition calcext:apply-style-name="no pass" calcext:value="=&quot;no pass&quot;" calcext:base-cell-address="Carcassone.D400"/>
          </calcext:conditional-format>
          <calcext:conditional-format calcext:target-range-address="Carcassone.D401:Carcassone.D401">
            <calcext:condition calcext:apply-style-name="pass" calcext:value="=&quot;pass&quot;" calcext:base-cell-address="Carcassone.D401"/>
            <calcext:condition calcext:apply-style-name="no pass" calcext:value="=&quot;no pass&quot;" calcext:base-cell-address="Carcassone.D401"/>
          </calcext:conditional-format>
          <calcext:conditional-format calcext:target-range-address="Carcassone.D402:Carcassone.D402">
            <calcext:condition calcext:apply-style-name="pass" calcext:value="=&quot;pass&quot;" calcext:base-cell-address="Carcassone.D402"/>
            <calcext:condition calcext:apply-style-name="no pass" calcext:value="=&quot;no pass&quot;" calcext:base-cell-address="Carcassone.D402"/>
          </calcext:conditional-format>
          <calcext:conditional-format calcext:target-range-address="Carcassone.D408:Carcassone.D408">
            <calcext:condition calcext:apply-style-name="pass" calcext:value="=&quot;pass&quot;" calcext:base-cell-address="Carcassone.D408"/>
            <calcext:condition calcext:apply-style-name="no pass" calcext:value="=&quot;no pass&quot;" calcext:base-cell-address="Carcassone.D408"/>
          </calcext:conditional-format>
          <calcext:conditional-format calcext:target-range-address="Carcassone.D409:Carcassone.D409">
            <calcext:condition calcext:apply-style-name="pass" calcext:value="=&quot;pass&quot;" calcext:base-cell-address="Carcassone.D409"/>
            <calcext:condition calcext:apply-style-name="no pass" calcext:value="=&quot;no pass&quot;" calcext:base-cell-address="Carcassone.D409"/>
          </calcext:conditional-format>
          <calcext:conditional-format calcext:target-range-address="Carcassone.D410:Carcassone.D410">
            <calcext:condition calcext:apply-style-name="pass" calcext:value="=&quot;pass&quot;" calcext:base-cell-address="Carcassone.D410"/>
            <calcext:condition calcext:apply-style-name="no pass" calcext:value="=&quot;no pass&quot;" calcext:base-cell-address="Carcassone.D410"/>
          </calcext:conditional-format>
          <calcext:conditional-format calcext:target-range-address="Carcassone.D411:Carcassone.D411">
            <calcext:condition calcext:apply-style-name="pass" calcext:value="=&quot;pass&quot;" calcext:base-cell-address="Carcassone.D411"/>
            <calcext:condition calcext:apply-style-name="no pass" calcext:value="=&quot;no pass&quot;" calcext:base-cell-address="Carcassone.D411"/>
          </calcext:conditional-format>
          <calcext:conditional-format calcext:target-range-address="Carcassone.D412:Carcassone.D412">
            <calcext:condition calcext:apply-style-name="pass" calcext:value="=&quot;pass&quot;" calcext:base-cell-address="Carcassone.D412"/>
            <calcext:condition calcext:apply-style-name="no pass" calcext:value="=&quot;no pass&quot;" calcext:base-cell-address="Carcassone.D412"/>
          </calcext:conditional-format>
          <calcext:conditional-format calcext:target-range-address="Carcassone.D413:Carcassone.D413">
            <calcext:condition calcext:apply-style-name="pass" calcext:value="=&quot;pass&quot;" calcext:base-cell-address="Carcassone.D413"/>
            <calcext:condition calcext:apply-style-name="no pass" calcext:value="=&quot;no pass&quot;" calcext:base-cell-address="Carcassone.D413"/>
          </calcext:conditional-format>
          <calcext:conditional-format calcext:target-range-address="Carcassone.D414:Carcassone.D414">
            <calcext:condition calcext:apply-style-name="pass" calcext:value="=&quot;pass&quot;" calcext:base-cell-address="Carcassone.D414"/>
            <calcext:condition calcext:apply-style-name="no pass" calcext:value="=&quot;no pass&quot;" calcext:base-cell-address="Carcassone.D414"/>
          </calcext:conditional-format>
          <calcext:conditional-format calcext:target-range-address="Carcassone.D415:Carcassone.D415">
            <calcext:condition calcext:apply-style-name="pass" calcext:value="=&quot;pass&quot;" calcext:base-cell-address="Carcassone.D415"/>
            <calcext:condition calcext:apply-style-name="no pass" calcext:value="=&quot;no pass&quot;" calcext:base-cell-address="Carcassone.D415"/>
          </calcext:conditional-format>
          <calcext:conditional-format calcext:target-range-address="Carcassone.D416:Carcassone.D416">
            <calcext:condition calcext:apply-style-name="pass" calcext:value="=&quot;pass&quot;" calcext:base-cell-address="Carcassone.D416"/>
            <calcext:condition calcext:apply-style-name="no pass" calcext:value="=&quot;no pass&quot;" calcext:base-cell-address="Carcassone.D416"/>
          </calcext:conditional-format>
          <calcext:conditional-format calcext:target-range-address="Carcassone.D422:Carcassone.D422">
            <calcext:condition calcext:apply-style-name="pass" calcext:value="=&quot;pass&quot;" calcext:base-cell-address="Carcassone.D422"/>
            <calcext:condition calcext:apply-style-name="no pass" calcext:value="=&quot;no pass&quot;" calcext:base-cell-address="Carcassone.D422"/>
          </calcext:conditional-format>
          <calcext:conditional-format calcext:target-range-address="Carcassone.D423:Carcassone.D423">
            <calcext:condition calcext:apply-style-name="pass" calcext:value="=&quot;pass&quot;" calcext:base-cell-address="Carcassone.D423"/>
            <calcext:condition calcext:apply-style-name="no pass" calcext:value="=&quot;no pass&quot;" calcext:base-cell-address="Carcassone.D423"/>
          </calcext:conditional-format>
          <calcext:conditional-format calcext:target-range-address="Carcassone.D424:Carcassone.D424">
            <calcext:condition calcext:apply-style-name="pass" calcext:value="=&quot;pass&quot;" calcext:base-cell-address="Carcassone.D424"/>
            <calcext:condition calcext:apply-style-name="no pass" calcext:value="=&quot;no pass&quot;" calcext:base-cell-address="Carcassone.D424"/>
          </calcext:conditional-format>
          <calcext:conditional-format calcext:target-range-address="Carcassone.D425:Carcassone.D425">
            <calcext:condition calcext:apply-style-name="pass" calcext:value="=&quot;pass&quot;" calcext:base-cell-address="Carcassone.D425"/>
            <calcext:condition calcext:apply-style-name="no pass" calcext:value="=&quot;no pass&quot;" calcext:base-cell-address="Carcassone.D425"/>
          </calcext:conditional-format>
          <calcext:conditional-format calcext:target-range-address="Carcassone.D431:Carcassone.D431">
            <calcext:condition calcext:apply-style-name="pass" calcext:value="=&quot;pass&quot;" calcext:base-cell-address="Carcassone.D431"/>
            <calcext:condition calcext:apply-style-name="no pass" calcext:value="=&quot;no pass&quot;" calcext:base-cell-address="Carcassone.D431"/>
          </calcext:conditional-format>
          <calcext:conditional-format calcext:target-range-address="Carcassone.D432:Carcassone.D432">
            <calcext:condition calcext:apply-style-name="pass" calcext:value="=&quot;pass&quot;" calcext:base-cell-address="Carcassone.D432"/>
            <calcext:condition calcext:apply-style-name="no pass" calcext:value="=&quot;no pass&quot;" calcext:base-cell-address="Carcassone.D432"/>
          </calcext:conditional-format>
          <calcext:conditional-format calcext:target-range-address="Carcassone.D433:Carcassone.D433">
            <calcext:condition calcext:apply-style-name="pass" calcext:value="=&quot;pass&quot;" calcext:base-cell-address="Carcassone.D433"/>
            <calcext:condition calcext:apply-style-name="no pass" calcext:value="=&quot;no pass&quot;" calcext:base-cell-address="Carcassone.D433"/>
          </calcext:conditional-format>
          <calcext:conditional-format calcext:target-range-address="Carcassone.D439:Carcassone.D439">
            <calcext:condition calcext:apply-style-name="pass" calcext:value="=&quot;pass&quot;" calcext:base-cell-address="Carcassone.D439"/>
            <calcext:condition calcext:apply-style-name="no pass" calcext:value="=&quot;no pass&quot;" calcext:base-cell-address="Carcassone.D439"/>
          </calcext:conditional-format>
          <calcext:conditional-format calcext:target-range-address="Carcassone.D440:Carcassone.D440">
            <calcext:condition calcext:apply-style-name="pass" calcext:value="=&quot;pass&quot;" calcext:base-cell-address="Carcassone.D440"/>
            <calcext:condition calcext:apply-style-name="no pass" calcext:value="=&quot;no pass&quot;" calcext:base-cell-address="Carcassone.D440"/>
          </calcext:conditional-format>
          <calcext:conditional-format calcext:target-range-address="Carcassone.D441:Carcassone.D441">
            <calcext:condition calcext:apply-style-name="pass" calcext:value="=&quot;pass&quot;" calcext:base-cell-address="Carcassone.D441"/>
            <calcext:condition calcext:apply-style-name="no pass" calcext:value="=&quot;no pass&quot;" calcext:base-cell-address="Carcassone.D441"/>
          </calcext:conditional-format>
          <calcext:conditional-format calcext:target-range-address="Carcassone.D3:Carcassone.L3">
            <calcext:condition calcext:apply-style-name="pass" calcext:value="=&quot;pass&quot;" calcext:base-cell-address="Carcassone.D3"/>
            <calcext:condition calcext:apply-style-name="no pass" calcext:value="=&quot;no pass&quot;" calcext:base-cell-address="Carcassone.D3"/>
          </calcext:conditional-format>
          <calcext:conditional-format calcext:target-range-address="Carcassone.D437:Carcassone.L438">
            <calcext:condition calcext:apply-style-name="pass" calcext:value="=&quot;pass&quot;" calcext:base-cell-address="Carcassone.D437"/>
            <calcext:condition calcext:apply-style-name="no pass" calcext:value="=&quot;no pass&quot;" calcext:base-cell-address="Carcassone.D437"/>
          </calcext:conditional-format>
          <calcext:conditional-format calcext:target-range-address="Carcassone.E4:Carcassone.E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:Carcassone.E4">
            <calcext:condition calcext:apply-style-name="pass" calcext:value="=&quot;pass&quot;" calcext:base-cell-address="Carcassone.E4"/>
            <calcext:condition calcext:apply-style-name="no pass" calcext:value="=&quot;no pass&quot;" calcext:base-cell-address="Carcassone.E4"/>
          </calcext:conditional-format>
          <calcext:conditional-format calcext:target-range-address="Carcassone.E10:Carcassone.E1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0:Carcassone.E10">
            <calcext:condition calcext:apply-style-name="pass" calcext:value="=&quot;pass&quot;" calcext:base-cell-address="Carcassone.E10"/>
            <calcext:condition calcext:apply-style-name="no pass" calcext:value="=&quot;no pass&quot;" calcext:base-cell-address="Carcassone.E10"/>
          </calcext:conditional-format>
          <calcext:conditional-format calcext:target-range-address="Carcassone.E11:Carcassone.E1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1:Carcassone.E11">
            <calcext:condition calcext:apply-style-name="pass" calcext:value="=&quot;pass&quot;" calcext:base-cell-address="Carcassone.E11"/>
            <calcext:condition calcext:apply-style-name="no pass" calcext:value="=&quot;no pass&quot;" calcext:base-cell-address="Carcassone.E11"/>
          </calcext:conditional-format>
          <calcext:conditional-format calcext:target-range-address="Carcassone.E17:Carcassone.E17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7:Carcassone.E17">
            <calcext:condition calcext:apply-style-name="pass" calcext:value="=&quot;pass&quot;" calcext:base-cell-address="Carcassone.E17"/>
            <calcext:condition calcext:apply-style-name="no pass" calcext:value="=&quot;no pass&quot;" calcext:base-cell-address="Carcassone.E17"/>
          </calcext:conditional-format>
          <calcext:conditional-format calcext:target-range-address="Carcassone.E18:Carcassone.E18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8:Carcassone.E18">
            <calcext:condition calcext:apply-style-name="pass" calcext:value="=&quot;pass&quot;" calcext:base-cell-address="Carcassone.E18"/>
            <calcext:condition calcext:apply-style-name="no pass" calcext:value="=&quot;no pass&quot;" calcext:base-cell-address="Carcassone.E18"/>
          </calcext:conditional-format>
          <calcext:conditional-format calcext:target-range-address="Carcassone.E19:Carcassone.E19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9:Carcassone.E19">
            <calcext:condition calcext:apply-style-name="pass" calcext:value="=&quot;pass&quot;" calcext:base-cell-address="Carcassone.E19"/>
            <calcext:condition calcext:apply-style-name="no pass" calcext:value="=&quot;no pass&quot;" calcext:base-cell-address="Carcassone.E19"/>
          </calcext:conditional-format>
          <calcext:conditional-format calcext:target-range-address="Carcassone.E20:Carcassone.E2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0:Carcassone.E20">
            <calcext:condition calcext:apply-style-name="pass" calcext:value="=&quot;pass&quot;" calcext:base-cell-address="Carcassone.E20"/>
            <calcext:condition calcext:apply-style-name="no pass" calcext:value="=&quot;no pass&quot;" calcext:base-cell-address="Carcassone.E20"/>
          </calcext:conditional-format>
          <calcext:conditional-format calcext:target-range-address="Carcassone.E21:Carcassone.E2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1:Carcassone.E21">
            <calcext:condition calcext:apply-style-name="pass" calcext:value="=&quot;pass&quot;" calcext:base-cell-address="Carcassone.E21"/>
            <calcext:condition calcext:apply-style-name="no pass" calcext:value="=&quot;no pass&quot;" calcext:base-cell-address="Carcassone.E21"/>
          </calcext:conditional-format>
          <calcext:conditional-format calcext:target-range-address="Carcassone.E22:Carcassone.E2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2:Carcassone.E22">
            <calcext:condition calcext:apply-style-name="pass" calcext:value="=&quot;pass&quot;" calcext:base-cell-address="Carcassone.E22"/>
            <calcext:condition calcext:apply-style-name="no pass" calcext:value="=&quot;no pass&quot;" calcext:base-cell-address="Carcassone.E22"/>
          </calcext:conditional-format>
          <calcext:conditional-format calcext:target-range-address="Carcassone.E28:Carcassone.E28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8:Carcassone.E28">
            <calcext:condition calcext:apply-style-name="pass" calcext:value="=&quot;pass&quot;" calcext:base-cell-address="Carcassone.E28"/>
            <calcext:condition calcext:apply-style-name="no pass" calcext:value="=&quot;no pass&quot;" calcext:base-cell-address="Carcassone.E28"/>
          </calcext:conditional-format>
          <calcext:conditional-format calcext:target-range-address="Carcassone.E29:Carcassone.E29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9:Carcassone.E29">
            <calcext:condition calcext:apply-style-name="pass" calcext:value="=&quot;pass&quot;" calcext:base-cell-address="Carcassone.E29"/>
            <calcext:condition calcext:apply-style-name="no pass" calcext:value="=&quot;no pass&quot;" calcext:base-cell-address="Carcassone.E29"/>
          </calcext:conditional-format>
          <calcext:conditional-format calcext:target-range-address="Carcassone.E30:Carcassone.E3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0:Carcassone.E30">
            <calcext:condition calcext:apply-style-name="pass" calcext:value="=&quot;pass&quot;" calcext:base-cell-address="Carcassone.E30"/>
            <calcext:condition calcext:apply-style-name="no pass" calcext:value="=&quot;no pass&quot;" calcext:base-cell-address="Carcassone.E30"/>
          </calcext:conditional-format>
          <calcext:conditional-format calcext:target-range-address="Carcassone.E31:Carcassone.E3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1:Carcassone.E31">
            <calcext:condition calcext:apply-style-name="pass" calcext:value="=&quot;pass&quot;" calcext:base-cell-address="Carcassone.E31"/>
            <calcext:condition calcext:apply-style-name="no pass" calcext:value="=&quot;no pass&quot;" calcext:base-cell-address="Carcassone.E31"/>
          </calcext:conditional-format>
          <calcext:conditional-format calcext:target-range-address="Carcassone.E32:Carcassone.E3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2:Carcassone.E32">
            <calcext:condition calcext:apply-style-name="pass" calcext:value="=&quot;pass&quot;" calcext:base-cell-address="Carcassone.E32"/>
            <calcext:condition calcext:apply-style-name="no pass" calcext:value="=&quot;no pass&quot;" calcext:base-cell-address="Carcassone.E32"/>
          </calcext:conditional-format>
          <calcext:conditional-format calcext:target-range-address="Carcassone.E33:Carcassone.E33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3:Carcassone.E33">
            <calcext:condition calcext:apply-style-name="pass" calcext:value="=&quot;pass&quot;" calcext:base-cell-address="Carcassone.E33"/>
            <calcext:condition calcext:apply-style-name="no pass" calcext:value="=&quot;no pass&quot;" calcext:base-cell-address="Carcassone.E33"/>
          </calcext:conditional-format>
          <calcext:conditional-format calcext:target-range-address="Carcassone.E38:Carcassone.E38">
            <calcext:condition calcext:apply-style-name="pass" calcext:value="=&quot;pass&quot;" calcext:base-cell-address="Carcassone.E38"/>
            <calcext:condition calcext:apply-style-name="no pass" calcext:value="=&quot;no pass&quot;" calcext:base-cell-address="Carcassone.E38"/>
          </calcext:conditional-format>
          <calcext:conditional-format calcext:target-range-address="Carcassone.E39:Carcassone.E39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9:Carcassone.E39">
            <calcext:condition calcext:apply-style-name="pass" calcext:value="=&quot;pass&quot;" calcext:base-cell-address="Carcassone.E39"/>
            <calcext:condition calcext:apply-style-name="no pass" calcext:value="=&quot;no pass&quot;" calcext:base-cell-address="Carcassone.E39"/>
          </calcext:conditional-format>
          <calcext:conditional-format calcext:target-range-address="Carcassone.E40:Carcassone.E4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0:Carcassone.E40">
            <calcext:condition calcext:apply-style-name="pass" calcext:value="=&quot;pass&quot;" calcext:base-cell-address="Carcassone.E40"/>
            <calcext:condition calcext:apply-style-name="no pass" calcext:value="=&quot;no pass&quot;" calcext:base-cell-address="Carcassone.E40"/>
          </calcext:conditional-format>
          <calcext:conditional-format calcext:target-range-address="Carcassone.E41:Carcassone.E4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1:Carcassone.E41">
            <calcext:condition calcext:apply-style-name="pass" calcext:value="=&quot;pass&quot;" calcext:base-cell-address="Carcassone.E41"/>
            <calcext:condition calcext:apply-style-name="no pass" calcext:value="=&quot;no pass&quot;" calcext:base-cell-address="Carcassone.E41"/>
          </calcext:conditional-format>
          <calcext:conditional-format calcext:target-range-address="Carcassone.E42:Carcassone.E4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2:Carcassone.E42">
            <calcext:condition calcext:apply-style-name="pass" calcext:value="=&quot;pass&quot;" calcext:base-cell-address="Carcassone.E42"/>
            <calcext:condition calcext:apply-style-name="no pass" calcext:value="=&quot;no pass&quot;" calcext:base-cell-address="Carcassone.E42"/>
          </calcext:conditional-format>
          <calcext:conditional-format calcext:target-range-address="Carcassone.E43:Carcassone.E43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3:Carcassone.E43">
            <calcext:condition calcext:apply-style-name="pass" calcext:value="=&quot;pass&quot;" calcext:base-cell-address="Carcassone.E43"/>
            <calcext:condition calcext:apply-style-name="no pass" calcext:value="=&quot;no pass&quot;" calcext:base-cell-address="Carcassone.E43"/>
          </calcext:conditional-format>
          <calcext:conditional-format calcext:target-range-address="Carcassone.E44:Carcassone.E4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4:Carcassone.E44">
            <calcext:condition calcext:apply-style-name="pass" calcext:value="=&quot;pass&quot;" calcext:base-cell-address="Carcassone.E44"/>
            <calcext:condition calcext:apply-style-name="no pass" calcext:value="=&quot;no pass&quot;" calcext:base-cell-address="Carcassone.E44"/>
          </calcext:conditional-format>
          <calcext:conditional-format calcext:target-range-address="Carcassone.E50:Carcassone.E5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0:Carcassone.E50">
            <calcext:condition calcext:apply-style-name="pass" calcext:value="=&quot;pass&quot;" calcext:base-cell-address="Carcassone.E50"/>
            <calcext:condition calcext:apply-style-name="no pass" calcext:value="=&quot;no pass&quot;" calcext:base-cell-address="Carcassone.E50"/>
          </calcext:conditional-format>
          <calcext:conditional-format calcext:target-range-address="Carcassone.E51:Carcassone.E5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1:Carcassone.E51">
            <calcext:condition calcext:apply-style-name="pass" calcext:value="=&quot;pass&quot;" calcext:base-cell-address="Carcassone.E51"/>
            <calcext:condition calcext:apply-style-name="no pass" calcext:value="=&quot;no pass&quot;" calcext:base-cell-address="Carcassone.E51"/>
          </calcext:conditional-format>
          <calcext:conditional-format calcext:target-range-address="Carcassone.E52:Carcassone.E5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2:Carcassone.E52">
            <calcext:condition calcext:apply-style-name="pass" calcext:value="=&quot;pass&quot;" calcext:base-cell-address="Carcassone.E52"/>
            <calcext:condition calcext:apply-style-name="no pass" calcext:value="=&quot;no pass&quot;" calcext:base-cell-address="Carcassone.E52"/>
          </calcext:conditional-format>
          <calcext:conditional-format calcext:target-range-address="Carcassone.E53:Carcassone.E53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3:Carcassone.E53">
            <calcext:condition calcext:apply-style-name="pass" calcext:value="=&quot;pass&quot;" calcext:base-cell-address="Carcassone.E53"/>
            <calcext:condition calcext:apply-style-name="no pass" calcext:value="=&quot;no pass&quot;" calcext:base-cell-address="Carcassone.E53"/>
          </calcext:conditional-format>
          <calcext:conditional-format calcext:target-range-address="Carcassone.E54:Carcassone.E5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4:Carcassone.E54">
            <calcext:condition calcext:apply-style-name="pass" calcext:value="=&quot;pass&quot;" calcext:base-cell-address="Carcassone.E54"/>
            <calcext:condition calcext:apply-style-name="no pass" calcext:value="=&quot;no pass&quot;" calcext:base-cell-address="Carcassone.E54"/>
          </calcext:conditional-format>
          <calcext:conditional-format calcext:target-range-address="Carcassone.E55:Carcassone.E55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5:Carcassone.E55">
            <calcext:condition calcext:apply-style-name="pass" calcext:value="=&quot;pass&quot;" calcext:base-cell-address="Carcassone.E55"/>
            <calcext:condition calcext:apply-style-name="no pass" calcext:value="=&quot;no pass&quot;" calcext:base-cell-address="Carcassone.E55"/>
          </calcext:conditional-format>
          <calcext:conditional-format calcext:target-range-address="Carcassone.E61:Carcassone.E61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E62:Carcassone.E62">
            <calcext:condition calcext:apply-style-name="pass" calcext:value="=&quot;pass&quot;" calcext:base-cell-address="Carcassone.E62"/>
            <calcext:condition calcext:apply-style-name="no pass" calcext:value="=&quot;no pass&quot;" calcext:base-cell-address="Carcassone.E62"/>
          </calcext:conditional-format>
          <calcext:conditional-format calcext:target-range-address="Carcassone.E68:Carcassone.E68">
            <calcext:condition calcext:apply-style-name="pass" calcext:value="=&quot;pass&quot;" calcext:base-cell-address="Carcassone.E68"/>
            <calcext:condition calcext:apply-style-name="no pass" calcext:value="=&quot;no pass&quot;" calcext:base-cell-address="Carcassone.E68"/>
          </calcext:conditional-format>
          <calcext:conditional-format calcext:target-range-address="Carcassone.E69:Carcassone.E69">
            <calcext:condition calcext:apply-style-name="pass" calcext:value="=&quot;pass&quot;" calcext:base-cell-address="Carcassone.E69"/>
            <calcext:condition calcext:apply-style-name="no pass" calcext:value="=&quot;no pass&quot;" calcext:base-cell-address="Carcassone.E69"/>
          </calcext:conditional-format>
          <calcext:conditional-format calcext:target-range-address="Carcassone.E75:Carcassone.E75">
            <calcext:condition calcext:apply-style-name="pass" calcext:value="=&quot;pass&quot;" calcext:base-cell-address="Carcassone.E75"/>
            <calcext:condition calcext:apply-style-name="no pass" calcext:value="=&quot;no pass&quot;" calcext:base-cell-address="Carcassone.E75"/>
          </calcext:conditional-format>
          <calcext:conditional-format calcext:target-range-address="Carcassone.E76:Carcassone.E76">
            <calcext:condition calcext:apply-style-name="pass" calcext:value="=&quot;pass&quot;" calcext:base-cell-address="Carcassone.E76"/>
            <calcext:condition calcext:apply-style-name="no pass" calcext:value="=&quot;no pass&quot;" calcext:base-cell-address="Carcassone.E76"/>
          </calcext:conditional-format>
          <calcext:conditional-format calcext:target-range-address="Carcassone.E77:Carcassone.E77">
            <calcext:condition calcext:apply-style-name="pass" calcext:value="=&quot;pass&quot;" calcext:base-cell-address="Carcassone.E77"/>
            <calcext:condition calcext:apply-style-name="no pass" calcext:value="=&quot;no pass&quot;" calcext:base-cell-address="Carcassone.E77"/>
          </calcext:conditional-format>
          <calcext:conditional-format calcext:target-range-address="Carcassone.E83:Carcassone.E83">
            <calcext:condition calcext:apply-style-name="pass" calcext:value="=&quot;pass&quot;" calcext:base-cell-address="Carcassone.E83"/>
            <calcext:condition calcext:apply-style-name="no pass" calcext:value="=&quot;no pass&quot;" calcext:base-cell-address="Carcassone.E83"/>
          </calcext:conditional-format>
          <calcext:conditional-format calcext:target-range-address="Carcassone.E84:Carcassone.E84">
            <calcext:condition calcext:apply-style-name="pass" calcext:value="=&quot;pass&quot;" calcext:base-cell-address="Carcassone.E84"/>
            <calcext:condition calcext:apply-style-name="no pass" calcext:value="=&quot;no pass&quot;" calcext:base-cell-address="Carcassone.E84"/>
          </calcext:conditional-format>
          <calcext:conditional-format calcext:target-range-address="Carcassone.E90:Carcassone.E90">
            <calcext:condition calcext:apply-style-name="pass" calcext:value="=&quot;pass&quot;" calcext:base-cell-address="Carcassone.E90"/>
            <calcext:condition calcext:apply-style-name="no pass" calcext:value="=&quot;no pass&quot;" calcext:base-cell-address="Carcassone.E90"/>
          </calcext:conditional-format>
          <calcext:conditional-format calcext:target-range-address="Carcassone.E91:Carcassone.E91">
            <calcext:condition calcext:apply-style-name="pass" calcext:value="=&quot;pass&quot;" calcext:base-cell-address="Carcassone.E91"/>
            <calcext:condition calcext:apply-style-name="no pass" calcext:value="=&quot;no pass&quot;" calcext:base-cell-address="Carcassone.E91"/>
          </calcext:conditional-format>
          <calcext:conditional-format calcext:target-range-address="Carcassone.E92:Carcassone.E92">
            <calcext:condition calcext:apply-style-name="pass" calcext:value="=&quot;pass&quot;" calcext:base-cell-address="Carcassone.E92"/>
            <calcext:condition calcext:apply-style-name="no pass" calcext:value="=&quot;no pass&quot;" calcext:base-cell-address="Carcassone.E92"/>
          </calcext:conditional-format>
          <calcext:conditional-format calcext:target-range-address="Carcassone.E98:Carcassone.E98">
            <calcext:condition calcext:apply-style-name="pass" calcext:value="=&quot;pass&quot;" calcext:base-cell-address="Carcassone.E98"/>
            <calcext:condition calcext:apply-style-name="no pass" calcext:value="=&quot;no pass&quot;" calcext:base-cell-address="Carcassone.E98"/>
          </calcext:conditional-format>
          <calcext:conditional-format calcext:target-range-address="Carcassone.E99:Carcassone.E99">
            <calcext:condition calcext:apply-style-name="pass" calcext:value="=&quot;pass&quot;" calcext:base-cell-address="Carcassone.E99"/>
            <calcext:condition calcext:apply-style-name="no pass" calcext:value="=&quot;no pass&quot;" calcext:base-cell-address="Carcassone.E99"/>
          </calcext:conditional-format>
          <calcext:conditional-format calcext:target-range-address="Carcassone.E105:Carcassone.E105">
            <calcext:condition calcext:apply-style-name="pass" calcext:value="=&quot;pass&quot;" calcext:base-cell-address="Carcassone.E105"/>
            <calcext:condition calcext:apply-style-name="no pass" calcext:value="=&quot;no pass&quot;" calcext:base-cell-address="Carcassone.E105"/>
          </calcext:conditional-format>
          <calcext:conditional-format calcext:target-range-address="Carcassone.E106:Carcassone.E106">
            <calcext:condition calcext:apply-style-name="pass" calcext:value="=&quot;pass&quot;" calcext:base-cell-address="Carcassone.E106"/>
            <calcext:condition calcext:apply-style-name="no pass" calcext:value="=&quot;no pass&quot;" calcext:base-cell-address="Carcassone.E106"/>
          </calcext:conditional-format>
          <calcext:conditional-format calcext:target-range-address="Carcassone.E107:Carcassone.E107">
            <calcext:condition calcext:apply-style-name="pass" calcext:value="=&quot;pass&quot;" calcext:base-cell-address="Carcassone.E107"/>
            <calcext:condition calcext:apply-style-name="no pass" calcext:value="=&quot;no pass&quot;" calcext:base-cell-address="Carcassone.E107"/>
          </calcext:conditional-format>
          <calcext:conditional-format calcext:target-range-address="Carcassone.E113:Carcassone.E113">
            <calcext:condition calcext:apply-style-name="pass" calcext:value="=&quot;pass&quot;" calcext:base-cell-address="Carcassone.E113"/>
            <calcext:condition calcext:apply-style-name="no pass" calcext:value="=&quot;no pass&quot;" calcext:base-cell-address="Carcassone.E113"/>
          </calcext:conditional-format>
          <calcext:conditional-format calcext:target-range-address="Carcassone.E114:Carcassone.E114">
            <calcext:condition calcext:apply-style-name="pass" calcext:value="=&quot;pass&quot;" calcext:base-cell-address="Carcassone.E114"/>
            <calcext:condition calcext:apply-style-name="no pass" calcext:value="=&quot;no pass&quot;" calcext:base-cell-address="Carcassone.E114"/>
          </calcext:conditional-format>
          <calcext:conditional-format calcext:target-range-address="Carcassone.E115:Carcassone.E115">
            <calcext:condition calcext:apply-style-name="pass" calcext:value="=&quot;pass&quot;" calcext:base-cell-address="Carcassone.E115"/>
            <calcext:condition calcext:apply-style-name="no pass" calcext:value="=&quot;no pass&quot;" calcext:base-cell-address="Carcassone.E115"/>
          </calcext:conditional-format>
          <calcext:conditional-format calcext:target-range-address="Carcassone.E116:Carcassone.E116">
            <calcext:condition calcext:apply-style-name="pass" calcext:value="=&quot;pass&quot;" calcext:base-cell-address="Carcassone.E116"/>
            <calcext:condition calcext:apply-style-name="no pass" calcext:value="=&quot;no pass&quot;" calcext:base-cell-address="Carcassone.E116"/>
          </calcext:conditional-format>
          <calcext:conditional-format calcext:target-range-address="Carcassone.E122:Carcassone.E122">
            <calcext:condition calcext:apply-style-name="pass" calcext:value="=&quot;pass&quot;" calcext:base-cell-address="Carcassone.E122"/>
            <calcext:condition calcext:apply-style-name="no pass" calcext:value="=&quot;no pass&quot;" calcext:base-cell-address="Carcassone.E122"/>
          </calcext:conditional-format>
          <calcext:conditional-format calcext:target-range-address="Carcassone.E123:Carcassone.E123">
            <calcext:condition calcext:apply-style-name="pass" calcext:value="=&quot;pass&quot;" calcext:base-cell-address="Carcassone.E123"/>
            <calcext:condition calcext:apply-style-name="no pass" calcext:value="=&quot;no pass&quot;" calcext:base-cell-address="Carcassone.E123"/>
          </calcext:conditional-format>
          <calcext:conditional-format calcext:target-range-address="Carcassone.E124:Carcassone.E124">
            <calcext:condition calcext:apply-style-name="pass" calcext:value="=&quot;pass&quot;" calcext:base-cell-address="Carcassone.E124"/>
            <calcext:condition calcext:apply-style-name="no pass" calcext:value="=&quot;no pass&quot;" calcext:base-cell-address="Carcassone.E124"/>
          </calcext:conditional-format>
          <calcext:conditional-format calcext:target-range-address="Carcassone.E130:Carcassone.E130">
            <calcext:condition calcext:apply-style-name="pass" calcext:value="=&quot;pass&quot;" calcext:base-cell-address="Carcassone.E130"/>
            <calcext:condition calcext:apply-style-name="no pass" calcext:value="=&quot;no pass&quot;" calcext:base-cell-address="Carcassone.E130"/>
          </calcext:conditional-format>
          <calcext:conditional-format calcext:target-range-address="Carcassone.E131:Carcassone.E131">
            <calcext:condition calcext:apply-style-name="pass" calcext:value="=&quot;pass&quot;" calcext:base-cell-address="Carcassone.E131"/>
            <calcext:condition calcext:apply-style-name="no pass" calcext:value="=&quot;no pass&quot;" calcext:base-cell-address="Carcassone.E131"/>
          </calcext:conditional-format>
          <calcext:conditional-format calcext:target-range-address="Carcassone.E132:Carcassone.E132">
            <calcext:condition calcext:apply-style-name="pass" calcext:value="=&quot;pass&quot;" calcext:base-cell-address="Carcassone.E132"/>
            <calcext:condition calcext:apply-style-name="no pass" calcext:value="=&quot;no pass&quot;" calcext:base-cell-address="Carcassone.E132"/>
          </calcext:conditional-format>
          <calcext:conditional-format calcext:target-range-address="Carcassone.E133:Carcassone.E133">
            <calcext:condition calcext:apply-style-name="pass" calcext:value="=&quot;pass&quot;" calcext:base-cell-address="Carcassone.E133"/>
            <calcext:condition calcext:apply-style-name="no pass" calcext:value="=&quot;no pass&quot;" calcext:base-cell-address="Carcassone.E133"/>
          </calcext:conditional-format>
          <calcext:conditional-format calcext:target-range-address="Carcassone.E139:Carcassone.E139">
            <calcext:condition calcext:apply-style-name="pass" calcext:value="=&quot;pass&quot;" calcext:base-cell-address="Carcassone.E139"/>
            <calcext:condition calcext:apply-style-name="no pass" calcext:value="=&quot;no pass&quot;" calcext:base-cell-address="Carcassone.E139"/>
          </calcext:conditional-format>
          <calcext:conditional-format calcext:target-range-address="Carcassone.E140:Carcassone.E140">
            <calcext:condition calcext:apply-style-name="pass" calcext:value="=&quot;pass&quot;" calcext:base-cell-address="Carcassone.E140"/>
            <calcext:condition calcext:apply-style-name="no pass" calcext:value="=&quot;no pass&quot;" calcext:base-cell-address="Carcassone.E140"/>
          </calcext:conditional-format>
          <calcext:conditional-format calcext:target-range-address="Carcassone.E141:Carcassone.E141">
            <calcext:condition calcext:apply-style-name="pass" calcext:value="=&quot;pass&quot;" calcext:base-cell-address="Carcassone.E141"/>
            <calcext:condition calcext:apply-style-name="no pass" calcext:value="=&quot;no pass&quot;" calcext:base-cell-address="Carcassone.E141"/>
          </calcext:conditional-format>
          <calcext:conditional-format calcext:target-range-address="Carcassone.E142:Carcassone.E142">
            <calcext:condition calcext:apply-style-name="pass" calcext:value="=&quot;pass&quot;" calcext:base-cell-address="Carcassone.E142"/>
            <calcext:condition calcext:apply-style-name="no pass" calcext:value="=&quot;no pass&quot;" calcext:base-cell-address="Carcassone.E142"/>
          </calcext:conditional-format>
          <calcext:conditional-format calcext:target-range-address="Carcassone.E148:Carcassone.E148">
            <calcext:condition calcext:apply-style-name="pass" calcext:value="=&quot;pass&quot;" calcext:base-cell-address="Carcassone.E148"/>
            <calcext:condition calcext:apply-style-name="no pass" calcext:value="=&quot;no pass&quot;" calcext:base-cell-address="Carcassone.E148"/>
          </calcext:conditional-format>
          <calcext:conditional-format calcext:target-range-address="Carcassone.E149:Carcassone.E149">
            <calcext:condition calcext:apply-style-name="pass" calcext:value="=&quot;pass&quot;" calcext:base-cell-address="Carcassone.E149"/>
            <calcext:condition calcext:apply-style-name="no pass" calcext:value="=&quot;no pass&quot;" calcext:base-cell-address="Carcassone.E149"/>
          </calcext:conditional-format>
          <calcext:conditional-format calcext:target-range-address="Carcassone.E150:Carcassone.E150">
            <calcext:condition calcext:apply-style-name="pass" calcext:value="=&quot;pass&quot;" calcext:base-cell-address="Carcassone.E150"/>
            <calcext:condition calcext:apply-style-name="no pass" calcext:value="=&quot;no pass&quot;" calcext:base-cell-address="Carcassone.E150"/>
          </calcext:conditional-format>
          <calcext:conditional-format calcext:target-range-address="Carcassone.E151:Carcassone.E151">
            <calcext:condition calcext:apply-style-name="pass" calcext:value="=&quot;pass&quot;" calcext:base-cell-address="Carcassone.E151"/>
            <calcext:condition calcext:apply-style-name="no pass" calcext:value="=&quot;no pass&quot;" calcext:base-cell-address="Carcassone.E151"/>
          </calcext:conditional-format>
          <calcext:conditional-format calcext:target-range-address="Carcassone.E157:Carcassone.E157">
            <calcext:condition calcext:apply-style-name="pass" calcext:value="=&quot;pass&quot;" calcext:base-cell-address="Carcassone.E157"/>
            <calcext:condition calcext:apply-style-name="no pass" calcext:value="=&quot;no pass&quot;" calcext:base-cell-address="Carcassone.E157"/>
          </calcext:conditional-format>
          <calcext:conditional-format calcext:target-range-address="Carcassone.E158:Carcassone.E158">
            <calcext:condition calcext:apply-style-name="pass" calcext:value="=&quot;pass&quot;" calcext:base-cell-address="Carcassone.E158"/>
            <calcext:condition calcext:apply-style-name="no pass" calcext:value="=&quot;no pass&quot;" calcext:base-cell-address="Carcassone.E158"/>
          </calcext:conditional-format>
          <calcext:conditional-format calcext:target-range-address="Carcassone.E159:Carcassone.E159">
            <calcext:condition calcext:apply-style-name="pass" calcext:value="=&quot;pass&quot;" calcext:base-cell-address="Carcassone.E159"/>
            <calcext:condition calcext:apply-style-name="no pass" calcext:value="=&quot;no pass&quot;" calcext:base-cell-address="Carcassone.E159"/>
          </calcext:conditional-format>
          <calcext:conditional-format calcext:target-range-address="Carcassone.E160:Carcassone.E160">
            <calcext:condition calcext:apply-style-name="pass" calcext:value="=&quot;pass&quot;" calcext:base-cell-address="Carcassone.E160"/>
            <calcext:condition calcext:apply-style-name="no pass" calcext:value="=&quot;no pass&quot;" calcext:base-cell-address="Carcassone.E160"/>
          </calcext:conditional-format>
          <calcext:conditional-format calcext:target-range-address="Carcassone.E166:Carcassone.E166">
            <calcext:condition calcext:apply-style-name="pass" calcext:value="=&quot;pass&quot;" calcext:base-cell-address="Carcassone.E166"/>
            <calcext:condition calcext:apply-style-name="no pass" calcext:value="=&quot;no pass&quot;" calcext:base-cell-address="Carcassone.E166"/>
          </calcext:conditional-format>
          <calcext:conditional-format calcext:target-range-address="Carcassone.E167:Carcassone.E167">
            <calcext:condition calcext:apply-style-name="pass" calcext:value="=&quot;pass&quot;" calcext:base-cell-address="Carcassone.E167"/>
            <calcext:condition calcext:apply-style-name="no pass" calcext:value="=&quot;no pass&quot;" calcext:base-cell-address="Carcassone.E167"/>
          </calcext:conditional-format>
          <calcext:conditional-format calcext:target-range-address="Carcassone.E173:Carcassone.E173">
            <calcext:condition calcext:apply-style-name="pass" calcext:value="=&quot;pass&quot;" calcext:base-cell-address="Carcassone.E173"/>
            <calcext:condition calcext:apply-style-name="no pass" calcext:value="=&quot;no pass&quot;" calcext:base-cell-address="Carcassone.E173"/>
          </calcext:conditional-format>
          <calcext:conditional-format calcext:target-range-address="Carcassone.E174:Carcassone.E174">
            <calcext:condition calcext:apply-style-name="pass" calcext:value="=&quot;pass&quot;" calcext:base-cell-address="Carcassone.E174"/>
            <calcext:condition calcext:apply-style-name="no pass" calcext:value="=&quot;no pass&quot;" calcext:base-cell-address="Carcassone.E174"/>
          </calcext:conditional-format>
          <calcext:conditional-format calcext:target-range-address="Carcassone.E175:Carcassone.E175">
            <calcext:condition calcext:apply-style-name="pass" calcext:value="=&quot;pass&quot;" calcext:base-cell-address="Carcassone.E175"/>
            <calcext:condition calcext:apply-style-name="no pass" calcext:value="=&quot;no pass&quot;" calcext:base-cell-address="Carcassone.E175"/>
          </calcext:conditional-format>
          <calcext:conditional-format calcext:target-range-address="Carcassone.E176:Carcassone.E176">
            <calcext:condition calcext:apply-style-name="pass" calcext:value="=&quot;pass&quot;" calcext:base-cell-address="Carcassone.E176"/>
            <calcext:condition calcext:apply-style-name="no pass" calcext:value="=&quot;no pass&quot;" calcext:base-cell-address="Carcassone.E176"/>
          </calcext:conditional-format>
          <calcext:conditional-format calcext:target-range-address="Carcassone.E177:Carcassone.E177">
            <calcext:condition calcext:apply-style-name="pass" calcext:value="=&quot;pass&quot;" calcext:base-cell-address="Carcassone.E177"/>
            <calcext:condition calcext:apply-style-name="no pass" calcext:value="=&quot;no pass&quot;" calcext:base-cell-address="Carcassone.E177"/>
          </calcext:conditional-format>
          <calcext:conditional-format calcext:target-range-address="Carcassone.E178:Carcassone.E178">
            <calcext:condition calcext:apply-style-name="pass" calcext:value="=&quot;pass&quot;" calcext:base-cell-address="Carcassone.E178"/>
            <calcext:condition calcext:apply-style-name="no pass" calcext:value="=&quot;no pass&quot;" calcext:base-cell-address="Carcassone.E178"/>
          </calcext:conditional-format>
          <calcext:conditional-format calcext:target-range-address="Carcassone.E179:Carcassone.E179">
            <calcext:condition calcext:apply-style-name="pass" calcext:value="=&quot;pass&quot;" calcext:base-cell-address="Carcassone.E179"/>
            <calcext:condition calcext:apply-style-name="no pass" calcext:value="=&quot;no pass&quot;" calcext:base-cell-address="Carcassone.E179"/>
          </calcext:conditional-format>
          <calcext:conditional-format calcext:target-range-address="Carcassone.E185:Carcassone.E185">
            <calcext:condition calcext:apply-style-name="pass" calcext:value="=&quot;pass&quot;" calcext:base-cell-address="Carcassone.E185"/>
            <calcext:condition calcext:apply-style-name="no pass" calcext:value="=&quot;no pass&quot;" calcext:base-cell-address="Carcassone.E185"/>
          </calcext:conditional-format>
          <calcext:conditional-format calcext:target-range-address="Carcassone.E186:Carcassone.E186">
            <calcext:condition calcext:apply-style-name="pass" calcext:value="=&quot;pass&quot;" calcext:base-cell-address="Carcassone.E186"/>
            <calcext:condition calcext:apply-style-name="no pass" calcext:value="=&quot;no pass&quot;" calcext:base-cell-address="Carcassone.E186"/>
          </calcext:conditional-format>
          <calcext:conditional-format calcext:target-range-address="Carcassone.E187:Carcassone.E187">
            <calcext:condition calcext:apply-style-name="pass" calcext:value="=&quot;pass&quot;" calcext:base-cell-address="Carcassone.E187"/>
            <calcext:condition calcext:apply-style-name="no pass" calcext:value="=&quot;no pass&quot;" calcext:base-cell-address="Carcassone.E187"/>
          </calcext:conditional-format>
          <calcext:conditional-format calcext:target-range-address="Carcassone.E188:Carcassone.E188">
            <calcext:condition calcext:apply-style-name="pass" calcext:value="=&quot;pass&quot;" calcext:base-cell-address="Carcassone.E188"/>
            <calcext:condition calcext:apply-style-name="no pass" calcext:value="=&quot;no pass&quot;" calcext:base-cell-address="Carcassone.E188"/>
          </calcext:conditional-format>
          <calcext:conditional-format calcext:target-range-address="Carcassone.E189:Carcassone.E189">
            <calcext:condition calcext:apply-style-name="pass" calcext:value="=&quot;pass&quot;" calcext:base-cell-address="Carcassone.E189"/>
            <calcext:condition calcext:apply-style-name="no pass" calcext:value="=&quot;no pass&quot;" calcext:base-cell-address="Carcassone.E189"/>
          </calcext:conditional-format>
          <calcext:conditional-format calcext:target-range-address="Carcassone.E190:Carcassone.E190">
            <calcext:condition calcext:apply-style-name="pass" calcext:value="=&quot;pass&quot;" calcext:base-cell-address="Carcassone.E190"/>
            <calcext:condition calcext:apply-style-name="no pass" calcext:value="=&quot;no pass&quot;" calcext:base-cell-address="Carcassone.E190"/>
          </calcext:conditional-format>
          <calcext:conditional-format calcext:target-range-address="Carcassone.E191:Carcassone.E191">
            <calcext:condition calcext:apply-style-name="pass" calcext:value="=&quot;pass&quot;" calcext:base-cell-address="Carcassone.E191"/>
            <calcext:condition calcext:apply-style-name="no pass" calcext:value="=&quot;no pass&quot;" calcext:base-cell-address="Carcassone.E191"/>
          </calcext:conditional-format>
          <calcext:conditional-format calcext:target-range-address="Carcassone.E197:Carcassone.E197">
            <calcext:condition calcext:apply-style-name="pass" calcext:value="=&quot;pass&quot;" calcext:base-cell-address="Carcassone.E197"/>
            <calcext:condition calcext:apply-style-name="no pass" calcext:value="=&quot;no pass&quot;" calcext:base-cell-address="Carcassone.E197"/>
          </calcext:conditional-format>
          <calcext:conditional-format calcext:target-range-address="Carcassone.E198:Carcassone.E198">
            <calcext:condition calcext:apply-style-name="pass" calcext:value="=&quot;pass&quot;" calcext:base-cell-address="Carcassone.E198"/>
            <calcext:condition calcext:apply-style-name="no pass" calcext:value="=&quot;no pass&quot;" calcext:base-cell-address="Carcassone.E198"/>
          </calcext:conditional-format>
          <calcext:conditional-format calcext:target-range-address="Carcassone.E199:Carcassone.E199">
            <calcext:condition calcext:apply-style-name="pass" calcext:value="=&quot;pass&quot;" calcext:base-cell-address="Carcassone.E199"/>
            <calcext:condition calcext:apply-style-name="no pass" calcext:value="=&quot;no pass&quot;" calcext:base-cell-address="Carcassone.E199"/>
          </calcext:conditional-format>
          <calcext:conditional-format calcext:target-range-address="Carcassone.E200:Carcassone.E200">
            <calcext:condition calcext:apply-style-name="pass" calcext:value="=&quot;pass&quot;" calcext:base-cell-address="Carcassone.E200"/>
            <calcext:condition calcext:apply-style-name="no pass" calcext:value="=&quot;no pass&quot;" calcext:base-cell-address="Carcassone.E200"/>
          </calcext:conditional-format>
          <calcext:conditional-format calcext:target-range-address="Carcassone.E201:Carcassone.E201">
            <calcext:condition calcext:apply-style-name="pass" calcext:value="=&quot;pass&quot;" calcext:base-cell-address="Carcassone.E201"/>
            <calcext:condition calcext:apply-style-name="no pass" calcext:value="=&quot;no pass&quot;" calcext:base-cell-address="Carcassone.E201"/>
          </calcext:conditional-format>
          <calcext:conditional-format calcext:target-range-address="Carcassone.E202:Carcassone.E202">
            <calcext:condition calcext:apply-style-name="pass" calcext:value="=&quot;pass&quot;" calcext:base-cell-address="Carcassone.E202"/>
            <calcext:condition calcext:apply-style-name="no pass" calcext:value="=&quot;no pass&quot;" calcext:base-cell-address="Carcassone.E202"/>
          </calcext:conditional-format>
          <calcext:conditional-format calcext:target-range-address="Carcassone.E203:Carcassone.E203">
            <calcext:condition calcext:apply-style-name="pass" calcext:value="=&quot;pass&quot;" calcext:base-cell-address="Carcassone.E203"/>
            <calcext:condition calcext:apply-style-name="no pass" calcext:value="=&quot;no pass&quot;" calcext:base-cell-address="Carcassone.E203"/>
          </calcext:conditional-format>
          <calcext:conditional-format calcext:target-range-address="Carcassone.E209:Carcassone.E209">
            <calcext:condition calcext:apply-style-name="pass" calcext:value="=&quot;pass&quot;" calcext:base-cell-address="Carcassone.E209"/>
            <calcext:condition calcext:apply-style-name="no pass" calcext:value="=&quot;no pass&quot;" calcext:base-cell-address="Carcassone.E209"/>
          </calcext:conditional-format>
          <calcext:conditional-format calcext:target-range-address="Carcassone.E210:Carcassone.E210">
            <calcext:condition calcext:apply-style-name="pass" calcext:value="=&quot;pass&quot;" calcext:base-cell-address="Carcassone.E210"/>
            <calcext:condition calcext:apply-style-name="no pass" calcext:value="=&quot;no pass&quot;" calcext:base-cell-address="Carcassone.E210"/>
          </calcext:conditional-format>
          <calcext:conditional-format calcext:target-range-address="Carcassone.E211:Carcassone.E211">
            <calcext:condition calcext:apply-style-name="pass" calcext:value="=&quot;pass&quot;" calcext:base-cell-address="Carcassone.E211"/>
            <calcext:condition calcext:apply-style-name="no pass" calcext:value="=&quot;no pass&quot;" calcext:base-cell-address="Carcassone.E211"/>
          </calcext:conditional-format>
          <calcext:conditional-format calcext:target-range-address="Carcassone.E212:Carcassone.E212">
            <calcext:condition calcext:apply-style-name="pass" calcext:value="=&quot;pass&quot;" calcext:base-cell-address="Carcassone.E212"/>
            <calcext:condition calcext:apply-style-name="no pass" calcext:value="=&quot;no pass&quot;" calcext:base-cell-address="Carcassone.E212"/>
          </calcext:conditional-format>
          <calcext:conditional-format calcext:target-range-address="Carcassone.E213:Carcassone.E213">
            <calcext:condition calcext:apply-style-name="pass" calcext:value="=&quot;pass&quot;" calcext:base-cell-address="Carcassone.E213"/>
            <calcext:condition calcext:apply-style-name="no pass" calcext:value="=&quot;no pass&quot;" calcext:base-cell-address="Carcassone.E213"/>
          </calcext:conditional-format>
          <calcext:conditional-format calcext:target-range-address="Carcassone.E214:Carcassone.E214">
            <calcext:condition calcext:apply-style-name="pass" calcext:value="=&quot;pass&quot;" calcext:base-cell-address="Carcassone.E214"/>
            <calcext:condition calcext:apply-style-name="no pass" calcext:value="=&quot;no pass&quot;" calcext:base-cell-address="Carcassone.E214"/>
          </calcext:conditional-format>
          <calcext:conditional-format calcext:target-range-address="Carcassone.E215:Carcassone.E215">
            <calcext:condition calcext:apply-style-name="pass" calcext:value="=&quot;pass&quot;" calcext:base-cell-address="Carcassone.E215"/>
            <calcext:condition calcext:apply-style-name="no pass" calcext:value="=&quot;no pass&quot;" calcext:base-cell-address="Carcassone.E215"/>
          </calcext:conditional-format>
          <calcext:conditional-format calcext:target-range-address="Carcassone.E221:Carcassone.E22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22:Carcassone.E22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23:Carcassone.E22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29:Carcassone.E22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0:Carcassone.E23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1:Carcassone.E23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7:Carcassone.E23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8:Carcassone.E23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9:Carcassone.E23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0:Carcassone.E24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6:Carcassone.E24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7:Carcassone.E24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8:Carcassone.E24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54:Carcassone.E25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55:Carcassone.E25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56:Carcassone.E25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62:Carcassone.E26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63:Carcassone.E26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64:Carcassone.E26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0:Carcassone.E27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1:Carcassone.E27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2:Carcassone.E27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3:Carcassone.E27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9:Carcassone.E27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0:Carcassone.E28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1:Carcassone.E28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7:Carcassone.E28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8:Carcassone.E28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9:Carcassone.E28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95:Carcassone.E29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96:Carcassone.E29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97:Carcassone.E29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3:Carcassone.E30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4:Carcassone.E30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5:Carcassone.E30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6:Carcassone.E30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12:Carcassone.E31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13:Carcassone.E31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14:Carcassone.E31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0:Carcassone.E32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1:Carcassone.E32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2:Carcassone.E32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8:Carcassone.E32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9:Carcassone.E32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0:Carcassone.E33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6:Carcassone.E33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7:Carcassone.E33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8:Carcassone.E33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9:Carcassone.E33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45:Carcassone.E34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46:Carcassone.E34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47:Carcassone.E34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53:Carcassone.E35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54:Carcassone.E35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55:Carcassone.E35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1:Carcassone.E36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2:Carcassone.E36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3:Carcassone.E36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9:Carcassone.E36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0:Carcassone.E37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1:Carcassone.E37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2:Carcassone.E37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8:Carcassone.E37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9:Carcassone.E37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0:Carcassone.E38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6:Carcassone.E38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7:Carcassone.E38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8:Carcassone.E38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9:Carcassone.E38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0:Carcassone.E39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6:Carcassone.E39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7:Carcassone.E39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8:Carcassone.E39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9:Carcassone.E39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0:Carcassone.E40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1:Carcassone.E40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2:Carcassone.E40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6:Carcassone.E41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5:Carcassone.E41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4:Carcassone.E41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3:Carcassone.E41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2:Carcassone.E41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1:Carcassone.E41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0:Carcassone.E41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9:Carcassone.E40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8:Carcassone.E40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5:Carcassone.E42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4:Carcassone.E42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3:Carcassone.E42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2:Carcassone.E42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2:Carcassone.E43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1:Carcassone.E43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3:Carcassone.E43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9:Carcassone.E43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40:Carcassone.E44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41:Carcassone.E44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F10:Carcassone.F10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11:Carcassone.F11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17:Carcassone.F17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18:Carcassone.F18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19:Carcassone.F19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20:Carcassone.F20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21:Carcassone.F21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22:Carcassone.F22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28:Carcassone.F28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29:Carcassone.F29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30:Carcassone.F30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31:Carcassone.F31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32:Carcassone.F32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33:Carcassone.F33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39:Carcassone.F39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40:Carcassone.F40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41:Carcassone.F41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42:Carcassone.F42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43:Carcassone.F43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44:Carcassone.F44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50:Carcassone.F50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51:Carcassone.F51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52:Carcassone.F52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53:Carcassone.F53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54:Carcassone.F54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55:Carcassone.F55">
            <calcext:condition calcext:apply-style-name="pass" calcext:value="=&quot;pass&quot;" calcext:base-cell-address="Carcassone.F4"/>
            <calcext:condition calcext:apply-style-name="no pass" calcext:value="=&quot;no pass&quot;" calcext:base-cell-address="Carcassone.F4"/>
          </calcext:conditional-format>
          <calcext:conditional-format calcext:target-range-address="Carcassone.F61:Carcassone.F61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62:Carcassone.F62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68:Carcassone.F68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69:Carcassone.F69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75:Carcassone.F75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76:Carcassone.F76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77:Carcassone.F77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83:Carcassone.F83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84:Carcassone.F84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90:Carcassone.F90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91:Carcassone.F91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92:Carcassone.F92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98:Carcassone.F98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99:Carcassone.F99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05:Carcassone.F105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06:Carcassone.F106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07:Carcassone.F107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13:Carcassone.F113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14:Carcassone.F114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15:Carcassone.F115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16:Carcassone.F116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22:Carcassone.F122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23:Carcassone.F123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24:Carcassone.F124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30:Carcassone.F130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31:Carcassone.F131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32:Carcassone.F132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33:Carcassone.F133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39:Carcassone.F139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40:Carcassone.F140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41:Carcassone.F141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42:Carcassone.F142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F149:Carcassone.F149">
            <calcext:condition calcext:apply-style-name="pass" calcext:value="=&quot;pass&quot;" calcext:base-cell-address="Carcassone.F142"/>
            <calcext:condition calcext:apply-style-name="no pass" calcext:value="=&quot;no pass&quot;" calcext:base-cell-address="Carcassone.F142"/>
          </calcext:conditional-format>
          <calcext:conditional-format calcext:target-range-address="Carcassone.F150:Carcassone.F150">
            <calcext:condition calcext:apply-style-name="pass" calcext:value="=&quot;pass&quot;" calcext:base-cell-address="Carcassone.F142"/>
            <calcext:condition calcext:apply-style-name="no pass" calcext:value="=&quot;no pass&quot;" calcext:base-cell-address="Carcassone.F142"/>
          </calcext:conditional-format>
          <calcext:conditional-format calcext:target-range-address="Carcassone.F151:Carcassone.F151">
            <calcext:condition calcext:apply-style-name="pass" calcext:value="=&quot;pass&quot;" calcext:base-cell-address="Carcassone.F142"/>
            <calcext:condition calcext:apply-style-name="no pass" calcext:value="=&quot;no pass&quot;" calcext:base-cell-address="Carcassone.F142"/>
          </calcext:conditional-format>
          <calcext:conditional-format calcext:target-range-address="Carcassone.F157:Carcassone.F157">
            <calcext:condition calcext:apply-style-name="pass" calcext:value="=&quot;pass&quot;" calcext:base-cell-address="Carcassone.E157"/>
            <calcext:condition calcext:apply-style-name="no pass" calcext:value="=&quot;no pass&quot;" calcext:base-cell-address="Carcassone.E157"/>
          </calcext:conditional-format>
          <calcext:conditional-format calcext:target-range-address="Carcassone.F158:Carcassone.F158">
            <calcext:condition calcext:apply-style-name="pass" calcext:value="=&quot;pass&quot;" calcext:base-cell-address="Carcassone.E157"/>
            <calcext:condition calcext:apply-style-name="no pass" calcext:value="=&quot;no pass&quot;" calcext:base-cell-address="Carcassone.E157"/>
          </calcext:conditional-format>
          <calcext:conditional-format calcext:target-range-address="Carcassone.F159:Carcassone.F159">
            <calcext:condition calcext:apply-style-name="pass" calcext:value="=&quot;pass&quot;" calcext:base-cell-address="Carcassone.E157"/>
            <calcext:condition calcext:apply-style-name="no pass" calcext:value="=&quot;no pass&quot;" calcext:base-cell-address="Carcassone.E157"/>
          </calcext:conditional-format>
          <calcext:conditional-format calcext:target-range-address="Carcassone.F160:Carcassone.F160">
            <calcext:condition calcext:apply-style-name="pass" calcext:value="=&quot;pass&quot;" calcext:base-cell-address="Carcassone.E157"/>
            <calcext:condition calcext:apply-style-name="no pass" calcext:value="=&quot;no pass&quot;" calcext:base-cell-address="Carcassone.E157"/>
          </calcext:conditional-format>
          <calcext:conditional-format calcext:target-range-address="Carcassone.F166:Carcassone.F166">
            <calcext:condition calcext:apply-style-name="pass" calcext:value="=&quot;pass&quot;" calcext:base-cell-address="Carcassone.E167"/>
            <calcext:condition calcext:apply-style-name="no pass" calcext:value="=&quot;no pass&quot;" calcext:base-cell-address="Carcassone.E167"/>
          </calcext:conditional-format>
          <calcext:conditional-format calcext:target-range-address="Carcassone.F167:Carcassone.F167">
            <calcext:condition calcext:apply-style-name="pass" calcext:value="=&quot;pass&quot;" calcext:base-cell-address="Carcassone.E167"/>
            <calcext:condition calcext:apply-style-name="no pass" calcext:value="=&quot;no pass&quot;" calcext:base-cell-address="Carcassone.E167"/>
          </calcext:conditional-format>
          <calcext:conditional-format calcext:target-range-address="Carcassone.F174:Carcassone.F174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75:Carcassone.F175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76:Carcassone.F176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77:Carcassone.F177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78:Carcassone.F178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79:Carcassone.F179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85:Carcassone.F185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86:Carcassone.F186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87:Carcassone.F187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88:Carcassone.F188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89:Carcassone.F189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90:Carcassone.F190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91:Carcassone.F191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97:Carcassone.F197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98:Carcassone.F198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199:Carcassone.F199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00:Carcassone.F200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01:Carcassone.F201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02:Carcassone.F202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03:Carcassone.F203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09:Carcassone.F209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10:Carcassone.F210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11:Carcassone.F211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12:Carcassone.F212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13:Carcassone.F213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14:Carcassone.F214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15:Carcassone.F215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21:Carcassone.F221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22:Carcassone.F222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23:Carcassone.F223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29:Carcassone.F229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30:Carcassone.F230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31:Carcassone.F231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37:Carcassone.F237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38:Carcassone.F238">
            <calcext:condition calcext:apply-style-name="pass" calcext:value="=&quot;pass&quot;" calcext:base-cell-address="Carcassone.F173"/>
            <calcext:condition calcext:apply-style-name="no pass" calcext:value="=&quot;no pass&quot;" calcext:base-cell-address="Carcassone.F173"/>
          </calcext:conditional-format>
          <calcext:conditional-format calcext:target-range-address="Carcassone.F239:Carcassone.F239">
            <calcext:condition calcext:apply-style-name="pass" calcext:value="=&quot;pass&quot;" calcext:base-cell-address="Carcassone.E238"/>
            <calcext:condition calcext:apply-style-name="no pass" calcext:value="=&quot;no pass&quot;" calcext:base-cell-address="Carcassone.E238"/>
          </calcext:conditional-format>
          <calcext:conditional-format calcext:target-range-address="Carcassone.F240:Carcassone.F240">
            <calcext:condition calcext:apply-style-name="pass" calcext:value="=&quot;pass&quot;" calcext:base-cell-address="Carcassone.E238"/>
            <calcext:condition calcext:apply-style-name="no pass" calcext:value="=&quot;no pass&quot;" calcext:base-cell-address="Carcassone.E238"/>
          </calcext:conditional-format>
          <calcext:conditional-format calcext:target-range-address="Carcassone.F246:Carcassone.F24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47:Carcassone.F247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48:Carcassone.F248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55:Carcassone.F255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54:Carcassone.F254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56:Carcassone.F25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70:Carcassone.F27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71:Carcassone.F271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72:Carcassone.F27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73:Carcassone.F273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79:Carcassone.F27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80:Carcassone.F28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81:Carcassone.F281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95:Carcassone.F295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296:Carcassone.F29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03:Carcassone.F303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04:Carcassone.F304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05:Carcassone.F305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06:Carcassone.F30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12:Carcassone.F31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13:Carcassone.F313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14:Carcassone.F314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28:Carcassone.F328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29:Carcassone.F32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30:Carcassone.F33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36:Carcassone.F33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37:Carcassone.F337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38:Carcassone.F338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39:Carcassone.F33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45:Carcassone.F345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46:Carcassone.F34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47:Carcassone.F347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69:Carcassone.F36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70:Carcassone.F37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71:Carcassone.F371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72:Carcassone.F37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78:Carcassone.F378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79:Carcassone.F37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80:Carcassone.F38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98:Carcassone.F398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399:Carcassone.F39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01:Carcassone.F401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00:Carcassone.F40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02:Carcassone.F40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08:Carcassone.F408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09:Carcassone.F40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0:Carcassone.F41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1:Carcassone.F411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2:Carcassone.F41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3:Carcassone.F413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4:Carcassone.F414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5:Carcassone.F415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16:Carcassone.F416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22:Carcassone.F42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23:Carcassone.F423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24:Carcassone.F424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25:Carcassone.F425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31:Carcassone.F431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32:Carcassone.F432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33:Carcassone.F433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39:Carcassone.F439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F440:Carcassone.F440">
            <calcext:condition calcext:apply-style-name="pass" calcext:value="=&quot;pass&quot;" calcext:base-cell-address="Carcassone.E246"/>
            <calcext:condition calcext:apply-style-name="no pass" calcext:value="=&quot;no pass&quot;" calcext:base-cell-address="Carcassone.E246"/>
          </calcext:conditional-format>
          <calcext:conditional-format calcext:target-range-address="Carcassone.G2:Carcassone.G2">
            <calcext:condition calcext:apply-style-name="pass" calcext:value="=&quot;pass&quot;" calcext:base-cell-address="Carcassone.F2"/>
            <calcext:condition calcext:apply-style-name="no pass" calcext:value="=&quot;no pass&quot;" calcext:base-cell-address="Carcassone.F2"/>
          </calcext:conditional-format>
        </calcext:conditional-formats>
      </table:table>
      <table:table table:name="Arkusz2" table:style-name="ta1">
        <table:table-column table:style-name="co1" table:default-cell-style-name="ce409"/>
        <table:table-column table:style-name="co1" table:number-columns-repeated="3" table:default-cell-style-name="ce411"/>
        <table:table-column table:style-name="co1" table:number-columns-repeated="7" table:default-cell-style-name="Default"/>
        <table:table-row table:style-name="ro2">
          <table:table-cell table:style-name="ce407" office:value-type="string" calcext:value-type="string">
            <text:p>id</text:p>
          </table:table-cell>
          <table:table-cell table:style-name="ce407" office:value-type="string" calcext:value-type="string" table:number-columns-spanned="3" table:number-rows-spanned="1">
            <text:p>title</text:p>
          </table:table-cell>
          <table:covered-table-cell table:number-columns-repeated="2" table:style-name="ce409"/>
          <table:table-cell table:number-columns-repeated="7"/>
        </table:table-row>
        <table:table-row table:style-name="ro2">
          <table:table-cell table:style-name="ce408" office:value-type="string" calcext:value-type="string">
            <text:p>steps</text:p>
          </table:table-cell>
          <table:table-cell table:style-name="ce408" office:value-type="string" calcext:value-type="string">
            <text:p>action</text:p>
          </table:table-cell>
          <table:table-cell table:style-name="ce408" office:value-type="string" calcext:value-type="string">
            <text:p>expected result</text:p>
          </table:table-cell>
          <table:table-cell table:style-name="ce408" office:value-type="string" calcext:value-type="string">
            <text:p>result 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ce412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table:style-name="ce413"/>
          <table:table-cell table:style-name="ce414"/>
          <table:table-cell table:style-name="ce4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"/>
        </table:table-row>
        <calcext:conditional-formats>
          <calcext:conditional-format calcext:target-range-address="Arkusz2.I9:Arkusz2.I9">
            <calcext:condition calcext:apply-style-name="Bez tytułu3" calcext:value="=y" calcext:base-cell-address="Arkusz2.I9"/>
          </calcext:conditional-format>
          <calcext:conditional-format calcext:target-range-address="Arkusz2.K10:Arkusz2.K10">
            <calcext:condition calcext:apply-style-name="Default" calcext:value="=[$Arkusz2.$J$10]" calcext:base-cell-address="Arkusz2.K10"/>
          </calcext:conditional-format>
          <calcext:conditional-format calcext:target-range-address="Arkusz2.J10:Arkusz2.J10">
            <calcext:condition calcext:apply-style-name="Bez tytułu3" calcext:value="=&quot;tww&quot;" calcext:base-cell-address="Arkusz2.J10"/>
            <calcext:condition calcext:apply-style-name="Bez tytułu4" calcext:value="=10" calcext:base-cell-address="Arkusz2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99ff33" loext:vertical-justify="auto"/>
      <style:paragraph-properties css3t:text-justify="auto"/>
    </style:style>
    <style:style style:name="Bez_20_tytułu2" style:display-name="Bez tytułu2" style:family="table-cell" style:parent-style-name="Default">
      <style:table-cell-properties fo:background-color="#ff0000"/>
    </style:style>
    <style:style style:name="Bez_20_tytułu3" style:display-name="Bez tytułu3" style:family="table-cell" style:parent-style-name="Default">
      <style:table-cell-properties fo:background-color="#66cc99"/>
    </style:style>
    <style:style style:name="Bez_20_tytułu4" style:display-name="Bez tytułu4" style:family="table-cell" style:parent-style-name="Default">
      <style:table-cell-properties fo:background-color="#66ff99"/>
    </style:style>
    <style:style style:name="pass" style:family="table-cell" style:parent-style-name="Default">
      <style:table-cell-properties fo:background-color="#00cc00"/>
    </style:style>
    <style:style style:name="no_20_pass" style:display-name="no pass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7:45:54.72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13:05.548000000</meta:creation-date>
    <dc:date>2018-02-20T17:56:00.814000000</dc:date>
    <meta:editing-duration>PT3H53M57S</meta:editing-duration>
    <meta:editing-cycles>53</meta:editing-cycles>
    <meta:generator>LibreOffice/5.0.6.3$Windows_x86 LibreOffice_project/490fc03b25318460cfc54456516ea2519c11d1aa</meta:generator>
    <meta:document-statistic meta:table-count="2" meta:cell-count="1429" meta:object-count="0"/>
  </office:meta>
</office:document-meta>
</file>